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2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T1_3" style:family="text">
      <style:text-properties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justify" fo:break-before="auto" fo:line-height="107%" fo:margin-top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justify" fo:break-before="auto" fo:line-height="107%" fo:margin-top="0cm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justify" fo:break-before="auto" fo:line-height="107%" fo:margin-top="0cm" style:writing-mode="lr-tb"/>
    </style:style>
    <style:style style:name="T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text-align="justify" fo:break-before="auto" fo:line-height="107%" fo:margin-top="0cm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text-align="justify" fo:break-before="auto" fo:text-indent="0cm" fo:line-height="107%" fo:margin-left="1.27cm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text-align="justify" fo:break-before="auto" fo:text-indent="0cm" fo:line-height="107%" fo:margin-left="1.27cm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text-align="justify" fo:break-before="auto" fo:line-height="107%" fo:margin-top="0cm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text-align="justify" fo:break-before="auto" fo:line-height="107%" fo:margin-top="0cm" style:writing-mode="lr-tb"/>
    </style:style>
    <style:style style:name="T10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0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text-align="justify" fo:break-before="auto" fo:line-height="107%" fo:margin-top="0cm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text-align="justify" fo:break-before="auto" fo:line-height="107%" fo:margin-top="0cm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3" style:family="paragraph" style:parent-style-name="Standard">
      <style:paragraph-properties fo:text-align="justify" fo:break-before="auto" fo:line-height="107%" fo:margin-top="0cm" style:writing-mode="lr-tb"/>
    </style:style>
    <style:style style:name="T1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text-align="justify" fo:break-before="auto" fo:line-height="107%" fo:margin-top="0cm" style:writing-mode="lr-tb"/>
    </style:style>
    <style:style style:name="T14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4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paragraph-properties fo:text-align="justify" fo:break-before="auto" fo:line-height="107%" fo:margin-top="0cm" style:writing-mode="lr-tb"/>
    </style:style>
    <style:style style:name="T1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6" style:family="paragraph" style:parent-style-name="Standard">
      <style:paragraph-properties fo:text-align="justify" fo:break-before="auto" fo:line-height="107%" fo:margin-top="0cm" style:writing-mode="lr-tb"/>
    </style:style>
    <style:style style:name="T1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text-align="justify" fo:break-before="auto" fo:line-height="107%" fo:margin-top="0cm" style:writing-mode="lr-tb"/>
    </style:style>
    <style:style style:name="T1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text-align="justify" fo:break-before="auto" fo:line-height="107%" fo:margin-top="0cm" style:writing-mode="lr-tb"/>
    </style:style>
    <style:style style:name="T1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9" style:family="paragraph" style:parent-style-name="Standard">
      <style:paragraph-properties fo:text-align="justify" fo:break-before="auto" fo:line-height="107%" fo:margin-top="0cm" fo:margin-bottom="0cm" style:writing-mode="lr-tb"/>
    </style:style>
    <style:style style:name="T1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3.201cm"/>
    </style:style>
    <style:style style:name="Column2" style:family="table-column">
      <style:table-column-properties style:column-width="13.309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6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3.492cm"/>
    </style:style>
    <style:style style:name="Column4" style:family="table-column">
      <style:table-column-properties style:column-width="13.018cm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5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3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4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4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4_4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6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7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6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6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8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3" style:family="table">
      <style:table-properties table:align="left" style:width="16.51cm" fo:margin-left="0cm"/>
    </style:style>
    <style:style style:name="Column5" style:family="table-column">
      <style:table-column-properties style:column-width="3.572cm"/>
    </style:style>
    <style:style style:name="Column6" style:family="table-column">
      <style:table-column-properties style:column-width="12.938cm"/>
    </style:style>
    <style:style style:name="Row19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2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3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4" style:family="table-row"/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5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fo:background-color="#ffffff" style:text-line-through-style="none" fo:font-style="normal" style:font-style-asian="normal" style:font-style-complex="normal" fo:color="#333333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" style:family="text">
      <style:text-properties fo:background-color="#ffffff" style:text-line-through-style="none" fo:font-style="normal" style:font-style-asian="normal" style:font-style-complex="normal" fo:color="#333333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" style:family="text">
      <style:text-properties fo:background-color="#ffffff" style:text-line-through-style="none" fo:font-style="normal" style:font-style-asian="normal" style:font-style-complex="normal" fo:color="#333333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4" style:family="text">
      <style:text-properties fo:background-color="#ffffff" style:text-line-through-style="none" fo:font-style="normal" style:font-style-asian="normal" style:font-style-complex="normal" fo:color="#333333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6" style:family="table-row"/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3_1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2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3_8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9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0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1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2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3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4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5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6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7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3_18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4_1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2" style:family="text">
      <style:text-properties fo:background-color="#ffffff" style:text-line-through-style="none" fo:font-style="normal" style:font-style-asian="normal" style:font-style-complex="normal" fo:color="#333333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7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28" style:family="table-row"/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4" style:family="table">
      <style:table-properties table:align="left" style:width="16.51cm" fo:margin-left="0cm"/>
    </style:style>
    <style:style style:name="Column7" style:family="table-column">
      <style:table-column-properties style:column-width="3.678cm"/>
    </style:style>
    <style:style style:name="Column8" style:family="table-column">
      <style:table-column-properties style:column-width="12.832cm"/>
    </style:style>
    <style:style style:name="Row29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1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2" style:family="table-row"/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3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1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4" style:family="table-row"/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1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5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left" fo:break-before="auto" fo:text-indent="0cm" fo:line-height="107%" fo:margin-top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6" style:family="table-row"/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37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5" style:family="table">
      <style:table-properties table:align="left" style:width="16.51cm" fo:margin-left="0cm"/>
    </style:style>
    <style:style style:name="Column9" style:family="table-column">
      <style:table-column-properties style:column-width="3.704cm"/>
    </style:style>
    <style:style style:name="Column10" style:family="table-column">
      <style:table-column-properties style:column-width="12.806cm"/>
    </style:style>
    <style:style style:name="Row38" style:family="table-row"/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0" style:family="table-row"/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2" style:family="table-row"/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3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4" style:family="table-row"/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5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6" style:family="table-row"/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8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5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6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left" fo:break-before="auto" fo:text-indent="0cm" fo:line-height="100%" fo:margin-top="0cm" fo:margin-left="1.27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1.27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break-before="auto" fo:line-height="115%" style:writing-mode="lr-tb"/>
    </style:style>
    <style:style style:name="P17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6" style:family="table">
      <style:table-properties table:align="left" style:width="16.51cm" fo:margin-left="0cm"/>
    </style:style>
    <style:style style:name="Column11" style:family="table-column">
      <style:table-column-properties style:column-width="3.863cm"/>
    </style:style>
    <style:style style:name="Column12" style:family="table-column">
      <style:table-column-properties style:column-width="12.647cm"/>
    </style:style>
    <style:style style:name="Row47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49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0" style:family="table-row"/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1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0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2" style:family="table-row"/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3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4" style:family="table-row"/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8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line-height="115%" style:writing-mode="lr-tb"/>
    </style:style>
    <style:style style:name="P19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7" style:family="table">
      <style:table-properties table:align="left" style:width="16.51cm" fo:margin-left="0cm"/>
    </style:style>
    <style:style style:name="Column13" style:family="table-column">
      <style:table-column-properties style:column-width="4.128cm"/>
    </style:style>
    <style:style style:name="Column14" style:family="table-column">
      <style:table-column-properties style:column-width="12.382cm"/>
    </style:style>
    <style:style style:name="Row55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7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8" style:family="table-row"/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59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0" style:family="table-row"/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2" style:family="table-row"/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1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11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0cm"/>
    </style:style>
    <style:style style:name="Column15" style:family="table-column">
      <style:table-column-properties style:column-width="4.18cm"/>
    </style:style>
    <style:style style:name="Column16" style:family="table-column">
      <style:table-column-properties style:column-width="12.33cm"/>
    </style:style>
    <style:style style:name="Row63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4" style:family="table-row"/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5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6" style:family="table-row"/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7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8" style:family="table-row"/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69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0" style:family="table-row"/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8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2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2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1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24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9" style:family="table">
      <style:table-properties table:align="left" style:width="16.51cm" fo:margin-left="0cm"/>
    </style:style>
    <style:style style:name="Column17" style:family="table-column">
      <style:table-column-properties style:column-width="4.128cm"/>
    </style:style>
    <style:style style:name="Column18" style:family="table-column">
      <style:table-column-properties style:column-width="12.382cm"/>
    </style:style>
    <style:style style:name="Row72" style:family="table-row"/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3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4" style:family="table-row"/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5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6" style:family="table-row"/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7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8" style:family="table-row"/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79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7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5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5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0" style:family="table-row"/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69" style:family="paragraph" style:parent-style-name="Standard">
      <style:paragraph-properties fo:break-before="auto" fo:line-height="115%" style:writing-mode="lr-tb"/>
    </style:style>
    <style:style style:name="P27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0" style:family="table">
      <style:table-properties table:align="left" style:width="16.51cm" fo:margin-left="0cm"/>
    </style:style>
    <style:style style:name="Column19" style:family="table-column">
      <style:table-column-properties style:column-width="4.128cm"/>
    </style:style>
    <style:style style:name="Column20" style:family="table-column">
      <style:table-column-properties style:column-width="12.382cm"/>
    </style:style>
    <style:style style:name="Row81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2" style:family="table-row"/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3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4" style:family="table-row"/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7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5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6" style:family="table-row"/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7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8" style:family="table-row"/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8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8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89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6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break-before="auto" fo:line-height="115%" style:writing-mode="lr-tb"/>
    </style:style>
    <style:style style:name="P299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1" style:family="table">
      <style:table-properties table:align="left" style:width="16.51cm" fo:margin-left="0cm"/>
    </style:style>
    <style:style style:name="Column21" style:family="table-column">
      <style:table-column-properties style:column-width="4.366cm"/>
    </style:style>
    <style:style style:name="Column22" style:family="table-column">
      <style:table-column-properties style:column-width="12.144cm"/>
    </style:style>
    <style:style style:name="Row90" style:family="table-row"/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1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2" style:family="table-row"/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3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4" style:family="table-row"/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09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5" style:family="table-row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6" style:family="table-row"/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4_3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97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6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1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1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20" style:family="paragraph" style:parent-style-name="Standard">
      <style:paragraph-properties fo:break-before="auto" fo:line-height="115%" style:writing-mode="lr-tb"/>
    </style:style>
    <style:style style:name="P3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22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323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2" style:family="table">
      <style:table-properties table:align="left" style:width="16.51cm" fo:margin-left="0cm"/>
    </style:style>
    <style:style style:name="Column23" style:family="table-column">
      <style:table-column-properties style:column-width="4.339cm"/>
    </style:style>
    <style:style style:name="Column24" style:family="table-column">
      <style:table-column-properties style:column-width="12.171cm"/>
    </style:style>
    <style:style style:name="Row98" style:family="table-row"/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9" style:family="table-row"/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0" style:family="table-row"/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2" style:family="table-row"/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3" style:family="table-row"/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4" style:family="table-row"/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5" style:family="table-row"/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4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4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4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break-before="auto" fo:line-height="115%" style:writing-mode="lr-tb"/>
    </style:style>
    <style:style style:name="P345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3" style:family="table">
      <style:table-properties table:align="left" style:width="16.51cm" fo:margin-left="0cm"/>
    </style:style>
    <style:style style:name="Column25" style:family="table-column">
      <style:table-column-properties style:column-width="4.683cm"/>
    </style:style>
    <style:style style:name="Column26" style:family="table-column">
      <style:table-column-properties style:column-width="11.827cm"/>
    </style:style>
    <style:style style:name="Row106" style:family="table-row"/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7" style:family="table-row"/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8" style:family="table-row"/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09" style:family="table-row"/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0" style:family="table-row"/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5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1" style:family="table-row"/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2" style:family="table-row"/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59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3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62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2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63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64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65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4" style:family="table-row"/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6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6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break-before="auto" fo:line-height="115%" style:writing-mode="lr-tb"/>
    </style:style>
    <style:style style:name="P37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4" style:family="table">
      <style:table-properties table:align="left" style:width="16.51cm" fo:margin-left="0cm"/>
    </style:style>
    <style:style style:name="Column27" style:family="table-column">
      <style:table-column-properties style:column-width="4.366cm"/>
    </style:style>
    <style:style style:name="Column28" style:family="table-column">
      <style:table-column-properties style:column-width="12.144cm"/>
    </style:style>
    <style:style style:name="Row115" style:family="table-row"/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6" style:family="table-row"/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7" style:family="table-row"/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7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8" style:family="table-row"/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19" style:family="table-row"/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2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0_3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0" style:family="table-row"/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1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2" style:family="table-row"/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6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8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8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3" style:family="table-row"/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9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2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break-before="auto" fo:line-height="115%" style:writing-mode="lr-tb"/>
    </style:style>
    <style:style style:name="Table15" style:family="table">
      <style:table-properties table:align="left" style:width="16.51cm" fo:margin-left="0cm"/>
    </style:style>
    <style:style style:name="Column29" style:family="table-column">
      <style:table-column-properties style:column-width="4.604cm"/>
    </style:style>
    <style:style style:name="Column30" style:family="table-column">
      <style:table-column-properties style:column-width="11.906cm"/>
    </style:style>
    <style:style style:name="Row124" style:family="table-row"/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39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5" style:family="table-row"/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6" style:family="table-row"/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9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7" style:family="table-row"/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8" style:family="table-row"/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3_2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9" style:family="table-row"/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0" style:family="table-row"/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1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0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9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0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09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0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1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1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2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1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2" style:family="table-row"/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1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4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5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6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1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6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6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1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1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18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19" style:family="paragraph" style:parent-style-name="Standard">
      <style:paragraph-properties fo:break-before="auto" fo:line-height="115%" style:writing-mode="lr-tb"/>
    </style:style>
    <style:style style:name="P420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P42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6" style:family="table">
      <style:table-properties table:align="left" style:width="16.51cm" fo:margin-left="0cm"/>
    </style:style>
    <style:style style:name="Column31" style:family="table-column">
      <style:table-column-properties style:column-width="4.366cm"/>
    </style:style>
    <style:style style:name="Column32" style:family="table-column">
      <style:table-column-properties style:column-width="12.144cm"/>
    </style:style>
    <style:style style:name="Row133" style:family="table-row"/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2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4" style:family="table-row"/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5" style:family="table-row"/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2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6" style:family="table-row"/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2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7" style:family="table-row"/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8" style:family="table-row"/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3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39" style:family="table-row"/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5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0" style:family="table-row"/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1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2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2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2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2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7_2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3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3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38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3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3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40" style:family="paragraph" style:parent-style-name="Standard">
      <style:paragraph-properties fo:break-before="auto" fo:line-height="115%" style:writing-mode="lr-tb"/>
    </style:style>
    <style:style style:name="P441" style:family="paragraph" style:parent-style-name="Standard">
      <style:paragraph-properties fo:break-before="auto" fo:line-height="115%" style:writing-mode="lr-tb"/>
      <style:text-properties style:font-name="Times New Roman" style:font-name-asian="Times New Roman" style:font-name-complex="Times New Roman"/>
    </style:style>
    <style:style style:name="Table17" style:family="table">
      <style:table-properties table:align="left" style:width="16.51cm" fo:margin-left="0cm"/>
    </style:style>
    <style:style style:name="Column33" style:family="table-column">
      <style:table-column-properties style:column-width="4.498cm"/>
    </style:style>
    <style:style style:name="Column34" style:family="table-column">
      <style:table-column-properties style:column-width="12.012cm"/>
    </style:style>
    <style:style style:name="Row141" style:family="table-row"/>
    <style:style style:name="Cell2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2" style:family="table-row"/>
    <style:style style:name="Cell2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3" style:family="table-row"/>
    <style:style style:name="Cell2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4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4" style:family="table-row"/>
    <style:style style:name="Cell2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5" style:family="table-row"/>
    <style:style style:name="Cell2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1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6" style:family="table-row"/>
    <style:style style:name="Cell2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3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3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7" style:family="table-row"/>
    <style:style style:name="Cell2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4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4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4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5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5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48" style:family="table-row"/>
    <style:style style:name="Cell2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6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6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6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2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7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57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7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58" style:family="paragraph" style:parent-style-name="Standard">
      <style:paragraph-properties fo:text-align="left" fo:break-before="auto" fo:line-height="100%" fo:margin-top="0cm" fo:margin-right="0cm" style:writing-mode="lr-tb"/>
    </style:style>
    <style:style style:name="T458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8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8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8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8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8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458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59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45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46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USE</text:span><text:span text:style-name="T1_2"><text:s/></text:span><text:span text:style-name="T1_3">CASES</text:span></text:p>
      <text:list text:style-name="LS1" xml:id="list0">
        <text:list-item>
          <text:p text:style-name="P2"><text:span text:style-name="T2_1">Signup</text:span></text:p>
        </text:list-item>
        <text:list-item>
          <text:p text:style-name="P3"><text:span text:style-name="T3_1">Login</text:span></text:p>
        </text:list-item>
        <text:list-item>
          <text:p text:style-name="P4"><text:span text:style-name="T4_1">Forgot</text:span><text:span text:style-name="T4_2"><text:s/></text:span><text:span text:style-name="T4_3">Password</text:span></text:p>
        </text:list-item>
        <text:list-item>
          <text:p text:style-name="P5"><text:span text:style-name="T5_1">Password</text:span><text:span text:style-name="T5_2"><text:s/></text:span><text:span text:style-name="T5_3">Reset</text:span></text:p>
        </text:list-item>
        <text:list-item>
          <text:p text:style-name="P6"><text:span text:style-name="T6_1">Disease</text:span><text:span text:style-name="T6_2"><text:s/></text:span><text:span text:style-name="T6_3">Records</text:span><text:span text:style-name="T6_4"><text:s/></text:span><text:span text:style-name="T6_5">Maintenance</text:span></text:p>
        </text:list-item>
      </text:list>
      <text:p text:style-name="P7"><text:span text:style-name="T7_1">5.1<text:s/></text:span><text:span text:style-name="T7_2">Symptoms</text:span><text:span text:style-name="T7_3"><text:s/></text:span><text:span text:style-name="T7_4">Records</text:span><text:span text:style-name="T7_5"><text:s/></text:span><text:span text:style-name="T7_6">Maintenance</text:span></text:p>
      <text:p text:style-name="P8"><text:span text:style-name="T8_1">5.2<text:s/></text:span><text:span text:style-name="T8_2">Diagnostic</text:span><text:span text:style-name="T8_3"><text:s/></text:span><text:span text:style-name="T8_4">Questions</text:span><text:span text:style-name="T8_5"><text:s/></text:span><text:span text:style-name="T8_6">Records</text:span><text:span text:style-name="T8_7"><text:s/></text:span><text:span text:style-name="T8_8">Maintenance</text:span><text:span text:style-name="T8_9"><text:s/></text:span></text:p>
      <text:list text:style-name="LS1" xml:id="list5" text:continue-list="list0">
        <text:list-item>
          <text:p text:style-name="P9"><text:span text:style-name="T9_1">Patient</text:span><text:span text:style-name="T9_2"><text:s/></text:span><text:span text:style-name="T9_3">Accounts</text:span><text:span text:style-name="T9_4"><text:s/></text:span><text:span text:style-name="T9_5">Maintenance</text:span></text:p>
        </text:list-item>
        <text:list-item>
          <text:p text:style-name="P10"><text:span text:style-name="T10_1">Doctor</text:span><text:span text:style-name="T10_2"><text:s/></text:span><text:span text:style-name="T10_3">Accounts</text:span><text:span text:style-name="T10_4"><text:s/></text:span><text:span text:style-name="T10_5">Maintenance</text:span></text:p>
        </text:list-item>
        <text:list-item>
          <text:p text:style-name="P11"><text:span text:style-name="T11_1">Nurse</text:span><text:span text:style-name="T11_2"><text:s/></text:span><text:span text:style-name="T11_3">Accounts</text:span><text:span text:style-name="T11_4"><text:s/></text:span><text:span text:style-name="T11_5">Maintenance</text:span></text:p>
        </text:list-item>
        <text:list-item>
          <text:p text:style-name="P12"><text:span text:style-name="T12_1">Appointment</text:span><text:span text:style-name="T12_2"><text:s/></text:span><text:span text:style-name="T12_3">Confirmation</text:span></text:p>
        </text:list-item>
        <text:list-item>
          <text:p text:style-name="P13"><text:span text:style-name="T13_1">Generate</text:span><text:span text:style-name="T13_2"><text:s/></text:span><text:span text:style-name="T13_3">Initial</text:span><text:span text:style-name="T13_4"><text:s/></text:span><text:span text:style-name="T13_5">Diagnosis</text:span></text:p>
        </text:list-item>
        <text:list-item>
          <text:p text:style-name="P14"><text:span text:style-name="T14_1">View</text:span><text:span text:style-name="T14_2"><text:s/></text:span><text:span text:style-name="T14_3">Health</text:span><text:span text:style-name="T14_4"><text:s/></text:span><text:span text:style-name="T14_5">Record</text:span></text:p>
        </text:list-item>
        <text:list-item>
          <text:p text:style-name="P15"><text:span text:style-name="T15_1">Doctor</text:span><text:span text:style-name="T15_2"><text:s/></text:span><text:span text:style-name="T15_3">Referral</text:span></text:p>
        </text:list-item>
        <text:list-item>
          <text:p text:style-name="P16"><text:span text:style-name="T16_1">Return</text:span><text:span text:style-name="T16_2"><text:s/></text:span><text:span text:style-name="T16_3">Final</text:span><text:span text:style-name="T16_4"><text:s/></text:span><text:span text:style-name="T16_5">Diagnosis</text:span></text:p>
        </text:list-item>
        <text:list-item>
          <text:p text:style-name="P17"><text:span text:style-name="T17_1">Assessment</text:span></text:p>
        </text:list-item>
        <text:list-item>
          <text:p text:style-name="P18"><text:span text:style-name="T18_1">Request</text:span><text:span text:style-name="T18_2"><text:s/></text:span><text:span text:style-name="T18_3">Appointment</text:span></text:p>
        </text:list-item>
        <text:list-item>
          <text:p text:style-name="P19"><text:span text:style-name="T19_1">Send</text:span><text:span text:style-name="T19_2"><text:s/></text:span><text:span text:style-name="T19_3">Examination</text:span></text:p>
        </text:list-item>
      </text:list>
      <text:p text:style-name="P20"/>
      <text:p text:style-name="P21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2"><text:span text:style-name="T22_1">Sign</text:span><text:span text:style-name="T22_2"><text:s/></text:span><text:span text:style-name="T22_3">up</text:span><text:span text:style-name="T22_4"><text:s/></text:span><text:span text:style-name="T22_5">Use</text:span><text:span text:style-name="T22_6"><text:s/></text:span><text:span text:style-name="T22_7">Case</text:span></text:p>
          </table:table-cell>
          <table:table-cell table:style-name="Cell2">
            <text:p text:style-name="P23"/>
          </table:table-cell>
        </table:table-row>
        <table:table-row table:style-name="Row2">
          <table:table-cell table:style-name="Cell3">
            <text:p text:style-name="P24"><text:span text:style-name="T24_1">ID</text:span></text:p>
          </table:table-cell>
          <table:table-cell table:style-name="Cell4">
            <text:p text:style-name="P25"><text:span text:style-name="T25_1">1</text:span></text:p>
          </table:table-cell>
        </table:table-row>
        <table:table-row table:style-name="Row3">
          <table:table-cell table:style-name="Cell5">
            <text:p text:style-name="P26"><text:span text:style-name="T26_1">Name</text:span></text:p>
          </table:table-cell>
          <table:table-cell table:style-name="Cell6">
            <text:p text:style-name="P27"><text:span text:style-name="T27_1">Sign</text:span><text:span text:style-name="T27_2"><text:s/></text:span><text:span text:style-name="T27_3">up</text:span></text:p>
          </table:table-cell>
        </table:table-row>
        <table:table-row table:style-name="Row4">
          <table:table-cell table:style-name="Cell7">
            <text:p text:style-name="P28"><text:span text:style-name="T28_1">Actor</text:span></text:p>
          </table:table-cell>
          <table:table-cell table:style-name="Cell8">
            <text:p text:style-name="P29"><text:span text:style-name="T29_1">Doctor</text:span><text:span text:style-name="T29_2">/</text:span><text:span text:style-name="T29_3">Nurse</text:span><text:span text:style-name="T29_4">/</text:span><text:span text:style-name="T29_5">Admin</text:span></text:p>
          </table:table-cell>
        </table:table-row>
        <table:table-row table:style-name="Row5">
          <table:table-cell table:style-name="Cell9">
            <text:p text:style-name="P30"><text:span text:style-name="T30_1">Description</text:span></text:p>
          </table:table-cell>
          <table:table-cell table:style-name="Cell10">
            <text:p text:style-name="P31"><text:span text:style-name="T31_1">Doctor</text:span><text:span text:style-name="T31_2">/</text:span><text:span text:style-name="T31_3">Nurse</text:span><text:span text:style-name="T31_4">/</text:span><text:span text:style-name="T31_5">Admin</text:span><text:span text:style-name="T31_6"><text:s/></text:span><text:span text:style-name="T31_7">creates</text:span><text:span text:style-name="T31_8"><text:s/></text:span><text:span text:style-name="T31_9">an</text:span><text:span text:style-name="T31_10"><text:s/></text:span><text:span text:style-name="T31_11">account</text:span><text:span text:style-name="T31_12"><text:s/></text:span><text:span text:style-name="T31_13">to</text:span><text:span text:style-name="T31_14"><text:s/></text:span><text:span text:style-name="T31_15">access</text:span><text:span text:style-name="T31_16"><text:s/></text:span><text:span text:style-name="T31_17">the</text:span><text:span text:style-name="T31_18"><text:s/></text:span><text:span text:style-name="T31_19">system</text:span><text:span text:style-name="T31_20">.</text:span></text:p>
          </table:table-cell>
        </table:table-row>
        <table:table-row table:style-name="Row6">
          <table:table-cell table:style-name="Cell11">
            <text:p text:style-name="P32"><text:span text:style-name="T32_1">Pre</text:span><text:span text:style-name="T32_2">-</text:span><text:span text:style-name="T32_3">condition</text:span></text:p>
          </table:table-cell>
          <table:table-cell table:style-name="Cell12">
            <text:p text:style-name="P33"><text:span text:style-name="T33_1">Doctor</text:span><text:span text:style-name="T33_2">/</text:span><text:span text:style-name="T33_3">Nurse</text:span><text:span text:style-name="T33_4">/</text:span><text:span text:style-name="T33_5">Admin</text:span><text:span text:style-name="T33_6"><text:s/></text:span><text:span text:style-name="T33_7">has</text:span><text:span text:style-name="T33_8"><text:s/></text:span><text:span text:style-name="T33_9">username</text:span><text:span text:style-name="T33_10">,<text:s/></text:span><text:span text:style-name="T33_11">email</text:span><text:span text:style-name="T33_12"><text:s/></text:span><text:span text:style-name="T33_13">address</text:span><text:span text:style-name="T33_14"><text:s/></text:span><text:span text:style-name="T33_15">and</text:span><text:span text:style-name="T33_16"><text:s/></text:span><text:span text:style-name="T33_17">password</text:span><text:span text:style-name="T33_18">.</text:span></text:p>
          </table:table-cell>
        </table:table-row>
        <table:table-row table:style-name="Row7">
          <table:table-cell table:style-name="Cell13">
            <text:p text:style-name="P34"><text:span text:style-name="T34_1">Post</text:span><text:span text:style-name="T34_2">-</text:span><text:span text:style-name="T34_3">condition</text:span></text:p>
          </table:table-cell>
          <table:table-cell table:style-name="Cell14">
            <text:p text:style-name="P35"><text:span text:style-name="T35_1">Redirected</text:span><text:span text:style-name="T35_2"><text:s/></text:span><text:span text:style-name="T35_3">to</text:span><text:span text:style-name="T35_4"><text:s/></text:span><text:span text:style-name="T35_5">login</text:span><text:span text:style-name="T35_6"><text:s/></text:span><text:span text:style-name="T35_7">page</text:span><text:span text:style-name="T35_8"><text:s/></text:span><text:span text:style-name="T35_9">once</text:span><text:span text:style-name="T35_10"><text:s/></text:span><text:span text:style-name="T35_11">the</text:span><text:span text:style-name="T35_12"><text:s/></text:span><text:span text:style-name="T35_13">account</text:span><text:span text:style-name="T35_14"><text:s/></text:span><text:span text:style-name="T35_15">is</text:span><text:span text:style-name="T35_16"><text:s/></text:span><text:span text:style-name="T35_17">created</text:span><text:span text:style-name="T35_18">.</text:span></text:p>
          </table:table-cell>
        </table:table-row>
        <table:table-row table:style-name="Row8">
          <table:table-cell table:style-name="Cell15">
            <text:p text:style-name="P36"><text:span text:style-name="T36_1">Main</text:span><text:span text:style-name="T36_2"><text:s/></text:span><text:span text:style-name="T36_3">Course</text:span></text:p>
          </table:table-cell>
          <table:table-cell table:style-name="Cell16">
            <text:list text:style-name="LS2" xml:id="list16">
              <text:list-item>
                <text:p text:style-name="P37"><text:span text:style-name="T37_1">Doctor</text:span><text:span text:style-name="T37_2">/</text:span><text:span text:style-name="T37_3">nurse</text:span><text:span text:style-name="T37_4">/</text:span><text:span text:style-name="T37_5">admin</text:span><text:span text:style-name="T37_6"><text:s/></text:span><text:span text:style-name="T37_7">clicks</text:span><text:span text:style-name="T37_8"><text:s/></text:span><text:span text:style-name="T37_9">on</text:span><text:span text:style-name="T37_10"><text:s/></text:span><text:span text:style-name="T37_11">sign</text:span><text:span text:style-name="T37_12"><text:s/></text:span><text:span text:style-name="T37_13">up</text:span><text:span text:style-name="T37_14"><text:s/></text:span><text:span text:style-name="T37_15">button</text:span><text:span text:style-name="T37_16">.</text:span></text:p>
              </text:list-item>
              <text:list-item>
                <text:p text:style-name="P38"><text:span text:style-name="T38_1">Doctor</text:span><text:span text:style-name="T38_2">/</text:span><text:span text:style-name="T38_3">nurse</text:span><text:span text:style-name="T38_4">/</text:span><text:span text:style-name="T38_5">admin</text:span><text:span text:style-name="T38_6"><text:s/></text:span><text:span text:style-name="T38_7">adds</text:span><text:span text:style-name="T38_8"><text:s/></text:span><text:span text:style-name="T38_9">his</text:span><text:span text:style-name="T38_10">/</text:span><text:span text:style-name="T38_11">her</text:span><text:span text:style-name="T38_12"><text:s/></text:span><text:span text:style-name="T38_13">profile</text:span><text:span text:style-name="T38_14"><text:s/></text:span><text:span text:style-name="T38_15">picture</text:span><text:span text:style-name="T38_16"><text:s/></text:span><text:span text:style-name="T38_17">by</text:span><text:span text:style-name="T38_18"><text:s/></text:span><text:span text:style-name="T38_19">clicking</text:span><text:span text:style-name="T38_20"><text:s/></text:span><text:span text:style-name="T38_21">the</text:span><text:span text:style-name="T38_22"><text:s/></text:span><text:span text:style-name="T38_23">browse</text:span><text:span text:style-name="T38_24"><text:s/></text:span><text:span text:style-name="T38_25">button</text:span><text:span text:style-name="T38_26">.</text:span></text:p>
              </text:list-item>
              <text:list-item>
                <text:p text:style-name="P39"><text:span text:style-name="T39_1">Doctor</text:span><text:span text:style-name="T39_2">/</text:span><text:span text:style-name="T39_3">nurse</text:span><text:span text:style-name="T39_4">/</text:span><text:span text:style-name="T39_5">admin</text:span><text:span text:style-name="T39_6"><text:s/></text:span><text:span text:style-name="T39_7">enters</text:span><text:span text:style-name="T39_8"><text:s/></text:span><text:span text:style-name="T39_9">username</text:span><text:span text:style-name="T39_10">,<text:s/></text:span><text:span text:style-name="T39_11">email</text:span><text:span text:style-name="T39_12"><text:s/></text:span><text:span text:style-name="T39_13">address</text:span><text:span text:style-name="T39_14"><text:s/></text:span><text:span text:style-name="T39_15">and</text:span><text:span text:style-name="T39_16"><text:s/></text:span><text:span text:style-name="T39_17">enters</text:span><text:span text:style-name="T39_18"><text:s/></text:span><text:span text:style-name="T39_19">password</text:span><text:span text:style-name="T39_20"><text:s/></text:span><text:span text:style-name="T39_21">twice</text:span><text:span text:style-name="T39_22"><text:s/></text:span><text:span text:style-name="T39_23">for</text:span><text:span text:style-name="T39_24"><text:s/></text:span><text:span text:style-name="T39_25">verification</text:span><text:span text:style-name="T39_26">.</text:span></text:p>
              </text:list-item>
              <text:list-item>
                <text:p text:style-name="P40"><text:span text:style-name="T40_1">The</text:span><text:span text:style-name="T40_2"><text:s/></text:span><text:span text:style-name="T40_3">doctor</text:span><text:span text:style-name="T40_4">/</text:span><text:span text:style-name="T40_5">nurse</text:span><text:span text:style-name="T40_6">/</text:span><text:span text:style-name="T40_7">admin</text:span><text:span text:style-name="T40_8"><text:s/></text:span><text:span text:style-name="T40_9">click</text:span><text:span text:style-name="T40_10"><text:s/></text:span><text:span text:style-name="T40_11">sign</text:span><text:span text:style-name="T40_12"><text:s/></text:span><text:span text:style-name="T40_13">up</text:span><text:span text:style-name="T40_14">.</text:span></text:p>
              </text:list-item>
              <text:list-item>
                <text:p text:style-name="P41"><text:span text:style-name="T41_1">The</text:span><text:span text:style-name="T41_2"><text:s/></text:span><text:span text:style-name="T41_3">system</text:span><text:span text:style-name="T41_4"><text:s/></text:span><text:span text:style-name="T41_5">checks</text:span><text:span text:style-name="T41_6"><text:s/></text:span><text:span text:style-name="T41_7">the</text:span><text:span text:style-name="T41_8"><text:s/></text:span><text:span text:style-name="T41_9">information</text:span><text:span text:style-name="T41_10">.</text:span></text:p>
              </text:list-item>
              <text:list-item>
                <text:p text:style-name="P42"><text:span text:style-name="T42_1">New</text:span><text:span text:style-name="T42_2"><text:s/></text:span><text:span text:style-name="T42_3">account</text:span><text:span text:style-name="T42_4"><text:s/></text:span><text:span text:style-name="T42_5">has</text:span><text:span text:style-name="T42_6"><text:s/></text:span><text:span text:style-name="T42_7">been</text:span><text:span text:style-name="T42_8"><text:s/></text:span><text:span text:style-name="T42_9">created</text:span><text:span text:style-name="T42_10">.</text:span></text:p>
              </text:list-item>
              <text:list-item>
                <text:p text:style-name="P43"><text:span text:style-name="T43_1">Exit</text:span><text:span text:style-name="T43_2">.</text:span></text:p>
              </text:list-item>
            </text:list>
          </table:table-cell>
        </table:table-row>
        <table:table-row table:style-name="Row9">
          <table:table-cell table:style-name="Cell17">
            <text:p text:style-name="P44"><text:span text:style-name="T44_1">Exception</text:span></text:p>
          </table:table-cell>
          <table:table-cell table:style-name="Cell18">
            <text:p text:style-name="P45"><text:span text:style-name="T45_1"><text:s text:c="6"/>3.1.<text:s/></text:span><text:span text:style-name="T45_2">Password</text:span><text:span text:style-name="T45_3"><text:s/></text:span><text:span text:style-name="T45_4">did</text:span><text:span text:style-name="T45_5"><text:s/></text:span><text:span text:style-name="T45_6">not</text:span><text:span text:style-name="T45_7"><text:s/></text:span><text:span text:style-name="T45_8">match</text:span><text:span text:style-name="T45_9">.</text:span></text:p>
            <text:list text:style-name="LS3" xml:id="list23">
              <text:list-item>
                <text:p text:style-name="P46"><text:span text:style-name="T46_1">The</text:span><text:span text:style-name="T46_2"><text:s/></text:span><text:span text:style-name="T46_3">doctor</text:span><text:span text:style-name="T46_4">/</text:span><text:span text:style-name="T46_5">nurse</text:span><text:span text:style-name="T46_6">/</text:span><text:span text:style-name="T46_7">admin</text:span><text:span text:style-name="T46_8"><text:s/></text:span><text:span text:style-name="T46_9">will</text:span><text:span text:style-name="T46_10"><text:s/></text:span><text:span text:style-name="T46_11">be</text:span><text:span text:style-name="T46_12"><text:s/></text:span><text:span text:style-name="T46_13">informed</text:span><text:span text:style-name="T46_14"><text:s/></text:span><text:span text:style-name="T46_15">that</text:span><text:span text:style-name="T46_16"><text:s/></text:span><text:span text:style-name="T46_17">the</text:span><text:span text:style-name="T46_18"><text:s/></text:span><text:span text:style-name="T46_19">details</text:span><text:span text:style-name="T46_20"><text:s/></text:span><text:span text:style-name="T46_21">entered</text:span><text:span text:style-name="T46_22"><text:s/></text:span><text:span text:style-name="T46_23">are</text:span><text:span text:style-name="T46_24"><text:s/></text:span><text:span text:style-name="T46_25">invalid</text:span><text:span text:style-name="T46_26">.</text:span></text:p>
              </text:list-item>
              <text:list-item>
                <text:p text:style-name="P47"><text:span text:style-name="T47_1">Repeat</text:span><text:span text:style-name="T47_2"><text:s/></text:span><text:span text:style-name="T47_3">step</text:span><text:span text:style-name="T47_4"><text:s/>2.</text:span></text:p>
              </text:list-item>
            </text:list>
            <text:p text:style-name="P48"><text:span text:style-name="T48_1"><text:s text:c="6"/>5.1.<text:s/></text:span><text:span text:style-name="T48_2">There</text:span><text:span text:style-name="T48_3">’</text:span><text:span text:style-name="T48_4">s</text:span><text:span text:style-name="T48_5"><text:s/></text:span><text:span text:style-name="T48_6">an</text:span><text:span text:style-name="T48_7"><text:s/></text:span><text:span text:style-name="T48_8">input</text:span><text:span text:style-name="T48_9"><text:s/></text:span><text:span text:style-name="T48_10">boxes</text:span><text:span text:style-name="T48_11"><text:s/></text:span><text:span text:style-name="T48_12">that</text:span><text:span text:style-name="T48_13"><text:s/></text:span><text:span text:style-name="T48_14">has</text:span><text:span text:style-name="T48_15"><text:s/></text:span><text:span text:style-name="T48_16">left</text:span><text:span text:style-name="T48_17"><text:s/></text:span><text:span text:style-name="T48_18">blank</text:span><text:span text:style-name="T48_19">.</text:span></text:p>
            <text:list text:style-name="LS4" xml:id="list25">
              <text:list-item>
                <text:p text:style-name="P49"><text:span text:style-name="T49_1">The</text:span><text:span text:style-name="T49_2"><text:s/></text:span><text:span text:style-name="T49_3">doctor</text:span><text:span text:style-name="T49_4">/</text:span><text:span text:style-name="T49_5">nurse</text:span><text:span text:style-name="T49_6">/</text:span><text:span text:style-name="T49_7">admin</text:span><text:span text:style-name="T49_8"><text:s/></text:span><text:span text:style-name="T49_9">will</text:span><text:span text:style-name="T49_10"><text:s/></text:span><text:span text:style-name="T49_11">be</text:span><text:span text:style-name="T49_12"><text:s/></text:span><text:span text:style-name="T49_13">informed</text:span><text:span text:style-name="T49_14"><text:s/></text:span><text:span text:style-name="T49_15">to</text:span><text:span text:style-name="T49_16"><text:s/></text:span><text:span text:style-name="T49_17">fill</text:span><text:span text:style-name="T49_18"><text:s/></text:span><text:span text:style-name="T49_19">in</text:span><text:span text:style-name="T49_20"><text:s/></text:span><text:span text:style-name="T49_21">all</text:span><text:span text:style-name="T49_22"><text:s/></text:span><text:span text:style-name="T49_23">the</text:span><text:span text:style-name="T49_24"><text:s/></text:span><text:span text:style-name="T49_25">input</text:span><text:span text:style-name="T49_26"><text:s/></text:span><text:span text:style-name="T49_27">boxes</text:span><text:span text:style-name="T49_28">.</text:span></text:p>
              </text:list-item>
              <text:list-item>
                <text:p text:style-name="P50"><text:span text:style-name="T50_1">Repeat</text:span><text:span text:style-name="T50_2"><text:s/></text:span><text:span text:style-name="T50_3">step</text:span><text:span text:style-name="T50_4"><text:s/>2.</text:span></text:p>
              </text:list-item>
            </text:list>
          </table:table-cell>
        </table:table-row>
      </table:table>
      <text:p text:style-name="P51"/>
      <text:p text:style-name="P52"/>
      <table:table table:style-name="Table2">
        <table:table-column table:style-name="Column3"/>
        <table:table-column table:style-name="Column4"/>
        <table:table-row table:style-name="Row10">
          <table:table-cell table:style-name="Cell19">
            <text:p text:style-name="P53"><text:span text:style-name="T53_1">Log</text:span><text:span text:style-name="T53_2"><text:s/></text:span><text:span text:style-name="T53_3">in</text:span><text:span text:style-name="T53_4"><text:s/></text:span><text:span text:style-name="T53_5">Use</text:span><text:span text:style-name="T53_6"><text:s/></text:span><text:span text:style-name="T53_7">Case</text:span></text:p>
          </table:table-cell>
          <table:table-cell table:style-name="Cell20">
            <text:p text:style-name="P54"/>
          </table:table-cell>
        </table:table-row>
        <table:table-row table:style-name="Row11">
          <table:table-cell table:style-name="Cell21">
            <text:p text:style-name="P55"><text:span text:style-name="T55_1">ID</text:span></text:p>
          </table:table-cell>
          <table:table-cell table:style-name="Cell22">
            <text:p text:style-name="P56"><text:span text:style-name="T56_1">2</text:span></text:p>
          </table:table-cell>
        </table:table-row>
        <table:table-row table:style-name="Row12">
          <table:table-cell table:style-name="Cell23">
            <text:p text:style-name="P57"><text:span text:style-name="T57_1">Name</text:span></text:p>
          </table:table-cell>
          <table:table-cell table:style-name="Cell24">
            <text:p text:style-name="P58"><text:span text:style-name="T58_1">Log</text:span><text:span text:style-name="T58_2"><text:s/></text:span><text:span text:style-name="T58_3">in</text:span></text:p>
          </table:table-cell>
        </table:table-row>
        <table:table-row table:style-name="Row13">
          <table:table-cell table:style-name="Cell25">
            <text:p text:style-name="P59"><text:span text:style-name="T59_1">Actor</text:span></text:p>
          </table:table-cell>
          <table:table-cell table:style-name="Cell26">
            <text:p text:style-name="P60"><text:span text:style-name="T60_1">Doctor</text:span><text:span text:style-name="T60_2">/</text:span><text:span text:style-name="T60_3">Nurse</text:span><text:span text:style-name="T60_4">/</text:span><text:span text:style-name="T60_5">Admin</text:span></text:p>
          </table:table-cell>
        </table:table-row>
        <table:table-row table:style-name="Row14">
          <table:table-cell table:style-name="Cell27">
            <text:p text:style-name="P61"><text:span text:style-name="T61_1">Description</text:span></text:p>
          </table:table-cell>
          <table:table-cell table:style-name="Cell28">
            <text:p text:style-name="P62"><text:span text:style-name="T62_1">Doctor</text:span><text:span text:style-name="T62_2">/</text:span><text:span text:style-name="T62_3">Nurse</text:span><text:span text:style-name="T62_4">/</text:span><text:span text:style-name="T62_5">Admin</text:span><text:span text:style-name="T62_6"><text:s/></text:span><text:span text:style-name="T62_7">logins</text:span><text:span text:style-name="T62_8"><text:s/></text:span><text:span text:style-name="T62_9">to</text:span><text:span text:style-name="T62_10"><text:s/></text:span><text:span text:style-name="T62_11">access</text:span><text:span text:style-name="T62_12"><text:s/></text:span><text:span text:style-name="T62_13">the</text:span><text:span text:style-name="T62_14"><text:s/></text:span><text:span text:style-name="T62_15">system</text:span><text:span text:style-name="T62_16">.</text:span></text:p>
          </table:table-cell>
        </table:table-row>
        <table:table-row table:style-name="Row15">
          <table:table-cell table:style-name="Cell29">
            <text:p text:style-name="P63"><text:span text:style-name="T63_1">Pre</text:span><text:span text:style-name="T63_2">-</text:span><text:span text:style-name="T63_3">condition</text:span></text:p>
          </table:table-cell>
          <table:table-cell table:style-name="Cell30">
            <text:p text:style-name="P64"><text:span text:style-name="T64_1">As</text:span><text:span text:style-name="T64_2"><text:s/></text:span><text:span text:style-name="T64_3">an</text:span><text:span text:style-name="T64_4"><text:s/></text:span><text:span text:style-name="T64_5">identification</text:span><text:span text:style-name="T64_6">,<text:s/></text:span><text:span text:style-name="T64_7">doctor</text:span><text:span text:style-name="T64_8">/</text:span><text:span text:style-name="T64_9">nurse</text:span><text:span text:style-name="T64_10">/</text:span><text:span text:style-name="T64_11">admin</text:span><text:span text:style-name="T64_12"><text:s/></text:span><text:span text:style-name="T64_13">has</text:span><text:span text:style-name="T64_14"><text:s/></text:span><text:span text:style-name="T64_15">a</text:span><text:span text:style-name="T64_16"><text:s/></text:span><text:span text:style-name="T64_17">username</text:span><text:span text:style-name="T64_18">,<text:s/></text:span><text:span text:style-name="T64_19">email</text:span><text:span text:style-name="T64_20"><text:s/></text:span><text:span text:style-name="T64_21">address</text:span><text:span text:style-name="T64_22"><text:s/></text:span><text:span text:style-name="T64_23">and</text:span><text:span text:style-name="T64_24"><text:s/></text:span><text:span text:style-name="T64_25">a</text:span><text:span text:style-name="T64_26"><text:s/></text:span><text:span text:style-name="T64_27">password</text:span><text:span text:style-name="T64_28"><text:s/></text:span><text:span text:style-name="T64_29">that</text:span><text:span text:style-name="T64_30"><text:s/></text:span><text:span text:style-name="T64_31">is</text:span><text:span text:style-name="T64_32"><text:s/></text:span><text:span text:style-name="T64_33">already</text:span><text:span text:style-name="T64_34"><text:s/></text:span><text:span text:style-name="T64_35">stored</text:span><text:span text:style-name="T64_36"><text:s/></text:span><text:span text:style-name="T64_37">in</text:span><text:span text:style-name="T64_38"><text:s/></text:span><text:span text:style-name="T64_39">the</text:span><text:span text:style-name="T64_40"><text:s/></text:span><text:span text:style-name="T64_41">system</text:span><text:span text:style-name="T64_42">.<text:s/></text:span></text:p>
          </table:table-cell>
        </table:table-row>
        <table:table-row table:style-name="Row16">
          <table:table-cell table:style-name="Cell31">
            <text:p text:style-name="P65"><text:span text:style-name="T65_1">Post</text:span><text:span text:style-name="T65_2">-</text:span><text:span text:style-name="T65_3">condition</text:span></text:p>
          </table:table-cell>
          <table:table-cell table:style-name="Cell32">
            <text:p text:style-name="P66"><text:span text:style-name="T66_1"><text:s/></text:span><text:span text:style-name="T66_2">Doctor</text:span><text:span text:style-name="T66_3">/</text:span><text:span text:style-name="T66_4">nurse</text:span><text:span text:style-name="T66_5">/</text:span><text:span text:style-name="T66_6">admin</text:span><text:span text:style-name="T66_7"><text:s/></text:span><text:span text:style-name="T66_8">will</text:span><text:span text:style-name="T66_9"><text:s/></text:span><text:span text:style-name="T66_10">be</text:span><text:span text:style-name="T66_11"><text:s/></text:span><text:span text:style-name="T66_12">redirected</text:span><text:span text:style-name="T66_13"><text:s/></text:span><text:span text:style-name="T66_14">to</text:span><text:span text:style-name="T66_15"><text:s/></text:span><text:span text:style-name="T66_16">the</text:span><text:span text:style-name="T66_17"><text:s/></text:span><text:span text:style-name="T66_18">homepage</text:span><text:span text:style-name="T66_19">.</text:span></text:p>
          </table:table-cell>
        </table:table-row>
        <table:table-row table:style-name="Row17">
          <table:table-cell table:style-name="Cell33">
            <text:p text:style-name="P67"><text:span text:style-name="T67_1">Main</text:span><text:span text:style-name="T67_2"><text:s/></text:span><text:span text:style-name="T67_3">Course</text:span></text:p>
          </table:table-cell>
          <table:table-cell table:style-name="Cell34">
            <text:list text:style-name="LS5" xml:id="list27">
              <text:list-item>
                <text:p text:style-name="P68"><text:span text:style-name="T68_1">The</text:span><text:span text:style-name="T68_2"><text:s/></text:span><text:span text:style-name="T68_3">doctor</text:span><text:span text:style-name="T68_4">/</text:span><text:span text:style-name="T68_5">nurse</text:span><text:span text:style-name="T68_6">/</text:span><text:span text:style-name="T68_7">admin</text:span><text:span text:style-name="T68_8"><text:s/></text:span><text:span text:style-name="T68_9">enters</text:span><text:span text:style-name="T68_10"><text:s/></text:span><text:span text:style-name="T68_11">username</text:span><text:span text:style-name="T68_12"><text:s/></text:span><text:span text:style-name="T68_13">and</text:span><text:span text:style-name="T68_14"><text:s/></text:span><text:span text:style-name="T68_15">a</text:span><text:span text:style-name="T68_16"><text:s/></text:span><text:span text:style-name="T68_17">password</text:span><text:span text:style-name="T68_18">.</text:span></text:p>
              </text:list-item>
              <text:list-item>
                <text:p text:style-name="P69"><text:span text:style-name="T69_1">The</text:span><text:span text:style-name="T69_2"><text:s/></text:span><text:span text:style-name="T69_3">doctor</text:span><text:span text:style-name="T69_4">/</text:span><text:span text:style-name="T69_5">nurse</text:span><text:span text:style-name="T69_6">/</text:span><text:span text:style-name="T69_7">admin</text:span><text:span text:style-name="T69_8"><text:s/></text:span><text:span text:style-name="T69_9">clicks</text:span><text:span text:style-name="T69_10"><text:s/></text:span><text:span text:style-name="T69_11">the</text:span><text:span text:style-name="T69_12"><text:s/></text:span><text:span text:style-name="T69_13">login</text:span><text:span text:style-name="T69_14"><text:s/></text:span><text:span text:style-name="T69_15">button</text:span><text:span text:style-name="T69_16">.</text:span></text:p>
              </text:list-item>
            </text:list>
            <text:p text:style-name="P70"><text:span text:style-name="T70_1"><text:s text:c="6"/>3.<text:s text:c="3"/></text:span><text:span text:style-name="T70_2">Redirected</text:span><text:span text:style-name="T70_3"><text:s/></text:span><text:span text:style-name="T70_4">to</text:span><text:span text:style-name="T70_5"><text:s/></text:span><text:span text:style-name="T70_6">homepage</text:span><text:span text:style-name="T70_7">.</text:span></text:p>
            <text:p text:style-name="P71"><text:span text:style-name="T71_1"><text:s text:c="6"/>4.<text:s text:c="3"/></text:span><text:span text:style-name="T71_2">Exit</text:span><text:span text:style-name="T71_3">.</text:span></text:p>
          </table:table-cell>
        </table:table-row>
        <table:table-row table:style-name="Row18">
          <table:table-cell table:style-name="Cell35">
            <text:p text:style-name="P72"><text:span text:style-name="T72_1">Exception</text:span></text:p>
          </table:table-cell>
          <table:table-cell table:style-name="Cell36">
            <text:p text:style-name="P73"><text:span text:style-name="T73_1"><text:s text:c="6"/>2.1<text:s/></text:span><text:span text:style-name="T73_2">Username</text:span><text:span text:style-name="T73_3"><text:s/></text:span><text:span text:style-name="T73_4">or</text:span><text:span text:style-name="T73_5"><text:s/></text:span><text:span text:style-name="T73_6">password</text:span><text:span text:style-name="T73_7"><text:s/></text:span><text:span text:style-name="T73_8">is</text:span><text:span text:style-name="T73_9"><text:s/></text:span><text:span text:style-name="T73_10">not</text:span><text:span text:style-name="T73_11"><text:s/></text:span><text:span text:style-name="T73_12">recognized</text:span><text:span text:style-name="T73_13">.</text:span></text:p>
            <text:list text:style-name="LS6" xml:id="list29">
              <text:list-item>
                <text:p text:style-name="P74"><text:span text:style-name="T74_1">Doctor</text:span><text:span text:style-name="T74_2">/</text:span><text:span text:style-name="T74_3">nurse</text:span><text:span text:style-name="T74_4">/</text:span><text:span text:style-name="T74_5">admin</text:span><text:span text:style-name="T74_6"><text:s/></text:span><text:span text:style-name="T74_7">will</text:span><text:span text:style-name="T74_8"><text:s/></text:span><text:span text:style-name="T74_9">be</text:span><text:span text:style-name="T74_10"><text:s/></text:span><text:span text:style-name="T74_11">informed</text:span><text:span text:style-name="T74_12"><text:s/></text:span><text:span text:style-name="T74_13">that</text:span><text:span text:style-name="T74_14"><text:s/></text:span><text:span text:style-name="T74_15">the</text:span><text:span text:style-name="T74_16"><text:s/></text:span><text:span text:style-name="T74_17">details</text:span><text:span text:style-name="T74_18"><text:s/></text:span><text:span text:style-name="T74_19">entered</text:span><text:span text:style-name="T74_20"><text:s/></text:span><text:span text:style-name="T74_21">are</text:span><text:span text:style-name="T74_22"><text:s/></text:span><text:span text:style-name="T74_23">invalid</text:span><text:span text:style-name="T74_24">.</text:span></text:p>
              </text:list-item>
              <text:list-item>
                <text:p text:style-name="P75"><text:span text:style-name="T75_1">Repeat</text:span><text:span text:style-name="T75_2"><text:s/>1.</text:span></text:p>
              </text:list-item>
            </text:list>
          </table:table-cell>
        </table:table-row>
      </table:table>
      <text:p text:style-name="P76"/>
      <text:p text:style-name="P77"/>
      <table:table table:style-name="Table3">
        <table:table-column table:style-name="Column5"/>
        <table:table-column table:style-name="Column6"/>
        <table:table-row table:style-name="Row19">
          <table:table-cell table:style-name="Cell37">
            <text:p text:style-name="P78"><text:span text:style-name="T78_1">Forgot</text:span><text:span text:style-name="T78_2"><text:s/></text:span><text:span text:style-name="T78_3">Password</text:span><text:span text:style-name="T78_4"><text:s/></text:span><text:span text:style-name="T78_5">Use</text:span><text:span text:style-name="T78_6"><text:s/></text:span><text:span text:style-name="T78_7">Case</text:span></text:p>
          </table:table-cell>
          <table:table-cell table:style-name="Cell38">
            <text:p text:style-name="P79"/>
          </table:table-cell>
        </table:table-row>
        <table:table-row table:style-name="Row20">
          <table:table-cell table:style-name="Cell39">
            <text:p text:style-name="P80"><text:span text:style-name="T80_1">ID</text:span></text:p>
          </table:table-cell>
          <table:table-cell table:style-name="Cell40">
            <text:p text:style-name="P81"><text:span text:style-name="T81_1">3</text:span></text:p>
          </table:table-cell>
        </table:table-row>
        <table:table-row table:style-name="Row21">
          <table:table-cell table:style-name="Cell41">
            <text:p text:style-name="P82"><text:span text:style-name="T82_1">Name</text:span></text:p>
          </table:table-cell>
          <table:table-cell table:style-name="Cell42">
            <text:p text:style-name="P83"><text:span text:style-name="T83_1">Forgot</text:span><text:span text:style-name="T83_2"><text:s/></text:span><text:span text:style-name="T83_3">Password</text:span></text:p>
          </table:table-cell>
        </table:table-row>
        <table:table-row table:style-name="Row22">
          <table:table-cell table:style-name="Cell43">
            <text:p text:style-name="P84"><text:span text:style-name="T84_1">Actor</text:span></text:p>
          </table:table-cell>
          <table:table-cell table:style-name="Cell44">
            <text:p text:style-name="P85"><text:span text:style-name="T85_1">Doctor</text:span><text:span text:style-name="T85_2">/</text:span><text:span text:style-name="T85_3">Nurse</text:span><text:span text:style-name="T85_4">/</text:span><text:span text:style-name="T85_5">Admin</text:span></text:p>
          </table:table-cell>
        </table:table-row>
        <table:table-row table:style-name="Row23">
          <table:table-cell table:style-name="Cell45">
            <text:p text:style-name="P86"><text:span text:style-name="T86_1">Description</text:span></text:p>
          </table:table-cell>
          <table:table-cell table:style-name="Cell46">
            <text:p text:style-name="P87"><text:span text:style-name="T87_1">Doctor</text:span><text:span text:style-name="T87_2">/</text:span><text:span text:style-name="T87_3">Nurse</text:span><text:span text:style-name="T87_4">/</text:span><text:span text:style-name="T87_5">Admin</text:span><text:span text:style-name="T87_6"><text:s/></text:span></text:p>
          </table:table-cell>
        </table:table-row>
        <table:table-row table:style-name="Row24">
          <table:table-cell table:style-name="Cell47">
            <text:p text:style-name="P88"><text:span text:style-name="T88_1">Pre</text:span><text:span text:style-name="T88_2">-</text:span><text:span text:style-name="T88_3">condition</text:span></text:p>
          </table:table-cell>
          <table:table-cell table:style-name="Cell48">
            <text:p text:style-name="P89"><text:span text:style-name="T89_1">The</text:span><text:span text:style-name="T89_2"><text:s/></text:span><text:span text:style-name="T89_3">username</text:span><text:span text:style-name="T89_4"><text:s/></text:span><text:span text:style-name="T89_5">and</text:span><text:span text:style-name="T89_6"><text:s/></text:span><text:span text:style-name="T89_7">password</text:span><text:span text:style-name="T89_8"><text:s/></text:span><text:span text:style-name="T89_9">must</text:span><text:span text:style-name="T89_10"><text:s/></text:span><text:span text:style-name="T89_11">be</text:span><text:span text:style-name="T89_12"><text:s/></text:span><text:span text:style-name="T89_13">registered</text:span><text:span text:style-name="T89_14"><text:s/></text:span><text:span text:style-name="T89_15">in</text:span><text:span text:style-name="T89_16"><text:s/></text:span><text:span text:style-name="T89_17">the</text:span><text:span text:style-name="T89_18"><text:s/></text:span><text:span text:style-name="T89_19">system</text:span><text:span text:style-name="T89_20">.</text:span></text:p>
          </table:table-cell>
        </table:table-row>
        <table:table-row table:style-name="Row25">
          <table:table-cell table:style-name="Cell49">
            <text:p text:style-name="P90"><text:span text:style-name="T90_1">Post</text:span><text:span text:style-name="T90_2">-</text:span><text:span text:style-name="T90_3">condition</text:span></text:p>
          </table:table-cell>
          <table:table-cell table:style-name="Cell50">
            <text:p text:style-name="P91"><text:span text:style-name="T91_1">Allows</text:span><text:span text:style-name="T91_2"><text:s/></text:span><text:span text:style-name="T91_3">the</text:span><text:span text:style-name="T91_4"><text:s/></text:span><text:span text:style-name="T91_5">doctor</text:span><text:span text:style-name="T91_6">/</text:span><text:span text:style-name="T91_7">nurse</text:span><text:span text:style-name="T91_8">/</text:span><text:span text:style-name="T91_9">admin</text:span><text:span text:style-name="T91_10"><text:s/></text:span><text:span text:style-name="T91_11">to</text:span><text:span text:style-name="T91_12"><text:s/></text:span><text:span text:style-name="T91_13">have</text:span><text:span text:style-name="T91_14"><text:s/></text:span><text:span text:style-name="T91_15">an</text:span><text:span text:style-name="T91_16"><text:s/></text:span><text:span text:style-name="T91_17">email</text:span><text:span text:style-name="T91_18"><text:s/></text:span><text:span text:style-name="T91_19">sent</text:span><text:span text:style-name="T91_20"><text:s/></text:span><text:span text:style-name="T91_21">to</text:span><text:span text:style-name="T91_22"><text:s/></text:span><text:span text:style-name="T91_23">them</text:span><text:span text:style-name="T91_24"><text:s/></text:span><text:span text:style-name="T91_25">to</text:span><text:span text:style-name="T91_26"><text:s/></text:span><text:span text:style-name="T91_27">change</text:span><text:span text:style-name="T91_28"><text:s/></text:span><text:span text:style-name="T91_29">a</text:span><text:span text:style-name="T91_30"><text:s/></text:span><text:span text:style-name="T91_31">forgotten</text:span><text:span text:style-name="T91_32"><text:s/></text:span><text:span text:style-name="T91_33">password</text:span><text:span text:style-name="T91_34">.</text:span></text:p>
          </table:table-cell>
        </table:table-row>
        <table:table-row table:style-name="Row26">
          <table:table-cell table:style-name="Cell51">
            <text:p text:style-name="P92"><text:span text:style-name="T92_1">Main</text:span><text:span text:style-name="T92_2"><text:s/></text:span><text:span text:style-name="T92_3">Course</text:span></text:p>
          </table:table-cell>
          <table:table-cell table:style-name="Cell52">
            <text:list text:style-name="LS7" xml:id="list31">
              <text:list-item>
                <text:p text:style-name="P93"><text:span text:style-name="T93_1">The</text:span><text:span text:style-name="T93_2"><text:s/></text:span><text:span text:style-name="T93_3">doctor</text:span><text:span text:style-name="T93_4">/</text:span><text:span text:style-name="T93_5">nurse</text:span><text:span text:style-name="T93_6">/</text:span><text:span text:style-name="T93_7">admin</text:span><text:span text:style-name="T93_8"><text:s/></text:span><text:span text:style-name="T93_9">selects</text:span><text:span text:style-name="T93_10"><text:s/></text:span><text:span text:style-name="T93_11">the</text:span><text:span text:style-name="T93_12"><text:s/></text:span><text:span text:style-name="T93_13">forgot</text:span><text:span text:style-name="T93_14"><text:s/></text:span><text:span text:style-name="T93_15">password</text:span><text:span text:style-name="T93_16"><text:s/></text:span><text:span text:style-name="T93_17">option</text:span><text:span text:style-name="T93_18">.</text:span></text:p>
              </text:list-item>
              <text:list-item>
                <text:p text:style-name="P94"><text:span text:style-name="T94_1">The</text:span><text:span text:style-name="T94_2"><text:s/></text:span><text:span text:style-name="T94_3">doctor</text:span><text:span text:style-name="T94_4">/</text:span><text:span text:style-name="T94_5">nurse</text:span><text:span text:style-name="T94_6">/</text:span><text:span text:style-name="T94_7">admin</text:span><text:span text:style-name="T94_8"><text:s/></text:span><text:span text:style-name="T94_9">clicks</text:span><text:span text:style-name="T94_10"><text:s/></text:span><text:span text:style-name="T94_11">the</text:span><text:span text:style-name="T94_12"><text:s/></text:span><text:span text:style-name="T94_13">login</text:span><text:span text:style-name="T94_14"><text:s/></text:span><text:span text:style-name="T94_15">button</text:span><text:span text:style-name="T94_16">.</text:span></text:p>
              </text:list-item>
              <text:list-item>
                <text:p text:style-name="P95"><text:span text:style-name="T95_1">Redirect</text:span><text:span text:style-name="T95_2"><text:s/></text:span><text:span text:style-name="T95_3">to</text:span><text:span text:style-name="T95_4"><text:s/></text:span><text:span text:style-name="T95_5">forgot</text:span><text:span text:style-name="T95_6"><text:s/></text:span><text:span text:style-name="T95_7">password</text:span><text:span text:style-name="T95_8"><text:s/></text:span><text:span text:style-name="T95_9">page</text:span><text:span text:style-name="T95_10">.</text:span></text:p>
              </text:list-item>
              <text:list-item>
                <text:p text:style-name="P96"><text:span text:style-name="T96_1">Doctor</text:span><text:span text:style-name="T96_2">/</text:span><text:span text:style-name="T96_3">nurse</text:span><text:span text:style-name="T96_4">/</text:span><text:span text:style-name="T96_5">admin</text:span><text:span text:style-name="T96_6"><text:s/></text:span><text:span text:style-name="T96_7">enters</text:span><text:span text:style-name="T96_8"><text:s/></text:span><text:span text:style-name="T96_9">his</text:span><text:span text:style-name="T96_10">/</text:span><text:span text:style-name="T96_11">her</text:span><text:span text:style-name="T96_12"><text:s/></text:span><text:span text:style-name="T96_13">email</text:span><text:span text:style-name="T96_14"><text:s/></text:span><text:span text:style-name="T96_15">address</text:span><text:span text:style-name="T96_16">.</text:span></text:p>
              </text:list-item>
              <text:list-item>
                <text:p text:style-name="P97"><text:span text:style-name="T97_1">The</text:span><text:span text:style-name="T97_2"><text:s/></text:span><text:span text:style-name="T97_3">system</text:span><text:span text:style-name="T97_4"><text:s/></text:span><text:span text:style-name="T97_5">verifies</text:span><text:span text:style-name="T97_6"><text:s/></text:span><text:span text:style-name="T97_7">the</text:span><text:span text:style-name="T97_8"><text:s/></text:span><text:span text:style-name="T97_9">email</text:span><text:span text:style-name="T97_10"><text:s/></text:span><text:span text:style-name="T97_11">address</text:span><text:span text:style-name="T97_12"><text:s/></text:span><text:span text:style-name="T97_13">of</text:span><text:span text:style-name="T97_14"><text:s/></text:span><text:span text:style-name="T97_15">the</text:span><text:span text:style-name="T97_16"><text:s/></text:span><text:span text:style-name="T97_17">doctor</text:span><text:span text:style-name="T97_18">/</text:span><text:span text:style-name="T97_19">nurse</text:span><text:span text:style-name="T97_20">/</text:span><text:span text:style-name="T97_21">admin</text:span><text:span text:style-name="T97_22">.</text:span></text:p>
              </text:list-item>
              <text:list-item>
                <text:p text:style-name="P98"><text:span text:style-name="T98_1">The</text:span><text:span text:style-name="T98_2"><text:s/></text:span><text:span text:style-name="T98_3">system</text:span><text:span text:style-name="T98_4"><text:s/></text:span><text:span text:style-name="T98_5">redirects</text:span><text:span text:style-name="T98_6"><text:s/></text:span><text:span text:style-name="T98_7">to</text:span><text:span text:style-name="T98_8"><text:s/></text:span><text:span text:style-name="T98_9">login</text:span><text:span text:style-name="T98_10"><text:s/></text:span><text:span text:style-name="T98_11">page</text:span><text:span text:style-name="T98_12">.</text:span></text:p>
              </text:list-item>
              <text:list-item>
                <text:p text:style-name="P99"><text:span text:style-name="T99_1">Exit</text:span><text:span text:style-name="T99_2">.</text:span></text:p>
              </text:list-item>
            </text:list>
          </table:table-cell>
        </table:table-row>
        <table:table-row table:style-name="Row27">
          <table:table-cell table:style-name="Cell53">
            <text:p text:style-name="P100"><text:span text:style-name="T100_1">Exception</text:span></text:p>
          </table:table-cell>
          <table:table-cell table:style-name="Cell54">
            <text:p text:style-name="P101"><text:span text:style-name="T101_1">4.1<text:s/></text:span><text:span text:style-name="T101_2">Email</text:span><text:span text:style-name="T101_3"><text:s/></text:span><text:span text:style-name="T101_4">Address</text:span><text:span text:style-name="T101_5"><text:s/></text:span><text:span text:style-name="T101_6">does</text:span><text:span text:style-name="T101_7"><text:s/></text:span><text:span text:style-name="T101_8">not</text:span><text:span text:style-name="T101_9"><text:s/></text:span><text:span text:style-name="T101_10">exist</text:span><text:span text:style-name="T101_11">.</text:span></text:p>
            <text:list text:style-name="LS8" xml:id="list38">
              <text:list-item>
                <text:p text:style-name="P102"><text:span text:style-name="T102_1">Display</text:span><text:span text:style-name="T102_2"><text:s/></text:span><text:span text:style-name="T102_3">an</text:span><text:span text:style-name="T102_4"><text:s/></text:span><text:span text:style-name="T102_5">error</text:span><text:span text:style-name="T102_6"><text:s/></text:span><text:span text:style-name="T102_7">message</text:span><text:span text:style-name="T102_8">.</text:span></text:p>
              </text:list-item>
              <text:list-item>
                <text:p text:style-name="P103"><text:span text:style-name="T103_1">Repear</text:span><text:span text:style-name="T103_2"><text:s/></text:span><text:span text:style-name="T103_3">step</text:span><text:span text:style-name="T103_4"><text:s/>4.</text:span></text:p>
              </text:list-item>
            </text:list>
          </table:table-cell>
        </table:table-row>
        <table:table-row table:style-name="Row28">
          <table:table-cell table:style-name="Cell55">
            <text:p text:style-name="P104"><text:span text:style-name="T104_1">Alternative</text:span></text:p>
          </table:table-cell>
          <table:table-cell table:style-name="Cell56">
            <text:p text:style-name="P105"><text:span text:style-name="T105_1">3.1<text:s/></text:span><text:span text:style-name="T105_2">Cancel</text:span></text:p>
            <text:p text:style-name="P106"><text:span text:style-name="T106_1">Redirects</text:span><text:span text:style-name="T106_2"><text:s/></text:span><text:span text:style-name="T106_3">to</text:span><text:span text:style-name="T106_4"><text:s/></text:span><text:span text:style-name="T106_5">login</text:span><text:span text:style-name="T106_6"><text:s/></text:span><text:span text:style-name="T106_7">page</text:span><text:span text:style-name="T106_8">.</text:span></text:p>
          </table:table-cell>
        </table:table-row>
      </table:table>
      <text:p text:style-name="P107"/>
      <text:p text:style-name="P108"/>
      <table:table table:style-name="Table4">
        <table:table-column table:style-name="Column7"/>
        <table:table-column table:style-name="Column8"/>
        <table:table-row table:style-name="Row29">
          <table:table-cell table:style-name="Cell57">
            <text:p text:style-name="P109"><text:span text:style-name="T109_1">Password</text:span><text:span text:style-name="T109_2"><text:s/></text:span><text:span text:style-name="T109_3">Reset</text:span><text:span text:style-name="T109_4"><text:s/></text:span><text:span text:style-name="T109_5">Use</text:span><text:span text:style-name="T109_6"><text:s/></text:span><text:span text:style-name="T109_7">Case</text:span></text:p>
          </table:table-cell>
          <table:table-cell table:style-name="Cell58">
            <text:p text:style-name="P110"/>
          </table:table-cell>
        </table:table-row>
        <table:table-row table:style-name="Row30">
          <table:table-cell table:style-name="Cell59">
            <text:p text:style-name="P111"><text:span text:style-name="T111_1">ID</text:span></text:p>
          </table:table-cell>
          <table:table-cell table:style-name="Cell60">
            <text:p text:style-name="P112"><text:span text:style-name="T112_1">4</text:span></text:p>
          </table:table-cell>
        </table:table-row>
        <table:table-row table:style-name="Row31">
          <table:table-cell table:style-name="Cell61">
            <text:p text:style-name="P113"><text:span text:style-name="T113_1">Name</text:span></text:p>
          </table:table-cell>
          <table:table-cell table:style-name="Cell62">
            <text:p text:style-name="P114"><text:span text:style-name="T114_1">Password</text:span><text:span text:style-name="T114_2"><text:s/></text:span><text:span text:style-name="T114_3">reset</text:span></text:p>
          </table:table-cell>
        </table:table-row>
        <table:table-row table:style-name="Row32">
          <table:table-cell table:style-name="Cell63">
            <text:p text:style-name="P115"><text:span text:style-name="T115_1">Actor</text:span></text:p>
          </table:table-cell>
          <table:table-cell table:style-name="Cell64">
            <text:p text:style-name="P116"><text:span text:style-name="T116_1">Doctor</text:span><text:span text:style-name="T116_2">/</text:span><text:span text:style-name="T116_3">Nurse</text:span><text:span text:style-name="T116_4">/</text:span><text:span text:style-name="T116_5">Admin</text:span></text:p>
          </table:table-cell>
        </table:table-row>
        <table:table-row table:style-name="Row33">
          <table:table-cell table:style-name="Cell65">
            <text:p text:style-name="P117"><text:span text:style-name="T117_1">Description</text:span></text:p>
          </table:table-cell>
          <table:table-cell table:style-name="Cell66">
            <text:p text:style-name="P118"><text:span text:style-name="T118_1">Doctor</text:span><text:span text:style-name="T118_2">/</text:span><text:span text:style-name="T118_3">Nurse</text:span><text:span text:style-name="T118_4">/</text:span><text:span text:style-name="T118_5">Admin</text:span><text:span text:style-name="T118_6"><text:s/></text:span><text:span text:style-name="T118_7">resets</text:span><text:span text:style-name="T118_8"><text:s/></text:span><text:span text:style-name="T118_9">password</text:span><text:span text:style-name="T118_10"><text:s/></text:span><text:span text:style-name="T118_11">if</text:span><text:span text:style-name="T118_12"><text:s/></text:span><text:span text:style-name="T118_13">forgotten</text:span><text:span text:style-name="T118_14">.</text:span></text:p>
            <text:p text:style-name="P119"/>
          </table:table-cell>
        </table:table-row>
        <table:table-row table:style-name="Row34">
          <table:table-cell table:style-name="Cell67">
            <text:p text:style-name="P120"><text:span text:style-name="T120_1">Pre</text:span><text:span text:style-name="T120_2">-</text:span><text:span text:style-name="T120_3">condition</text:span></text:p>
          </table:table-cell>
          <table:table-cell table:style-name="Cell68">
            <text:p text:style-name="P121"><text:span text:style-name="T121_1">As</text:span><text:span text:style-name="T121_2"><text:s/></text:span><text:span text:style-name="T121_3">an</text:span><text:span text:style-name="T121_4"><text:s/></text:span><text:span text:style-name="T121_5">identification</text:span><text:span text:style-name="T121_6">,<text:s/></text:span><text:span text:style-name="T121_7">the</text:span><text:span text:style-name="T121_8"><text:s/></text:span><text:span text:style-name="T121_9">Doctor</text:span><text:span text:style-name="T121_10">/</text:span><text:span text:style-name="T121_11">Nurse</text:span><text:span text:style-name="T121_12">/</text:span><text:span text:style-name="T121_13">Admin</text:span><text:span text:style-name="T121_14"><text:s/></text:span><text:span text:style-name="T121_15">has</text:span><text:span text:style-name="T121_16"><text:s/></text:span><text:span text:style-name="T121_17">email</text:span><text:span text:style-name="T121_18"><text:s/></text:span><text:span text:style-name="T121_19">address</text:span><text:span text:style-name="T121_20"><text:s/></text:span><text:span text:style-name="T121_21">that</text:span><text:span text:style-name="T121_22"><text:s/></text:span><text:span text:style-name="T121_23">is</text:span><text:span text:style-name="T121_24"><text:s/></text:span><text:span text:style-name="T121_25">already</text:span><text:span text:style-name="T121_26"><text:s/></text:span><text:span text:style-name="T121_27">stored</text:span><text:span text:style-name="T121_28"><text:s/></text:span><text:span text:style-name="T121_29">in</text:span><text:span text:style-name="T121_30"><text:s/></text:span><text:span text:style-name="T121_31">the</text:span><text:span text:style-name="T121_32"><text:s/></text:span><text:span text:style-name="T121_33">system</text:span><text:span text:style-name="T121_34">.</text:span></text:p>
            <text:p text:style-name="P122"/>
          </table:table-cell>
        </table:table-row>
        <table:table-row table:style-name="Row35">
          <table:table-cell table:style-name="Cell69">
            <text:p text:style-name="P123"><text:span text:style-name="T123_1">Post</text:span><text:span text:style-name="T123_2">-</text:span><text:span text:style-name="T123_3">condition</text:span></text:p>
          </table:table-cell>
          <table:table-cell table:style-name="Cell70">
            <text:p text:style-name="P124"><text:span text:style-name="T124_1">Send</text:span><text:span text:style-name="T124_2"><text:s/></text:span><text:span text:style-name="T124_3">Doctor</text:span><text:span text:style-name="T124_4">/<text:s/></text:span><text:span text:style-name="T124_5">Nurse</text:span><text:span text:style-name="T124_6">/</text:span><text:span text:style-name="T124_7">Admin</text:span><text:span text:style-name="T124_8"><text:s/></text:span><text:span text:style-name="T124_9">an</text:span><text:span text:style-name="T124_10"><text:s/></text:span><text:span text:style-name="T124_11">email</text:span><text:span text:style-name="T124_12"><text:s/></text:span><text:span text:style-name="T124_13">message</text:span><text:span text:style-name="T124_14"><text:s/></text:span><text:span text:style-name="T124_15">that</text:span><text:span text:style-name="T124_16"><text:s/></text:span><text:span text:style-name="T124_17">contains</text:span><text:span text:style-name="T124_18"><text:s/></text:span><text:span text:style-name="T124_19">the</text:span><text:span text:style-name="T124_20"><text:s/></text:span><text:span text:style-name="T124_21">steps</text:span><text:span text:style-name="T124_22"><text:s/></text:span><text:span text:style-name="T124_23">to</text:span><text:span text:style-name="T124_24"><text:s/></text:span><text:span text:style-name="T124_25">sign</text:span><text:span text:style-name="T124_26"><text:s/></text:span><text:span text:style-name="T124_27">in</text:span><text:span text:style-name="T124_28">.</text:span></text:p>
            <text:p text:style-name="P125"/>
          </table:table-cell>
        </table:table-row>
        <table:table-row table:style-name="Row36">
          <table:table-cell table:style-name="Cell71">
            <text:p text:style-name="P126"><text:span text:style-name="T126_1">Main</text:span><text:span text:style-name="T126_2"><text:s/></text:span><text:span text:style-name="T126_3">Course</text:span></text:p>
          </table:table-cell>
          <table:table-cell table:style-name="Cell72">
            <text:list text:style-name="LS9" xml:id="list40">
              <text:list-item>
                <text:p text:style-name="P127"><text:span text:style-name="T127_1">The</text:span><text:span text:style-name="T127_2"><text:s/></text:span><text:span text:style-name="T127_3">user</text:span><text:span text:style-name="T127_4"><text:s/></text:span><text:span text:style-name="T127_5">clicks</text:span><text:span text:style-name="T127_6"><text:s/>“</text:span><text:span text:style-name="T127_7">forgot</text:span><text:span text:style-name="T127_8"><text:s/></text:span><text:span text:style-name="T127_9">password</text:span><text:span text:style-name="T127_10">”<text:s/></text:span><text:span text:style-name="T127_11">link</text:span><text:span text:style-name="T127_12">.</text:span></text:p>
              </text:list-item>
              <text:list-item>
                <text:p text:style-name="P128"><text:span text:style-name="T128_1">The</text:span><text:span text:style-name="T128_2"><text:s/></text:span><text:span text:style-name="T128_3">user</text:span><text:span text:style-name="T128_4"><text:s/></text:span><text:span text:style-name="T128_5">enters</text:span><text:span text:style-name="T128_6"><text:s/></text:span><text:span text:style-name="T128_7">email</text:span><text:span text:style-name="T128_8">.</text:span></text:p>
              </text:list-item>
              <text:list-item>
                <text:p text:style-name="P129"><text:span text:style-name="T129_1">Clicks</text:span><text:span text:style-name="T129_2"><text:s/></text:span><text:span text:style-name="T129_3">reset</text:span><text:span text:style-name="T129_4"><text:s/></text:span><text:span text:style-name="T129_5">password</text:span><text:span text:style-name="T129_6"><text:s/></text:span><text:span text:style-name="T129_7">button</text:span><text:span text:style-name="T129_8">.</text:span></text:p>
              </text:list-item>
              <text:list-item>
                <text:p text:style-name="P130"><text:span text:style-name="T130_1">Exit</text:span><text:span text:style-name="T130_2"><text:s text:c="7"/></text:span></text:p>
              </text:list-item>
            </text:list>
          </table:table-cell>
        </table:table-row>
        <table:table-row table:style-name="Row37">
          <table:table-cell table:style-name="Cell73">
            <text:p text:style-name="P131"><text:span text:style-name="T131_1">Exception</text:span></text:p>
          </table:table-cell>
          <table:table-cell table:style-name="Cell74">
            <text:p text:style-name="P132"><text:span text:style-name="T132_1"><text:s text:c="5"/>2.1.<text:s/></text:span><text:span text:style-name="T132_2">Email</text:span><text:span text:style-name="T132_3"><text:s/></text:span><text:span text:style-name="T132_4">is</text:span><text:span text:style-name="T132_5"><text:s/></text:span><text:span text:style-name="T132_6">invalid</text:span></text:p>
            <text:list text:style-name="LS10" xml:id="list44">
              <text:list-item>
                <text:p text:style-name="P133"><text:span text:style-name="T133_1">Admin</text:span><text:span text:style-name="T133_2"><text:s/></text:span><text:span text:style-name="T133_3">will</text:span><text:span text:style-name="T133_4"><text:s/></text:span><text:span text:style-name="T133_5">be</text:span><text:span text:style-name="T133_6"><text:s/></text:span><text:span text:style-name="T133_7">informed</text:span><text:span text:style-name="T133_8"><text:s/></text:span><text:span text:style-name="T133_9">to</text:span><text:span text:style-name="T133_10"><text:s/></text:span><text:span text:style-name="T133_11">re</text:span><text:span text:style-name="T133_12">-</text:span><text:span text:style-name="T133_13">enter</text:span><text:span text:style-name="T133_14"><text:s/></text:span><text:span text:style-name="T133_15">the</text:span><text:span text:style-name="T133_16"><text:s/></text:span><text:span text:style-name="T133_17">email</text:span><text:span text:style-name="T133_18">.</text:span></text:p>
              </text:list-item>
              <text:list-item>
                <text:p text:style-name="P134"><text:span text:style-name="T134_1"><text:s/></text:span><text:span text:style-name="T134_2">Repeat</text:span><text:span text:style-name="T134_3"><text:s/>2.</text:span></text:p>
              </text:list-item>
            </text:list>
          </table:table-cell>
        </table:table-row>
      </table:table>
      <text:p text:style-name="P135"/>
      <text:p text:style-name="P136"/>
      <table:table table:style-name="Table5">
        <table:table-column table:style-name="Column9"/>
        <table:table-column table:style-name="Column10"/>
        <table:table-row table:style-name="Row38">
          <table:table-cell table:style-name="Cell75">
            <text:p text:style-name="P137"><text:span text:style-name="T137_1">Disease</text:span><text:span text:style-name="T137_2"><text:s/></text:span><text:span text:style-name="T137_3">Records</text:span><text:span text:style-name="T137_4"><text:s/></text:span><text:span text:style-name="T137_5">Maintenance</text:span><text:span text:style-name="T137_6"><text:s/></text:span><text:span text:style-name="T137_7">Use</text:span><text:span text:style-name="T137_8"><text:s/></text:span><text:span text:style-name="T137_9">Case</text:span></text:p>
          </table:table-cell>
          <table:table-cell table:style-name="Cell76">
            <text:p text:style-name="P138"/>
          </table:table-cell>
        </table:table-row>
        <table:table-row table:style-name="Row39">
          <table:table-cell table:style-name="Cell77">
            <text:p text:style-name="P139"><text:span text:style-name="T139_1">ID</text:span></text:p>
          </table:table-cell>
          <table:table-cell table:style-name="Cell78">
            <text:p text:style-name="P140"><text:span text:style-name="T140_1">5</text:span></text:p>
          </table:table-cell>
        </table:table-row>
        <table:table-row table:style-name="Row40">
          <table:table-cell table:style-name="Cell79">
            <text:p text:style-name="P141"><text:span text:style-name="T141_1">Name</text:span></text:p>
          </table:table-cell>
          <table:table-cell table:style-name="Cell80">
            <text:p text:style-name="P142"><text:span text:style-name="T142_1">Disease</text:span><text:span text:style-name="T142_2"><text:s/></text:span><text:span text:style-name="T142_3">Records</text:span><text:span text:style-name="T142_4"><text:s/></text:span><text:span text:style-name="T142_5">Maintenance</text:span></text:p>
          </table:table-cell>
        </table:table-row>
        <table:table-row table:style-name="Row41">
          <table:table-cell table:style-name="Cell81">
            <text:p text:style-name="P143"><text:span text:style-name="T143_1">Actor</text:span></text:p>
          </table:table-cell>
          <table:table-cell table:style-name="Cell82">
            <text:p text:style-name="P144"><text:span text:style-name="T144_1">System</text:span><text:span text:style-name="T144_2"><text:s/></text:span><text:span text:style-name="T144_3">Administrator</text:span></text:p>
          </table:table-cell>
        </table:table-row>
        <table:table-row table:style-name="Row42">
          <table:table-cell table:style-name="Cell83">
            <text:p text:style-name="P145"><text:span text:style-name="T145_1">Description</text:span></text:p>
          </table:table-cell>
          <table:table-cell table:style-name="Cell84">
            <text:p text:style-name="P146"><text:span text:style-name="T146_1">System</text:span><text:span text:style-name="T146_2"><text:s/></text:span><text:span text:style-name="T146_3">Administrator</text:span><text:span text:style-name="T146_4"><text:s/></text:span><text:span text:style-name="T146_5">adds</text:span><text:span text:style-name="T146_6"><text:s/></text:span><text:span text:style-name="T146_7">a</text:span><text:span text:style-name="T146_8"><text:s/></text:span><text:span text:style-name="T146_9">new</text:span><text:span text:style-name="T146_10"><text:s/></text:span><text:span text:style-name="T146_11">disease</text:span><text:span text:style-name="T146_12"><text:s/></text:span><text:span text:style-name="T146_13">to</text:span><text:span text:style-name="T146_14"><text:s/></text:span><text:span text:style-name="T146_15">the</text:span><text:span text:style-name="T146_16"><text:s/></text:span><text:span text:style-name="T146_17">system</text:span><text:span text:style-name="T146_18">.</text:span></text:p>
          </table:table-cell>
        </table:table-row>
        <table:table-row table:style-name="Row43">
          <table:table-cell table:style-name="Cell85">
            <text:p text:style-name="P147"><text:span text:style-name="T147_1">Pre</text:span><text:span text:style-name="T147_2">-</text:span><text:span text:style-name="T147_3">condition</text:span></text:p>
          </table:table-cell>
          <table:table-cell table:style-name="Cell86">
            <text:p text:style-name="P148"><text:span text:style-name="T148_1">System</text:span><text:span text:style-name="T148_2"><text:s/></text:span><text:span text:style-name="T148_3">Administrator</text:span><text:span text:style-name="T148_4"><text:s/></text:span><text:span text:style-name="T148_5">has</text:span><text:span text:style-name="T148_6"><text:s/></text:span><text:span text:style-name="T148_7">already</text:span><text:span text:style-name="T148_8"><text:s/></text:span><text:span text:style-name="T148_9">logged</text:span><text:span text:style-name="T148_10"><text:s/></text:span><text:span text:style-name="T148_11">on</text:span><text:span text:style-name="T148_12">.</text:span></text:p>
          </table:table-cell>
        </table:table-row>
        <table:table-row table:style-name="Row44">
          <table:table-cell table:style-name="Cell87">
            <text:p text:style-name="P149"><text:span text:style-name="T149_1">Post</text:span><text:span text:style-name="T149_2">-</text:span><text:span text:style-name="T149_3">condition</text:span></text:p>
          </table:table-cell>
          <table:table-cell table:style-name="Cell88">
            <text:p text:style-name="P150"><text:span text:style-name="T150_1">A</text:span><text:span text:style-name="T150_2"><text:s/></text:span><text:span text:style-name="T150_3">new</text:span><text:span text:style-name="T150_4"><text:s/></text:span><text:span text:style-name="T150_5">disease</text:span><text:span text:style-name="T150_6"><text:s/></text:span><text:span text:style-name="T150_7">is</text:span><text:span text:style-name="T150_8"><text:s/></text:span><text:span text:style-name="T150_9">added</text:span><text:span text:style-name="T150_10"><text:s/></text:span><text:span text:style-name="T150_11">to</text:span><text:span text:style-name="T150_12"><text:s/></text:span><text:span text:style-name="T150_13">the</text:span><text:span text:style-name="T150_14"><text:s/></text:span><text:span text:style-name="T150_15">system</text:span><text:span text:style-name="T150_16">.</text:span></text:p>
          </table:table-cell>
        </table:table-row>
        <table:table-row table:style-name="Row45">
          <table:table-cell table:style-name="Cell89">
            <text:p text:style-name="P151"><text:span text:style-name="T151_1">Main</text:span><text:span text:style-name="T151_2"><text:s/></text:span><text:span text:style-name="T151_3">Course</text:span></text:p>
          </table:table-cell>
          <table:table-cell table:style-name="Cell90">
            <text:list text:style-name="LS11" xml:id="list46">
              <text:list-item>
                <text:p text:style-name="P152"><text:span text:style-name="T152_1">System</text:span><text:span text:style-name="T152_2"><text:s/></text:span><text:span text:style-name="T152_3">Administrator</text:span><text:span text:style-name="T152_4"><text:s/></text:span><text:span text:style-name="T152_5">clicks</text:span><text:span text:style-name="T152_6"><text:s/>“</text:span><text:span text:style-name="T152_7">Add</text:span><text:span text:style-name="T152_8"><text:s/></text:span><text:span text:style-name="T152_9">New</text:span><text:span text:style-name="T152_10"><text:s/></text:span><text:span text:style-name="T152_11">Disease</text:span><text:span text:style-name="T152_12">”<text:s/></text:span><text:span text:style-name="T152_13">button</text:span><text:span text:style-name="T152_14">.</text:span></text:p>
              </text:list-item>
              <text:list-item>
                <text:p text:style-name="P153"><text:span text:style-name="T153_1">System</text:span><text:span text:style-name="T153_2"><text:s/></text:span><text:span text:style-name="T153_3">Administrator</text:span><text:span text:style-name="T153_4"><text:s/></text:span><text:span text:style-name="T153_5">inputs</text:span><text:span text:style-name="T153_6"><text:s/></text:span><text:span text:style-name="T153_7">the</text:span><text:span text:style-name="T153_8"><text:s/></text:span><text:span text:style-name="T153_9">name</text:span><text:span text:style-name="T153_10"><text:s/></text:span><text:span text:style-name="T153_11">of</text:span><text:span text:style-name="T153_12"><text:s/></text:span><text:span text:style-name="T153_13">the</text:span><text:span text:style-name="T153_14"><text:s/></text:span><text:span text:style-name="T153_15">new</text:span><text:span text:style-name="T153_16"><text:s/></text:span><text:span text:style-name="T153_17">Disease</text:span><text:span text:style-name="T153_18">.<text:s/></text:span></text:p>
              </text:list-item>
              <text:list-item>
                <text:p text:style-name="P154"><text:span text:style-name="T154_1">System</text:span><text:span text:style-name="T154_2"><text:s/></text:span><text:span text:style-name="T154_3">Administrator</text:span><text:span text:style-name="T154_4"><text:s/></text:span><text:span text:style-name="T154_5">clicks</text:span><text:span text:style-name="T154_6"><text:s/></text:span><text:span text:style-name="T154_7">all</text:span><text:span text:style-name="T154_8"><text:s/></text:span><text:span text:style-name="T154_9">possible</text:span><text:span text:style-name="T154_10"><text:s/></text:span><text:span text:style-name="T154_11">symptoms</text:span><text:span text:style-name="T154_12"><text:s/></text:span><text:span text:style-name="T154_13">for</text:span><text:span text:style-name="T154_14"><text:s/></text:span><text:span text:style-name="T154_15">the</text:span><text:span text:style-name="T154_16"><text:s/></text:span><text:span text:style-name="T154_17">disease</text:span><text:span text:style-name="T154_18">.</text:span></text:p>
              </text:list-item>
              <text:list-item>
                <text:p text:style-name="P155"><text:span text:style-name="T155_1">System</text:span><text:span text:style-name="T155_2"><text:s/></text:span><text:span text:style-name="T155_3">Administrator</text:span><text:span text:style-name="T155_4"><text:s/></text:span><text:span text:style-name="T155_5">clicks</text:span><text:span text:style-name="T155_6"><text:s/></text:span><text:span text:style-name="T155_7">all</text:span><text:span text:style-name="T155_8"><text:s/></text:span><text:span text:style-name="T155_9">diagnostic</text:span><text:span text:style-name="T155_10"><text:s/></text:span><text:span text:style-name="T155_11">questions</text:span><text:span text:style-name="T155_12"><text:s/></text:span><text:span text:style-name="T155_13">that</text:span><text:span text:style-name="T155_14"><text:s/></text:span><text:span text:style-name="T155_15">are</text:span><text:span text:style-name="T155_16"><text:s/></text:span><text:span text:style-name="T155_17">relatable</text:span><text:span text:style-name="T155_18"><text:s/></text:span><text:span text:style-name="T155_19">for</text:span><text:span text:style-name="T155_20"><text:s/></text:span><text:span text:style-name="T155_21">the</text:span><text:span text:style-name="T155_22"><text:s/></text:span><text:span text:style-name="T155_23">disease</text:span><text:span text:style-name="T155_24">.</text:span></text:p>
              </text:list-item>
              <text:list-item>
                <text:p text:style-name="P156"><text:span text:style-name="T156_1">System</text:span><text:span text:style-name="T156_2"><text:s/></text:span><text:span text:style-name="T156_3">Administrator</text:span><text:span text:style-name="T156_4"><text:s/></text:span><text:span text:style-name="T156_5">clicks</text:span><text:span text:style-name="T156_6"><text:s/>“</text:span><text:span text:style-name="T156_7">Save</text:span><text:span text:style-name="T156_8"><text:s/></text:span><text:span text:style-name="T156_9">Disease</text:span><text:span text:style-name="T156_10">”</text:span></text:p>
              </text:list-item>
            </text:list>
          </table:table-cell>
        </table:table-row>
        <table:table-row table:style-name="Row46">
          <table:table-cell table:style-name="Cell91">
            <text:p text:style-name="P157"><text:span text:style-name="T157_1">Exception</text:span></text:p>
          </table:table-cell>
          <table:table-cell table:style-name="Cell92">
            <text:p text:style-name="P158"><text:span text:style-name="T158_1">3.1<text:s/></text:span><text:span text:style-name="T158_2">A</text:span><text:span text:style-name="T158_3"><text:s/></text:span><text:span text:style-name="T158_4">symptom</text:span><text:span text:style-name="T158_5"><text:s/></text:span><text:span text:style-name="T158_6">of</text:span><text:span text:style-name="T158_7"><text:s/></text:span><text:span text:style-name="T158_8">disease</text:span><text:span text:style-name="T158_9"><text:s/></text:span><text:span text:style-name="T158_10">is</text:span><text:span text:style-name="T158_11"><text:s/></text:span><text:span text:style-name="T158_12">not</text:span><text:span text:style-name="T158_13"><text:s/></text:span><text:span text:style-name="T158_14">present</text:span><text:span text:style-name="T158_15"><text:s/></text:span><text:span text:style-name="T158_16">in</text:span><text:span text:style-name="T158_17"><text:s/></text:span><text:span text:style-name="T158_18">the</text:span><text:span text:style-name="T158_19"><text:s/></text:span><text:span text:style-name="T158_20">database</text:span><text:span text:style-name="T158_21">.</text:span></text:p>
            <text:p text:style-name="P159"><text:span text:style-name="T159_1">3.1.1<text:s/></text:span><text:span text:style-name="T159_2">System</text:span><text:span text:style-name="T159_3"><text:s/></text:span><text:span text:style-name="T159_4">Administrator</text:span><text:span text:style-name="T159_5"><text:s/></text:span><text:span text:style-name="T159_6">clicks</text:span><text:span text:style-name="T159_7"><text:s/>“</text:span><text:span text:style-name="T159_8">Add</text:span><text:span text:style-name="T159_9"><text:s/></text:span><text:span text:style-name="T159_10">Symptom</text:span><text:span text:style-name="T159_11">”<text:s/></text:span><text:span text:style-name="T159_12">button</text:span><text:span text:style-name="T159_13"><text:s/></text:span><text:span text:style-name="T159_14">and</text:span><text:span text:style-name="T159_15"><text:s/></text:span><text:span text:style-name="T159_16">a</text:span><text:span text:style-name="T159_17"><text:s/></text:span><text:span text:style-name="T159_18">small</text:span><text:span text:style-name="T159_19"><text:s/></text:span><text:span text:style-name="T159_20">windows</text:span><text:span text:style-name="T159_21"><text:s/></text:span><text:span text:style-name="T159_22">opens</text:span><text:span text:style-name="T159_23"><text:s/></text:span></text:p>
            <text:p text:style-name="P160"><text:span text:style-name="T160_1">3.1.2<text:s/></text:span><text:span text:style-name="T160_2">The</text:span><text:span text:style-name="T160_3"><text:s/></text:span><text:span text:style-name="T160_4">System</text:span><text:span text:style-name="T160_5"><text:s/></text:span><text:span text:style-name="T160_6">Administrator</text:span><text:span text:style-name="T160_7"><text:s/></text:span><text:span text:style-name="T160_8">inputs</text:span><text:span text:style-name="T160_9"><text:s/></text:span><text:span text:style-name="T160_10">new</text:span><text:span text:style-name="T160_11"><text:s/></text:span><text:span text:style-name="T160_12">symptom</text:span></text:p>
            <text:p text:style-name="P161"><text:span text:style-name="T161_1">3.1.3<text:s/></text:span><text:span text:style-name="T161_2">clicks</text:span><text:span text:style-name="T161_3"><text:s/>“</text:span><text:span text:style-name="T161_4">Save</text:span><text:span text:style-name="T161_5"><text:s/></text:span><text:span text:style-name="T161_6">Symptom</text:span><text:span text:style-name="T161_7">”.<text:s/></text:span></text:p>
            <text:p text:style-name="P162"><text:span text:style-name="T162_1">3.1.4<text:s/></text:span><text:span text:style-name="T162_2">exit</text:span></text:p>
            <text:p text:style-name="P163"/>
            <text:p text:style-name="P164"><text:span text:style-name="T164_1">4.1<text:s/></text:span><text:span text:style-name="T164_2">A</text:span><text:span text:style-name="T164_3"><text:s/></text:span><text:span text:style-name="T164_4">diagnostic</text:span><text:span text:style-name="T164_5"><text:s/></text:span><text:span text:style-name="T164_6">question</text:span><text:span text:style-name="T164_7"><text:s/></text:span><text:span text:style-name="T164_8">is</text:span><text:span text:style-name="T164_9"><text:s/></text:span><text:span text:style-name="T164_10">not</text:span><text:span text:style-name="T164_11"><text:s/></text:span><text:span text:style-name="T164_12">present</text:span><text:span text:style-name="T164_13"><text:s/></text:span><text:span text:style-name="T164_14">in</text:span><text:span text:style-name="T164_15"><text:s/></text:span><text:span text:style-name="T164_16">the</text:span><text:span text:style-name="T164_17"><text:s/></text:span></text:p>
            <text:p text:style-name="P165"><text:span text:style-name="T165_1"><text:s text:c="9"/></text:span><text:span text:style-name="T165_2">database</text:span></text:p>
            <text:p text:style-name="P166"><text:span text:style-name="T166_1">4.1.1<text:s/></text:span><text:span text:style-name="T166_2">System</text:span><text:span text:style-name="T166_3"><text:s/></text:span><text:span text:style-name="T166_4">Administrator</text:span><text:span text:style-name="T166_5"><text:s/></text:span><text:span text:style-name="T166_6">clicks</text:span><text:span text:style-name="T166_7"><text:s/>“</text:span><text:span text:style-name="T166_8">Add</text:span><text:span text:style-name="T166_9"><text:s/></text:span><text:span text:style-name="T166_10">Diagnostic</text:span><text:span text:style-name="T166_11"><text:s/></text:span><text:span text:style-name="T166_12">Question</text:span><text:span text:style-name="T166_13">”<text:s/></text:span><text:span text:style-name="T166_14">button</text:span><text:span text:style-name="T166_15"><text:s/></text:span><text:span text:style-name="T166_16">and</text:span><text:span text:style-name="T166_17"><text:s/></text:span><text:span text:style-name="T166_18">a</text:span><text:span text:style-name="T166_19"><text:s/></text:span><text:span text:style-name="T166_20">small</text:span><text:span text:style-name="T166_21"><text:s/></text:span><text:span text:style-name="T166_22">window</text:span><text:span text:style-name="T166_23"><text:s/></text:span><text:span text:style-name="T166_24">opens</text:span></text:p>
            <text:p text:style-name="P167"><text:span text:style-name="T167_1">4.1.2<text:s/></text:span><text:span text:style-name="T167_2">The</text:span><text:span text:style-name="T167_3"><text:s/></text:span><text:span text:style-name="T167_4">System</text:span><text:span text:style-name="T167_5"><text:s/></text:span><text:span text:style-name="T167_6">Administrator</text:span><text:span text:style-name="T167_7"><text:s/></text:span><text:span text:style-name="T167_8">inputs</text:span><text:span text:style-name="T167_9"><text:s/></text:span><text:span text:style-name="T167_10">new</text:span><text:span text:style-name="T167_11"><text:s/></text:span><text:span text:style-name="T167_12">diagnostic</text:span><text:span text:style-name="T167_13"><text:s/></text:span><text:span text:style-name="T167_14">question</text:span><text:span text:style-name="T167_15"><text:s/>4.1.3<text:s/></text:span><text:span text:style-name="T167_16">Clicks</text:span><text:span text:style-name="T167_17"><text:s/>“</text:span><text:span text:style-name="T167_18">Save</text:span><text:span text:style-name="T167_19"><text:s/></text:span><text:span text:style-name="T167_20">Diagnostic</text:span><text:span text:style-name="T167_21"><text:s/></text:span><text:span text:style-name="T167_22">Question</text:span><text:span text:style-name="T167_23">”.<text:s/></text:span></text:p>
            <text:p text:style-name="P168"><text:span text:style-name="T168_1">4.1.4<text:s/></text:span><text:span text:style-name="T168_2">exit</text:span></text:p>
          </table:table-cell>
        </table:table-row>
      </table:table>
      <text:p text:style-name="P169"/>
      <text:p text:style-name="P170"/>
      <table:table table:style-name="Table6">
        <table:table-column table:style-name="Column11"/>
        <table:table-column table:style-name="Column12"/>
        <table:table-row table:style-name="Row47">
          <table:table-cell table:style-name="Cell93">
            <text:p text:style-name="P171"><text:span text:style-name="T171_1">Symptoms</text:span><text:span text:style-name="T171_2"><text:s/></text:span><text:span text:style-name="T171_3">Records</text:span><text:span text:style-name="T171_4"><text:s/></text:span><text:span text:style-name="T171_5">Maintenance</text:span><text:span text:style-name="T171_6"><text:s/></text:span><text:span text:style-name="T171_7">Use</text:span><text:span text:style-name="T171_8"><text:s/></text:span><text:span text:style-name="T171_9">Case</text:span></text:p>
          </table:table-cell>
          <table:table-cell table:style-name="Cell94">
            <text:p text:style-name="P172"/>
          </table:table-cell>
        </table:table-row>
        <table:table-row table:style-name="Row48">
          <table:table-cell table:style-name="Cell95">
            <text:p text:style-name="P173"><text:span text:style-name="T173_1">ID</text:span></text:p>
          </table:table-cell>
          <table:table-cell table:style-name="Cell96">
            <text:p text:style-name="P174"><text:span text:style-name="T174_1">5.1</text:span></text:p>
          </table:table-cell>
        </table:table-row>
        <table:table-row table:style-name="Row49">
          <table:table-cell table:style-name="Cell97">
            <text:p text:style-name="P175"><text:span text:style-name="T175_1">Name</text:span></text:p>
          </table:table-cell>
          <table:table-cell table:style-name="Cell98">
            <text:p text:style-name="P176"><text:span text:style-name="T176_1">Symptoms</text:span><text:span text:style-name="T176_2"><text:s/></text:span><text:span text:style-name="T176_3">Records</text:span><text:span text:style-name="T176_4"><text:s/></text:span><text:span text:style-name="T176_5">Maintenance</text:span></text:p>
          </table:table-cell>
        </table:table-row>
        <table:table-row table:style-name="Row50">
          <table:table-cell table:style-name="Cell99">
            <text:p text:style-name="P177"><text:span text:style-name="T177_1">Actor</text:span></text:p>
          </table:table-cell>
          <table:table-cell table:style-name="Cell100">
            <text:p text:style-name="P178"><text:span text:style-name="T178_1">System</text:span><text:span text:style-name="T178_2"><text:s/></text:span><text:span text:style-name="T178_3">Administrator</text:span></text:p>
          </table:table-cell>
        </table:table-row>
        <table:table-row table:style-name="Row51">
          <table:table-cell table:style-name="Cell101">
            <text:p text:style-name="P179"><text:span text:style-name="T179_1">Description</text:span></text:p>
          </table:table-cell>
          <table:table-cell table:style-name="Cell102">
            <text:p text:style-name="P180"><text:span text:style-name="T180_1">Admin</text:span><text:span text:style-name="T180_2"><text:s/></text:span><text:span text:style-name="T180_3">adds</text:span><text:span text:style-name="T180_4"><text:s/></text:span><text:span text:style-name="T180_5">symptom</text:span><text:span text:style-name="T180_6">/</text:span><text:span text:style-name="T180_7">s</text:span><text:span text:style-name="T180_8"><text:s/></text:span><text:span text:style-name="T180_9">that</text:span><text:span text:style-name="T180_10"><text:s/></text:span><text:span text:style-name="T180_11">are</text:span><text:span text:style-name="T180_12"><text:s/></text:span><text:span text:style-name="T180_13">not</text:span><text:span text:style-name="T180_14"><text:s/></text:span><text:span text:style-name="T180_15">yet</text:span><text:span text:style-name="T180_16"><text:s/></text:span><text:span text:style-name="T180_17">in</text:span><text:span text:style-name="T180_18"><text:s/></text:span><text:span text:style-name="T180_19">the</text:span><text:span text:style-name="T180_20"><text:s/></text:span><text:span text:style-name="T180_21">system</text:span><text:span text:style-name="T180_22">.</text:span></text:p>
          </table:table-cell>
        </table:table-row>
        <table:table-row table:style-name="Row52">
          <table:table-cell table:style-name="Cell103">
            <text:p text:style-name="P181"><text:span text:style-name="T181_1">Pre</text:span><text:span text:style-name="T181_2">-</text:span><text:span text:style-name="T181_3">condition</text:span></text:p>
          </table:table-cell>
          <table:table-cell table:style-name="Cell104">
            <text:p text:style-name="P182"><text:span text:style-name="T182_1">Admin</text:span><text:span text:style-name="T182_2"><text:s/></text:span><text:span text:style-name="T182_3">has</text:span><text:span text:style-name="T182_4"><text:s/></text:span><text:span text:style-name="T182_5">already</text:span><text:span text:style-name="T182_6"><text:s/></text:span><text:span text:style-name="T182_7">logged</text:span><text:span text:style-name="T182_8"><text:s/></text:span><text:span text:style-name="T182_9">in</text:span><text:span text:style-name="T182_10">.</text:span></text:p>
          </table:table-cell>
        </table:table-row>
        <table:table-row table:style-name="Row53">
          <table:table-cell table:style-name="Cell105">
            <text:p text:style-name="P183"><text:span text:style-name="T183_1">Post</text:span><text:span text:style-name="T183_2">-</text:span><text:span text:style-name="T183_3">condition</text:span></text:p>
          </table:table-cell>
          <table:table-cell table:style-name="Cell106">
            <text:p text:style-name="P184"><text:span text:style-name="T184_1">Symptom</text:span><text:span text:style-name="T184_2">/</text:span><text:span text:style-name="T184_3">s</text:span><text:span text:style-name="T184_4"><text:s/></text:span><text:span text:style-name="T184_5">will</text:span><text:span text:style-name="T184_6"><text:s/></text:span><text:span text:style-name="T184_7">be</text:span><text:span text:style-name="T184_8"><text:s/></text:span><text:span text:style-name="T184_9">added</text:span><text:span text:style-name="T184_10"><text:s/></text:span><text:span text:style-name="T184_11">to</text:span><text:span text:style-name="T184_12"><text:s/></text:span><text:span text:style-name="T184_13">the</text:span><text:span text:style-name="T184_14"><text:s/></text:span><text:span text:style-name="T184_15">database</text:span><text:span text:style-name="T184_16">.</text:span></text:p>
          </table:table-cell>
        </table:table-row>
        <table:table-row table:style-name="Row54">
          <table:table-cell table:style-name="Cell107">
            <text:p text:style-name="P185"><text:span text:style-name="T185_1">Main</text:span><text:span text:style-name="T185_2"><text:s/></text:span><text:span text:style-name="T185_3">Course</text:span></text:p>
          </table:table-cell>
          <table:table-cell table:style-name="Cell108">
            <text:list text:style-name="LS12" xml:id="list51">
              <text:list-item>
                <text:p text:style-name="P186"><text:span text:style-name="T186_1">Admin</text:span><text:span text:style-name="T186_2"><text:s/></text:span><text:span text:style-name="T186_3">clicks</text:span><text:span text:style-name="T186_4"><text:s/>“</text:span><text:span text:style-name="T186_5">add</text:span><text:span text:style-name="T186_6"><text:s/></text:span><text:span text:style-name="T186_7">symptom</text:span><text:span text:style-name="T186_8">”<text:s/></text:span><text:span text:style-name="T186_9">button</text:span></text:p>
              </text:list-item>
              <text:list-item>
                <text:p text:style-name="P187"><text:span text:style-name="T187_1">Admin</text:span><text:span text:style-name="T187_2"><text:s/></text:span><text:span text:style-name="T187_3">enters</text:span><text:span text:style-name="T187_4"><text:s/></text:span><text:span text:style-name="T187_5">the</text:span><text:span text:style-name="T187_6"><text:s/></text:span><text:span text:style-name="T187_7">symptom</text:span></text:p>
              </text:list-item>
              <text:list-item>
                <text:p text:style-name="P188"><text:span text:style-name="T188_1">Admin</text:span><text:span text:style-name="T188_2"><text:s/></text:span><text:span text:style-name="T188_3">clicks</text:span><text:span text:style-name="T188_4"><text:s/></text:span><text:span text:style-name="T188_5">the</text:span><text:span text:style-name="T188_6"><text:s/></text:span><text:span text:style-name="T188_7">save</text:span><text:span text:style-name="T188_8"><text:s/></text:span><text:span text:style-name="T188_9">button</text:span></text:p>
              </text:list-item>
              <text:list-item>
                <text:p text:style-name="P189"><text:span text:style-name="T189_1">Exit</text:span></text:p>
              </text:list-item>
            </text:list>
          </table:table-cell>
        </table:table-row>
      </table:table>
      <text:p text:style-name="P190"/>
      <text:p text:style-name="P191"/>
      <table:table table:style-name="Table7">
        <table:table-column table:style-name="Column13"/>
        <table:table-column table:style-name="Column14"/>
        <table:table-row table:style-name="Row55">
          <table:table-cell table:style-name="Cell109">
            <text:p text:style-name="P192"><text:span text:style-name="T192_1">Diagnostic</text:span><text:span text:style-name="T192_2"><text:s/></text:span><text:span text:style-name="T192_3">Questions</text:span><text:span text:style-name="T192_4"><text:s/></text:span><text:span text:style-name="T192_5">Records</text:span><text:span text:style-name="T192_6"><text:s/></text:span><text:span text:style-name="T192_7">Maintenance</text:span><text:span text:style-name="T192_8"><text:s/></text:span><text:span text:style-name="T192_9">Use</text:span><text:span text:style-name="T192_10"><text:s/></text:span><text:span text:style-name="T192_11">Case</text:span></text:p>
          </table:table-cell>
          <table:table-cell table:style-name="Cell110">
            <text:p text:style-name="P193"/>
          </table:table-cell>
        </table:table-row>
        <table:table-row table:style-name="Row56">
          <table:table-cell table:style-name="Cell111">
            <text:p text:style-name="P194"><text:span text:style-name="T194_1">ID</text:span></text:p>
          </table:table-cell>
          <table:table-cell table:style-name="Cell112">
            <text:p text:style-name="P195"><text:span text:style-name="T195_1">5.2</text:span></text:p>
          </table:table-cell>
        </table:table-row>
        <table:table-row table:style-name="Row57">
          <table:table-cell table:style-name="Cell113">
            <text:p text:style-name="P196"><text:span text:style-name="T196_1">Name</text:span></text:p>
          </table:table-cell>
          <table:table-cell table:style-name="Cell114">
            <text:p text:style-name="P197"><text:span text:style-name="T197_1">Diagnostic</text:span><text:span text:style-name="T197_2"><text:s/></text:span><text:span text:style-name="T197_3">Questions</text:span><text:span text:style-name="T197_4"><text:s/></text:span><text:span text:style-name="T197_5">Records</text:span><text:span text:style-name="T197_6"><text:s/></text:span><text:span text:style-name="T197_7">Maintenance</text:span></text:p>
          </table:table-cell>
        </table:table-row>
        <table:table-row table:style-name="Row58">
          <table:table-cell table:style-name="Cell115">
            <text:p text:style-name="P198"><text:span text:style-name="T198_1">Actor</text:span></text:p>
          </table:table-cell>
          <table:table-cell table:style-name="Cell116">
            <text:p text:style-name="P199"><text:span text:style-name="T199_1">System</text:span><text:span text:style-name="T199_2"><text:s/></text:span><text:span text:style-name="T199_3">Administrator</text:span></text:p>
          </table:table-cell>
        </table:table-row>
        <table:table-row table:style-name="Row59">
          <table:table-cell table:style-name="Cell117">
            <text:p text:style-name="P200"><text:span text:style-name="T200_1">Description</text:span></text:p>
          </table:table-cell>
          <table:table-cell table:style-name="Cell118">
            <text:p text:style-name="P201"><text:span text:style-name="T201_1">Admin</text:span><text:span text:style-name="T201_2"><text:s/></text:span><text:span text:style-name="T201_3">adds</text:span><text:span text:style-name="T201_4"><text:s/></text:span><text:span text:style-name="T201_5">diagnostic</text:span><text:span text:style-name="T201_6"><text:s/></text:span><text:span text:style-name="T201_7">question</text:span><text:span text:style-name="T201_8"><text:s/></text:span><text:span text:style-name="T201_9">for</text:span><text:span text:style-name="T201_10"><text:s/></text:span><text:span text:style-name="T201_11">a</text:span><text:span text:style-name="T201_12"><text:s/></text:span><text:span text:style-name="T201_13">disease</text:span><text:span text:style-name="T201_14"><text:s/></text:span><text:span text:style-name="T201_15">in</text:span><text:span text:style-name="T201_16"><text:s/></text:span><text:span text:style-name="T201_17">the</text:span><text:span text:style-name="T201_18"><text:s/></text:span><text:span text:style-name="T201_19">examination</text:span><text:span text:style-name="T201_20">.</text:span></text:p>
          </table:table-cell>
        </table:table-row>
        <table:table-row table:style-name="Row60">
          <table:table-cell table:style-name="Cell119">
            <text:p text:style-name="P202"><text:span text:style-name="T202_1">Pre</text:span><text:span text:style-name="T202_2">-</text:span><text:span text:style-name="T202_3">condition</text:span></text:p>
          </table:table-cell>
          <table:table-cell table:style-name="Cell120">
            <text:p text:style-name="P203"><text:span text:style-name="T203_1">Admin</text:span><text:span text:style-name="T203_2"><text:s/></text:span><text:span text:style-name="T203_3">has</text:span><text:span text:style-name="T203_4"><text:s/></text:span><text:span text:style-name="T203_5">already</text:span><text:span text:style-name="T203_6"><text:s/></text:span><text:span text:style-name="T203_7">logged</text:span><text:span text:style-name="T203_8"><text:s/></text:span><text:span text:style-name="T203_9">in</text:span><text:span text:style-name="T203_10">.</text:span></text:p>
          </table:table-cell>
        </table:table-row>
        <table:table-row table:style-name="Row61">
          <table:table-cell table:style-name="Cell121">
            <text:p text:style-name="P204"><text:span text:style-name="T204_1">Post</text:span><text:span text:style-name="T204_2">-</text:span><text:span text:style-name="T204_3">condition</text:span></text:p>
          </table:table-cell>
          <table:table-cell table:style-name="Cell122">
            <text:p text:style-name="P205"><text:span text:style-name="T205_1">Diagnostic</text:span><text:span text:style-name="T205_2"><text:s/></text:span><text:span text:style-name="T205_3">question</text:span><text:span text:style-name="T205_4"><text:s/></text:span><text:span text:style-name="T205_5">will</text:span><text:span text:style-name="T205_6"><text:s/></text:span><text:span text:style-name="T205_7">be</text:span><text:span text:style-name="T205_8"><text:s/></text:span><text:span text:style-name="T205_9">added</text:span><text:span text:style-name="T205_10"><text:s/></text:span><text:span text:style-name="T205_11">to</text:span><text:span text:style-name="T205_12"><text:s/></text:span><text:span text:style-name="T205_13">the</text:span><text:span text:style-name="T205_14"><text:s/></text:span><text:span text:style-name="T205_15">database</text:span><text:span text:style-name="T205_16">.</text:span></text:p>
          </table:table-cell>
        </table:table-row>
        <table:table-row table:style-name="Row62">
          <table:table-cell table:style-name="Cell123">
            <text:p text:style-name="P206"><text:span text:style-name="T206_1">Main</text:span><text:span text:style-name="T206_2"><text:s/></text:span><text:span text:style-name="T206_3">Course</text:span></text:p>
          </table:table-cell>
          <table:table-cell table:style-name="Cell124">
            <text:list text:style-name="LS13" xml:id="list55">
              <text:list-item>
                <text:p text:style-name="P207"><text:span text:style-name="T207_1">Admin</text:span><text:span text:style-name="T207_2"><text:s/></text:span><text:span text:style-name="T207_3">clicks</text:span><text:span text:style-name="T207_4"><text:s/></text:span><text:span text:style-name="T207_5">the</text:span><text:span text:style-name="T207_6"><text:s/>“</text:span><text:span text:style-name="T207_7">add</text:span><text:span text:style-name="T207_8"><text:s/></text:span><text:span text:style-name="T207_9">diagnostic</text:span><text:span text:style-name="T207_10"><text:s/></text:span><text:span text:style-name="T207_11">question</text:span><text:span text:style-name="T207_12">”<text:s/></text:span><text:span text:style-name="T207_13">button</text:span><text:span text:style-name="T207_14">.</text:span></text:p>
              </text:list-item>
              <text:list-item>
                <text:p text:style-name="P208"><text:span text:style-name="T208_1">Admin</text:span><text:span text:style-name="T208_2"><text:s/></text:span><text:span text:style-name="T208_3">enters</text:span><text:span text:style-name="T208_4"><text:s/></text:span><text:span text:style-name="T208_5">diagnostic</text:span><text:span text:style-name="T208_6"><text:s/></text:span><text:span text:style-name="T208_7">question</text:span><text:span text:style-name="T208_8">.</text:span></text:p>
              </text:list-item>
              <text:list-item>
                <text:p text:style-name="P209"><text:span text:style-name="T209_1">Admin</text:span><text:span text:style-name="T209_2"><text:s/></text:span><text:span text:style-name="T209_3">clicks</text:span><text:span text:style-name="T209_4"><text:s/>“</text:span><text:span text:style-name="T209_5">save</text:span><text:span text:style-name="T209_6"><text:s/></text:span><text:span text:style-name="T209_7">button</text:span><text:span text:style-name="T209_8">”.</text:span></text:p>
              </text:list-item>
              <text:list-item>
                <text:p text:style-name="P210"><text:span text:style-name="T210_1">Exit</text:span></text:p>
              </text:list-item>
            </text:list>
          </table:table-cell>
        </table:table-row>
      </table:table>
      <text:p text:style-name="P211"/>
      <table:table table:style-name="Table8">
        <table:table-column table:style-name="Column15"/>
        <table:table-column table:style-name="Column16"/>
        <table:table-row table:style-name="Row63">
          <table:table-cell table:style-name="Cell125">
            <text:p text:style-name="P212"><text:span text:style-name="T212_1">Patient</text:span><text:span text:style-name="T212_2"><text:s/></text:span><text:span text:style-name="T212_3">Accounts</text:span><text:span text:style-name="T212_4"><text:s/></text:span><text:span text:style-name="T212_5">Maintenance</text:span><text:span text:style-name="T212_6"><text:s/></text:span><text:span text:style-name="T212_7">Use</text:span><text:span text:style-name="T212_8"><text:s/></text:span><text:span text:style-name="T212_9">Case</text:span></text:p>
          </table:table-cell>
          <table:table-cell table:style-name="Cell126">
            <text:p text:style-name="P213"/>
          </table:table-cell>
        </table:table-row>
        <table:table-row table:style-name="Row64">
          <table:table-cell table:style-name="Cell127">
            <text:p text:style-name="P214"><text:span text:style-name="T214_1">ID</text:span></text:p>
          </table:table-cell>
          <table:table-cell table:style-name="Cell128">
            <text:p text:style-name="P215"><text:span text:style-name="T215_1">6</text:span></text:p>
          </table:table-cell>
        </table:table-row>
        <table:table-row table:style-name="Row65">
          <table:table-cell table:style-name="Cell129">
            <text:p text:style-name="P216"><text:span text:style-name="T216_1">Name</text:span></text:p>
          </table:table-cell>
          <table:table-cell table:style-name="Cell130">
            <text:p text:style-name="P217"><text:span text:style-name="T217_1">Patient</text:span><text:span text:style-name="T217_2"><text:s/></text:span><text:span text:style-name="T217_3">Accounts</text:span><text:span text:style-name="T217_4"><text:s/></text:span><text:span text:style-name="T217_5">Maintenance</text:span></text:p>
          </table:table-cell>
        </table:table-row>
        <table:table-row table:style-name="Row66">
          <table:table-cell table:style-name="Cell131">
            <text:p text:style-name="P218"><text:span text:style-name="T218_1">Actor</text:span></text:p>
          </table:table-cell>
          <table:table-cell table:style-name="Cell132">
            <text:p text:style-name="P219"><text:span text:style-name="T219_1">System</text:span><text:span text:style-name="T219_2"><text:s/></text:span><text:span text:style-name="T219_3">Administrator</text:span></text:p>
          </table:table-cell>
        </table:table-row>
        <table:table-row table:style-name="Row67">
          <table:table-cell table:style-name="Cell133">
            <text:p text:style-name="P220"><text:span text:style-name="T220_1">Description</text:span></text:p>
          </table:table-cell>
          <table:table-cell table:style-name="Cell134">
            <text:p text:style-name="P221"><text:span text:style-name="T221_1">Admin</text:span><text:span text:style-name="T221_2"><text:s/></text:span><text:span text:style-name="T221_3">adds</text:span><text:span text:style-name="T221_4"><text:s/></text:span><text:span text:style-name="T221_5">patient</text:span><text:span text:style-name="T221_6"><text:s/></text:span><text:span text:style-name="T221_7">to</text:span><text:span text:style-name="T221_8"><text:s/></text:span><text:span text:style-name="T221_9">the</text:span><text:span text:style-name="T221_10"><text:s/></text:span><text:span text:style-name="T221_11">system</text:span><text:span text:style-name="T221_12">.</text:span></text:p>
          </table:table-cell>
        </table:table-row>
        <table:table-row table:style-name="Row68">
          <table:table-cell table:style-name="Cell135">
            <text:p text:style-name="P222"><text:span text:style-name="T222_1">Pre</text:span><text:span text:style-name="T222_2">-</text:span><text:span text:style-name="T222_3">condition</text:span></text:p>
          </table:table-cell>
          <table:table-cell table:style-name="Cell136">
            <text:p text:style-name="P223"><text:span text:style-name="T223_1">Admin</text:span><text:span text:style-name="T223_2"><text:s/></text:span><text:span text:style-name="T223_3">has</text:span><text:span text:style-name="T223_4"><text:s/></text:span><text:span text:style-name="T223_5">already</text:span><text:span text:style-name="T223_6"><text:s/></text:span><text:span text:style-name="T223_7">logged</text:span><text:span text:style-name="T223_8"><text:s/></text:span><text:span text:style-name="T223_9">in</text:span><text:span text:style-name="T223_10">.</text:span></text:p>
          </table:table-cell>
        </table:table-row>
        <table:table-row table:style-name="Row69">
          <table:table-cell table:style-name="Cell137">
            <text:p text:style-name="P224"><text:span text:style-name="T224_1">Post</text:span><text:span text:style-name="T224_2">-</text:span><text:span text:style-name="T224_3">condition</text:span></text:p>
          </table:table-cell>
          <table:table-cell table:style-name="Cell138">
            <text:p text:style-name="P225"><text:span text:style-name="T225_1">Patient</text:span><text:span text:style-name="T225_2"><text:s/></text:span><text:span text:style-name="T225_3">will</text:span><text:span text:style-name="T225_4"><text:s/></text:span><text:span text:style-name="T225_5">be</text:span><text:span text:style-name="T225_6"><text:s/></text:span><text:span text:style-name="T225_7">added</text:span><text:span text:style-name="T225_8"><text:s/></text:span><text:span text:style-name="T225_9">to</text:span><text:span text:style-name="T225_10"><text:s/></text:span><text:span text:style-name="T225_11">the</text:span><text:span text:style-name="T225_12"><text:s/></text:span><text:span text:style-name="T225_13">system</text:span><text:span text:style-name="T225_14">.</text:span></text:p>
          </table:table-cell>
        </table:table-row>
        <table:table-row table:style-name="Row70">
          <table:table-cell table:style-name="Cell139">
            <text:p text:style-name="P226"><text:span text:style-name="T226_1">Main</text:span><text:span text:style-name="T226_2"><text:s/></text:span><text:span text:style-name="T226_3">Course</text:span></text:p>
          </table:table-cell>
          <table:table-cell table:style-name="Cell140">
            <text:list text:style-name="LS14" xml:id="list59">
              <text:list-item>
                <text:p text:style-name="P227"><text:span text:style-name="T227_1">Admin</text:span><text:span text:style-name="T227_2"><text:s/></text:span><text:span text:style-name="T227_3">clicks</text:span><text:span text:style-name="T227_4"><text:s/></text:span><text:span text:style-name="T227_5">the</text:span><text:span text:style-name="T227_6"><text:s/>“</text:span><text:span text:style-name="T227_7">add</text:span><text:span text:style-name="T227_8"><text:s/></text:span><text:span text:style-name="T227_9">patient</text:span><text:span text:style-name="T227_10">”<text:s/></text:span><text:span text:style-name="T227_11">button</text:span></text:p>
              </text:list-item>
              <text:list-item>
                <text:p text:style-name="P228"><text:span text:style-name="T228_1">Admin</text:span><text:span text:style-name="T228_2"><text:s/></text:span><text:span text:style-name="T228_3">enters</text:span><text:span text:style-name="T228_4"><text:s/></text:span><text:span text:style-name="T228_5">the</text:span><text:span text:style-name="T228_6"><text:s/></text:span><text:span text:style-name="T228_7">ID</text:span><text:span text:style-name="T228_8"><text:s/></text:span><text:span text:style-name="T228_9">number</text:span><text:span text:style-name="T228_10"><text:s/></text:span><text:span text:style-name="T228_11">and</text:span><text:span text:style-name="T228_12"><text:s/></text:span><text:span text:style-name="T228_13">name</text:span><text:span text:style-name="T228_14"><text:s/></text:span><text:span text:style-name="T228_15">of</text:span><text:span text:style-name="T228_16"><text:s/></text:span><text:span text:style-name="T228_17">the</text:span><text:span text:style-name="T228_18"><text:s/></text:span><text:span text:style-name="T228_19">patient</text:span></text:p>
              </text:list-item>
              <text:list-item>
                <text:p text:style-name="P229"><text:span text:style-name="T229_1">Admin</text:span><text:span text:style-name="T229_2"><text:s/></text:span><text:span text:style-name="T229_3">clicks</text:span><text:span text:style-name="T229_4"><text:s/></text:span><text:span text:style-name="T229_5">the</text:span><text:span text:style-name="T229_6"><text:s/></text:span><text:span text:style-name="T229_7">save</text:span><text:span text:style-name="T229_8"><text:s/></text:span><text:span text:style-name="T229_9">button</text:span></text:p>
              </text:list-item>
              <text:list-item>
                <text:p text:style-name="P230"><text:span text:style-name="T230_1">Exit</text:span></text:p>
              </text:list-item>
            </text:list>
          </table:table-cell>
        </table:table-row>
        <table:table-row table:style-name="Row71">
          <table:table-cell table:style-name="Cell141">
            <text:p text:style-name="P231"><text:span text:style-name="T231_1">Exception</text:span></text:p>
          </table:table-cell>
          <table:table-cell table:style-name="Cell142">
            <text:p text:style-name="P232"><text:span text:style-name="T232_1">3.1<text:s/></text:span><text:span text:style-name="T232_2">If</text:span><text:span text:style-name="T232_3"><text:s/></text:span><text:span text:style-name="T232_4">the</text:span><text:span text:style-name="T232_5"><text:s/></text:span><text:span text:style-name="T232_6">ID</text:span><text:span text:style-name="T232_7"><text:s/></text:span><text:span text:style-name="T232_8">number</text:span><text:span text:style-name="T232_9"><text:s/></text:span><text:span text:style-name="T232_10">and</text:span><text:span text:style-name="T232_11">/</text:span><text:span text:style-name="T232_12">or</text:span><text:span text:style-name="T232_13"><text:s/></text:span><text:span text:style-name="T232_14">name</text:span><text:span text:style-name="T232_15"><text:s/></text:span><text:span text:style-name="T232_16">is</text:span><text:span text:style-name="T232_17">/</text:span><text:span text:style-name="T232_18">are</text:span><text:span text:style-name="T232_19"><text:s/></text:span><text:span text:style-name="T232_20">blank</text:span><text:span text:style-name="T232_21">.</text:span></text:p>
            <text:list text:style-name="LS15" xml:id="list63">
              <text:list-item>
                <text:p text:style-name="P233"><text:span text:style-name="T233_1">Display</text:span><text:span text:style-name="T233_2"><text:s/></text:span><text:span text:style-name="T233_3">message</text:span><text:span text:style-name="T233_4"><text:s/></text:span><text:span text:style-name="T233_5">stating</text:span><text:span text:style-name="T233_6"><text:s/></text:span><text:span text:style-name="T233_7">that</text:span><text:span text:style-name="T233_8"><text:s/></text:span><text:span text:style-name="T233_9">the</text:span><text:span text:style-name="T233_10"><text:s/></text:span><text:span text:style-name="T233_11">admin</text:span><text:span text:style-name="T233_12"><text:s/></text:span><text:span text:style-name="T233_13">should</text:span><text:span text:style-name="T233_14"><text:s/></text:span><text:span text:style-name="T233_15">fill</text:span><text:span text:style-name="T233_16"><text:s/></text:span><text:span text:style-name="T233_17">up</text:span><text:span text:style-name="T233_18"><text:s/></text:span><text:span text:style-name="T233_19">the</text:span><text:span text:style-name="T233_20"><text:s/></text:span><text:span text:style-name="T233_21">required</text:span><text:span text:style-name="T233_22"><text:s/></text:span><text:span text:style-name="T233_23">fields</text:span><text:span text:style-name="T233_24">.</text:span></text:p>
              </text:list-item>
              <text:list-item>
                <text:p text:style-name="P234"><text:span text:style-name="T234_1">Repeat</text:span><text:span text:style-name="T234_2"><text:s/>2</text:span></text:p>
              </text:list-item>
            </text:list>
            <text:p text:style-name="P235"><text:span text:style-name="T235_1">3.2<text:s/></text:span><text:span text:style-name="T235_2">If</text:span><text:span text:style-name="T235_3"><text:s/></text:span><text:span text:style-name="T235_4">the</text:span><text:span text:style-name="T235_5"><text:s/></text:span><text:span text:style-name="T235_6">ID</text:span><text:span text:style-name="T235_7"><text:s/></text:span><text:span text:style-name="T235_8">number</text:span><text:span text:style-name="T235_9"><text:s/></text:span><text:span text:style-name="T235_10">and</text:span><text:span text:style-name="T235_11">/</text:span><text:span text:style-name="T235_12">or</text:span><text:span text:style-name="T235_13"><text:s/></text:span><text:span text:style-name="T235_14">name</text:span><text:span text:style-name="T235_15"><text:s/></text:span><text:span text:style-name="T235_16">is</text:span><text:span text:style-name="T235_17"><text:s/></text:span><text:span text:style-name="T235_18">invalid</text:span></text:p>
            <text:list text:style-name="LS16" xml:id="list65">
              <text:list-item>
                <text:p text:style-name="P236"><text:span text:style-name="T236_1">Display</text:span><text:span text:style-name="T236_2"><text:s/></text:span><text:span text:style-name="T236_3">message</text:span><text:span text:style-name="T236_4"><text:s/></text:span><text:span text:style-name="T236_5">stating</text:span><text:span text:style-name="T236_6"><text:s/></text:span><text:span text:style-name="T236_7">that</text:span><text:span text:style-name="T236_8"><text:s/></text:span><text:span text:style-name="T236_9">ID</text:span><text:span text:style-name="T236_10"><text:s/></text:span><text:span text:style-name="T236_11">number</text:span><text:span text:style-name="T236_12"><text:s/></text:span><text:span text:style-name="T236_13">and</text:span><text:span text:style-name="T236_14">/</text:span><text:span text:style-name="T236_15">or</text:span><text:span text:style-name="T236_16"><text:s/></text:span><text:span text:style-name="T236_17">name</text:span><text:span text:style-name="T236_18"><text:s/></text:span><text:span text:style-name="T236_19">is</text:span><text:span text:style-name="T236_20"><text:s/></text:span><text:span text:style-name="T236_21">invalid</text:span></text:p>
              </text:list-item>
              <text:list-item>
                <text:p text:style-name="P237"><text:span text:style-name="T237_1">Repeat</text:span><text:span text:style-name="T237_2"><text:s/>2</text:span></text:p>
              </text:list-item>
            </text:list>
          </table:table-cell>
        </table:table-row>
      </table:table>
      <text:p text:style-name="P238"/>
      <text:p text:style-name="P239"/>
      <text:p text:style-name="P240"/>
      <table:table table:style-name="Table9">
        <table:table-column table:style-name="Column17"/>
        <table:table-column table:style-name="Column18"/>
        <table:table-row table:style-name="Row72">
          <table:table-cell table:style-name="Cell143">
            <text:p text:style-name="P241"><text:span text:style-name="T241_1">Doctor</text:span><text:span text:style-name="T241_2"><text:s/></text:span><text:span text:style-name="T241_3">Accounts</text:span><text:span text:style-name="T241_4"><text:s/></text:span><text:span text:style-name="T241_5">Maintenance</text:span><text:span text:style-name="T241_6"><text:s/></text:span><text:span text:style-name="T241_7">Use</text:span><text:span text:style-name="T241_8"><text:s/></text:span><text:span text:style-name="T241_9">Case</text:span></text:p>
          </table:table-cell>
          <table:table-cell table:style-name="Cell144">
            <text:p text:style-name="P242"/>
          </table:table-cell>
        </table:table-row>
        <table:table-row table:style-name="Row73">
          <table:table-cell table:style-name="Cell145">
            <text:p text:style-name="P243"><text:span text:style-name="T243_1">ID</text:span></text:p>
          </table:table-cell>
          <table:table-cell table:style-name="Cell146">
            <text:p text:style-name="P244"><text:span text:style-name="T244_1">7</text:span></text:p>
          </table:table-cell>
        </table:table-row>
        <table:table-row table:style-name="Row74">
          <table:table-cell table:style-name="Cell147">
            <text:p text:style-name="P245"><text:span text:style-name="T245_1">Name</text:span></text:p>
          </table:table-cell>
          <table:table-cell table:style-name="Cell148">
            <text:p text:style-name="P246"><text:span text:style-name="T246_1">Doctor</text:span><text:span text:style-name="T246_2"><text:s/></text:span><text:span text:style-name="T246_3">Accounts</text:span><text:span text:style-name="T246_4"><text:s/></text:span><text:span text:style-name="T246_5">Maintenance</text:span></text:p>
          </table:table-cell>
        </table:table-row>
        <table:table-row table:style-name="Row75">
          <table:table-cell table:style-name="Cell149">
            <text:p text:style-name="P247"><text:span text:style-name="T247_1">Actor</text:span></text:p>
          </table:table-cell>
          <table:table-cell table:style-name="Cell150">
            <text:p text:style-name="P248"><text:span text:style-name="T248_1">System</text:span><text:span text:style-name="T248_2"><text:s/></text:span><text:span text:style-name="T248_3">Administrator</text:span></text:p>
          </table:table-cell>
        </table:table-row>
        <table:table-row table:style-name="Row76">
          <table:table-cell table:style-name="Cell151">
            <text:p text:style-name="P249"><text:span text:style-name="T249_1">Description</text:span></text:p>
          </table:table-cell>
          <table:table-cell table:style-name="Cell152">
            <text:p text:style-name="P250"><text:span text:style-name="T250_1">Admin</text:span><text:span text:style-name="T250_2"><text:s/></text:span><text:span text:style-name="T250_3">adds</text:span><text:span text:style-name="T250_4"><text:s/></text:span><text:span text:style-name="T250_5">doctor</text:span><text:span text:style-name="T250_6"><text:s/></text:span><text:span text:style-name="T250_7">to</text:span><text:span text:style-name="T250_8"><text:s/></text:span><text:span text:style-name="T250_9">access</text:span><text:span text:style-name="T250_10"><text:s/></text:span><text:span text:style-name="T250_11">the</text:span><text:span text:style-name="T250_12"><text:s/></text:span><text:span text:style-name="T250_13">system</text:span><text:span text:style-name="T250_14">.</text:span></text:p>
          </table:table-cell>
        </table:table-row>
        <table:table-row table:style-name="Row77">
          <table:table-cell table:style-name="Cell153">
            <text:p text:style-name="P251"><text:span text:style-name="T251_1">Pre</text:span><text:span text:style-name="T251_2">-</text:span><text:span text:style-name="T251_3">condition</text:span></text:p>
          </table:table-cell>
          <table:table-cell table:style-name="Cell154">
            <text:p text:style-name="P252"><text:span text:style-name="T252_1">Admin</text:span><text:span text:style-name="T252_2"><text:s/></text:span><text:span text:style-name="T252_3">has</text:span><text:span text:style-name="T252_4"><text:s/></text:span><text:span text:style-name="T252_5">already</text:span><text:span text:style-name="T252_6"><text:s/></text:span><text:span text:style-name="T252_7">logged</text:span><text:span text:style-name="T252_8"><text:s/></text:span><text:span text:style-name="T252_9">in</text:span><text:span text:style-name="T252_10">.</text:span></text:p>
          </table:table-cell>
        </table:table-row>
        <table:table-row table:style-name="Row78">
          <table:table-cell table:style-name="Cell155">
            <text:p text:style-name="P253"><text:span text:style-name="T253_1">Post</text:span><text:span text:style-name="T253_2">-</text:span><text:span text:style-name="T253_3">condition</text:span></text:p>
          </table:table-cell>
          <table:table-cell table:style-name="Cell156">
            <text:p text:style-name="P254"><text:span text:style-name="T254_1">Doctor</text:span><text:span text:style-name="T254_2"><text:s/></text:span><text:span text:style-name="T254_3">will</text:span><text:span text:style-name="T254_4"><text:s/></text:span><text:span text:style-name="T254_5">be</text:span><text:span text:style-name="T254_6"><text:s/></text:span><text:span text:style-name="T254_7">added</text:span><text:span text:style-name="T254_8"><text:s/></text:span><text:span text:style-name="T254_9">to</text:span><text:span text:style-name="T254_10"><text:s/></text:span><text:span text:style-name="T254_11">the</text:span><text:span text:style-name="T254_12"><text:s/></text:span><text:span text:style-name="T254_13">system</text:span><text:span text:style-name="T254_14">.</text:span></text:p>
          </table:table-cell>
        </table:table-row>
        <table:table-row table:style-name="Row79">
          <table:table-cell table:style-name="Cell157">
            <text:p text:style-name="P255"><text:span text:style-name="T255_1">Main</text:span><text:span text:style-name="T255_2"><text:s/></text:span><text:span text:style-name="T255_3">Course</text:span></text:p>
          </table:table-cell>
          <table:table-cell table:style-name="Cell158">
            <text:list text:style-name="LS17" xml:id="list67">
              <text:list-item>
                <text:p text:style-name="P256"><text:span text:style-name="T256_1">Admin</text:span><text:span text:style-name="T256_2"><text:s/></text:span><text:span text:style-name="T256_3">clicks</text:span><text:span text:style-name="T256_4"><text:s/>“</text:span><text:span text:style-name="T256_5">add</text:span><text:span text:style-name="T256_6"><text:s/></text:span><text:span text:style-name="T256_7">nurse</text:span><text:span text:style-name="T256_8">”<text:s/></text:span><text:span text:style-name="T256_9">button</text:span></text:p>
              </text:list-item>
              <text:list-item>
                <text:p text:style-name="P257"><text:span text:style-name="T257_1">Admin</text:span><text:span text:style-name="T257_2"><text:s/></text:span><text:span text:style-name="T257_3">enters</text:span><text:span text:style-name="T257_4"><text:s/></text:span><text:span text:style-name="T257_5">the</text:span><text:span text:style-name="T257_6"><text:s/></text:span><text:span text:style-name="T257_7">email</text:span><text:span text:style-name="T257_8"><text:s/></text:span><text:span text:style-name="T257_9">address</text:span><text:span text:style-name="T257_10">,<text:s/></text:span><text:span text:style-name="T257_11">ID</text:span><text:span text:style-name="T257_12"><text:s/></text:span><text:span text:style-name="T257_13">number</text:span><text:span text:style-name="T257_14">,<text:s/></text:span><text:span text:style-name="T257_15">name</text:span><text:span text:style-name="T257_16">,<text:s/></text:span><text:span text:style-name="T257_17">sex</text:span><text:span text:style-name="T257_18">,<text:s/></text:span><text:span text:style-name="T257_19">and</text:span><text:span text:style-name="T257_20"><text:s/></text:span><text:span text:style-name="T257_21">medical</text:span><text:span text:style-name="T257_22"><text:s/></text:span><text:span text:style-name="T257_23">record</text:span><text:span text:style-name="T257_24"><text:s/></text:span><text:span text:style-name="T257_25">of</text:span><text:span text:style-name="T257_26"><text:s/></text:span><text:span text:style-name="T257_27">the</text:span><text:span text:style-name="T257_28"><text:s/></text:span><text:span text:style-name="T257_29">nurse</text:span></text:p>
              </text:list-item>
              <text:list-item>
                <text:p text:style-name="P258"><text:span text:style-name="T258_1">Admin</text:span><text:span text:style-name="T258_2"><text:s/></text:span><text:span text:style-name="T258_3">clicks</text:span><text:span text:style-name="T258_4"><text:s/></text:span><text:span text:style-name="T258_5">the</text:span><text:span text:style-name="T258_6"><text:s/>“</text:span><text:span text:style-name="T258_7">save</text:span><text:span text:style-name="T258_8"><text:s/></text:span><text:span text:style-name="T258_9">button</text:span><text:span text:style-name="T258_10">”</text:span></text:p>
              </text:list-item>
              <text:list-item>
                <text:p text:style-name="P259"><text:span text:style-name="T259_1">Generated</text:span><text:span text:style-name="T259_2"><text:s/></text:span><text:span text:style-name="T259_3">key</text:span><text:span text:style-name="T259_4"><text:s/></text:span><text:span text:style-name="T259_5">code</text:span><text:span text:style-name="T259_6"><text:s/></text:span><text:span text:style-name="T259_7">will</text:span><text:span text:style-name="T259_8"><text:s/></text:span><text:span text:style-name="T259_9">be</text:span><text:span text:style-name="T259_10"><text:s/></text:span><text:span text:style-name="T259_11">sent</text:span><text:span text:style-name="T259_12"><text:s/></text:span><text:span text:style-name="T259_13">to</text:span><text:span text:style-name="T259_14"><text:s/></text:span><text:span text:style-name="T259_15">the</text:span><text:span text:style-name="T259_16"><text:s/></text:span><text:span text:style-name="T259_17">nurse</text:span><text:span text:style-name="T259_18">’</text:span><text:span text:style-name="T259_19">s</text:span><text:span text:style-name="T259_20"><text:s/></text:span><text:span text:style-name="T259_21">email</text:span><text:span text:style-name="T259_22"><text:s/></text:span><text:span text:style-name="T259_23">address</text:span></text:p>
              </text:list-item>
              <text:list-item>
                <text:p text:style-name="P260"><text:span text:style-name="T260_1">Exit</text:span></text:p>
              </text:list-item>
            </text:list>
          </table:table-cell>
        </table:table-row>
        <table:table-row table:style-name="Row80">
          <table:table-cell table:style-name="Cell159">
            <text:p text:style-name="P261"><text:span text:style-name="T261_1">Exception</text:span></text:p>
          </table:table-cell>
          <table:table-cell table:style-name="Cell160">
            <text:p text:style-name="P262"><text:span text:style-name="T262_1">3.1<text:s/></text:span><text:span text:style-name="T262_2">If</text:span><text:span text:style-name="T262_3"><text:s/></text:span><text:span text:style-name="T262_4">the</text:span><text:span text:style-name="T262_5"><text:s/></text:span><text:span text:style-name="T262_6">ID</text:span><text:span text:style-name="T262_7"><text:s/></text:span><text:span text:style-name="T262_8">number</text:span><text:span text:style-name="T262_9"><text:s/></text:span><text:span text:style-name="T262_10">and</text:span><text:span text:style-name="T262_11">/</text:span><text:span text:style-name="T262_12">or</text:span><text:span text:style-name="T262_13"><text:s/></text:span><text:span text:style-name="T262_14">name</text:span><text:span text:style-name="T262_15"><text:s/></text:span><text:span text:style-name="T262_16">is</text:span><text:span text:style-name="T262_17">/</text:span><text:span text:style-name="T262_18">are</text:span><text:span text:style-name="T262_19"><text:s/></text:span><text:span text:style-name="T262_20">blank</text:span><text:span text:style-name="T262_21">.</text:span></text:p>
            <text:list text:style-name="LS15" xml:id="list72">
              <text:list-item>
                <text:p text:style-name="P263"><text:span text:style-name="T263_1">Display</text:span><text:span text:style-name="T263_2"><text:s/></text:span><text:span text:style-name="T263_3">message</text:span><text:span text:style-name="T263_4"><text:s/></text:span><text:span text:style-name="T263_5">stating</text:span><text:span text:style-name="T263_6"><text:s/></text:span><text:span text:style-name="T263_7">that</text:span><text:span text:style-name="T263_8"><text:s/></text:span><text:span text:style-name="T263_9">the</text:span><text:span text:style-name="T263_10"><text:s/></text:span><text:span text:style-name="T263_11">admin</text:span><text:span text:style-name="T263_12"><text:s/></text:span><text:span text:style-name="T263_13">should</text:span><text:span text:style-name="T263_14"><text:s/></text:span><text:span text:style-name="T263_15">fill</text:span><text:span text:style-name="T263_16"><text:s/></text:span><text:span text:style-name="T263_17">up</text:span><text:span text:style-name="T263_18"><text:s/></text:span><text:span text:style-name="T263_19">the</text:span><text:span text:style-name="T263_20"><text:s/></text:span><text:span text:style-name="T263_21">required</text:span><text:span text:style-name="T263_22"><text:s/></text:span><text:span text:style-name="T263_23">fields</text:span><text:span text:style-name="T263_24">.</text:span></text:p>
              </text:list-item>
              <text:list-item>
                <text:p text:style-name="P264"><text:span text:style-name="T264_1">Repeat</text:span><text:span text:style-name="T264_2"><text:s/>2</text:span></text:p>
              </text:list-item>
            </text:list>
            <text:p text:style-name="P265"><text:span text:style-name="T265_1">3.2<text:s/></text:span><text:span text:style-name="T265_2">If</text:span><text:span text:style-name="T265_3"><text:s/></text:span><text:span text:style-name="T265_4">the</text:span><text:span text:style-name="T265_5"><text:s/></text:span><text:span text:style-name="T265_6">ID</text:span><text:span text:style-name="T265_7"><text:s/></text:span><text:span text:style-name="T265_8">number</text:span><text:span text:style-name="T265_9"><text:s/></text:span><text:span text:style-name="T265_10">and</text:span><text:span text:style-name="T265_11">/</text:span><text:span text:style-name="T265_12">or</text:span><text:span text:style-name="T265_13"><text:s/></text:span><text:span text:style-name="T265_14">name</text:span><text:span text:style-name="T265_15"><text:s/></text:span><text:span text:style-name="T265_16">is</text:span><text:span text:style-name="T265_17"><text:s/></text:span><text:span text:style-name="T265_18">invalid</text:span></text:p>
            <text:list text:style-name="LS16" xml:id="list74">
              <text:list-item>
                <text:p text:style-name="P266"><text:span text:style-name="T266_1">Display</text:span><text:span text:style-name="T266_2"><text:s/></text:span><text:span text:style-name="T266_3">message</text:span><text:span text:style-name="T266_4"><text:s/></text:span><text:span text:style-name="T266_5">stating</text:span><text:span text:style-name="T266_6"><text:s/></text:span><text:span text:style-name="T266_7">that</text:span><text:span text:style-name="T266_8"><text:s/></text:span><text:span text:style-name="T266_9">ID</text:span><text:span text:style-name="T266_10"><text:s/></text:span><text:span text:style-name="T266_11">number</text:span><text:span text:style-name="T266_12"><text:s/></text:span><text:span text:style-name="T266_13">and</text:span><text:span text:style-name="T266_14">/</text:span><text:span text:style-name="T266_15">or</text:span><text:span text:style-name="T266_16"><text:s/></text:span><text:span text:style-name="T266_17">name</text:span><text:span text:style-name="T266_18"><text:s/></text:span><text:span text:style-name="T266_19">is</text:span><text:span text:style-name="T266_20"><text:s/></text:span><text:span text:style-name="T266_21">invalid</text:span></text:p>
              </text:list-item>
              <text:list-item>
                <text:p text:style-name="P267"><text:span text:style-name="T267_1">Repeat</text:span><text:span text:style-name="T267_2"><text:s/>2</text:span></text:p>
              </text:list-item>
            </text:list>
            <text:p text:style-name="P268"/>
          </table:table-cell>
        </table:table-row>
      </table:table>
      <text:p text:style-name="P269"/>
      <text:p text:style-name="P270"/>
      <table:table table:style-name="Table10">
        <table:table-column table:style-name="Column19"/>
        <table:table-column table:style-name="Column20"/>
        <table:table-row table:style-name="Row81">
          <table:table-cell table:style-name="Cell161">
            <text:p text:style-name="P271"><text:span text:style-name="T271_1">Nurse</text:span><text:span text:style-name="T271_2"><text:s/></text:span><text:span text:style-name="T271_3">Accounts</text:span><text:span text:style-name="T271_4"><text:s/></text:span><text:span text:style-name="T271_5">Maintenance</text:span><text:span text:style-name="T271_6"><text:s/></text:span><text:span text:style-name="T271_7">Use</text:span><text:span text:style-name="T271_8"><text:s/></text:span><text:span text:style-name="T271_9">Case</text:span></text:p>
          </table:table-cell>
          <table:table-cell table:style-name="Cell162">
            <text:p text:style-name="P272"/>
          </table:table-cell>
        </table:table-row>
        <table:table-row table:style-name="Row82">
          <table:table-cell table:style-name="Cell163">
            <text:p text:style-name="P273"><text:span text:style-name="T273_1">ID</text:span></text:p>
          </table:table-cell>
          <table:table-cell table:style-name="Cell164">
            <text:p text:style-name="P274"><text:span text:style-name="T274_1">8</text:span></text:p>
          </table:table-cell>
        </table:table-row>
        <table:table-row table:style-name="Row83">
          <table:table-cell table:style-name="Cell165">
            <text:p text:style-name="P275"><text:span text:style-name="T275_1">Name</text:span></text:p>
          </table:table-cell>
          <table:table-cell table:style-name="Cell166">
            <text:p text:style-name="P276"><text:span text:style-name="T276_1">Nurse</text:span><text:span text:style-name="T276_2"><text:s/></text:span><text:span text:style-name="T276_3">Accounts</text:span><text:span text:style-name="T276_4"><text:s/></text:span><text:span text:style-name="T276_5">Maintenance</text:span></text:p>
          </table:table-cell>
        </table:table-row>
        <table:table-row table:style-name="Row84">
          <table:table-cell table:style-name="Cell167">
            <text:p text:style-name="P277"><text:span text:style-name="T277_1">Actor</text:span></text:p>
          </table:table-cell>
          <table:table-cell table:style-name="Cell168">
            <text:p text:style-name="P278"><text:span text:style-name="T278_1">System</text:span><text:span text:style-name="T278_2"><text:s/></text:span><text:span text:style-name="T278_3">Administrator</text:span></text:p>
          </table:table-cell>
        </table:table-row>
        <table:table-row table:style-name="Row85">
          <table:table-cell table:style-name="Cell169">
            <text:p text:style-name="P279"><text:span text:style-name="T279_1">Description</text:span></text:p>
          </table:table-cell>
          <table:table-cell table:style-name="Cell170">
            <text:p text:style-name="P280"><text:span text:style-name="T280_1">Admin</text:span><text:span text:style-name="T280_2"><text:s/></text:span><text:span text:style-name="T280_3">adds</text:span><text:span text:style-name="T280_4"><text:s/></text:span><text:span text:style-name="T280_5">nurse</text:span><text:span text:style-name="T280_6"><text:s/></text:span><text:span text:style-name="T280_7">to</text:span><text:span text:style-name="T280_8"><text:s/></text:span><text:span text:style-name="T280_9">access</text:span><text:span text:style-name="T280_10"><text:s/></text:span><text:span text:style-name="T280_11">the</text:span><text:span text:style-name="T280_12"><text:s/></text:span><text:span text:style-name="T280_13">system</text:span><text:span text:style-name="T280_14">.</text:span></text:p>
          </table:table-cell>
        </table:table-row>
        <table:table-row table:style-name="Row86">
          <table:table-cell table:style-name="Cell171">
            <text:p text:style-name="P281"><text:span text:style-name="T281_1">Pre</text:span><text:span text:style-name="T281_2">-</text:span><text:span text:style-name="T281_3">condition</text:span></text:p>
          </table:table-cell>
          <table:table-cell table:style-name="Cell172">
            <text:p text:style-name="P282"><text:span text:style-name="T282_1">Admin</text:span><text:span text:style-name="T282_2"><text:s/></text:span><text:span text:style-name="T282_3">has</text:span><text:span text:style-name="T282_4"><text:s/></text:span><text:span text:style-name="T282_5">already</text:span><text:span text:style-name="T282_6"><text:s/></text:span><text:span text:style-name="T282_7">logged</text:span><text:span text:style-name="T282_8"><text:s/></text:span><text:span text:style-name="T282_9">in</text:span><text:span text:style-name="T282_10">.</text:span></text:p>
          </table:table-cell>
        </table:table-row>
        <table:table-row table:style-name="Row87">
          <table:table-cell table:style-name="Cell173">
            <text:p text:style-name="P283"><text:span text:style-name="T283_1">Post</text:span><text:span text:style-name="T283_2">-</text:span><text:span text:style-name="T283_3">condition</text:span></text:p>
          </table:table-cell>
          <table:table-cell table:style-name="Cell174">
            <text:p text:style-name="P284"><text:span text:style-name="T284_1">Doctor</text:span><text:span text:style-name="T284_2"><text:s/></text:span><text:span text:style-name="T284_3">will</text:span><text:span text:style-name="T284_4"><text:s/></text:span><text:span text:style-name="T284_5">be</text:span><text:span text:style-name="T284_6"><text:s/></text:span><text:span text:style-name="T284_7">added</text:span><text:span text:style-name="T284_8"><text:s/></text:span><text:span text:style-name="T284_9">to</text:span><text:span text:style-name="T284_10"><text:s/></text:span><text:span text:style-name="T284_11">the</text:span><text:span text:style-name="T284_12"><text:s/></text:span><text:span text:style-name="T284_13">system</text:span><text:span text:style-name="T284_14">.</text:span></text:p>
          </table:table-cell>
        </table:table-row>
        <table:table-row table:style-name="Row88">
          <table:table-cell table:style-name="Cell175">
            <text:p text:style-name="P285"><text:span text:style-name="T285_1">Main</text:span><text:span text:style-name="T285_2"><text:s/></text:span><text:span text:style-name="T285_3">Course</text:span></text:p>
          </table:table-cell>
          <table:table-cell table:style-name="Cell176">
            <text:p text:style-name="P286"><text:span text:style-name="T286_1">Admin</text:span><text:span text:style-name="T286_2"><text:s/></text:span><text:span text:style-name="T286_3">clicks</text:span><text:span text:style-name="T286_4"><text:s/>“</text:span><text:span text:style-name="T286_5">add</text:span><text:span text:style-name="T286_6"><text:s/></text:span><text:span text:style-name="T286_7">doctor</text:span><text:span text:style-name="T286_8">”<text:s/></text:span><text:span text:style-name="T286_9">button</text:span></text:p>
            <text:p text:style-name="P287"><text:span text:style-name="T287_1">Admin</text:span><text:span text:style-name="T287_2"><text:s/></text:span><text:span text:style-name="T287_3">enters</text:span><text:span text:style-name="T287_4"><text:s/></text:span><text:span text:style-name="T287_5">the</text:span><text:span text:style-name="T287_6"><text:s/></text:span><text:span text:style-name="T287_7">email</text:span><text:span text:style-name="T287_8"><text:s/></text:span><text:span text:style-name="T287_9">address</text:span><text:span text:style-name="T287_10"><text:s/></text:span><text:span text:style-name="T287_11">and</text:span><text:span text:style-name="T287_12"><text:s/></text:span><text:span text:style-name="T287_13">ID</text:span><text:span text:style-name="T287_14"><text:s/></text:span><text:span text:style-name="T287_15">number</text:span><text:span text:style-name="T287_16"><text:s/></text:span><text:span text:style-name="T287_17">of</text:span><text:span text:style-name="T287_18"><text:s/></text:span><text:span text:style-name="T287_19">the</text:span><text:span text:style-name="T287_20"><text:s/></text:span><text:span text:style-name="T287_21">doctor</text:span></text:p>
            <text:p text:style-name="P288"><text:span text:style-name="T288_1">Admin</text:span><text:span text:style-name="T288_2"><text:s/></text:span><text:span text:style-name="T288_3">clicks</text:span><text:span text:style-name="T288_4"><text:s/></text:span><text:span text:style-name="T288_5">the</text:span><text:span text:style-name="T288_6"><text:s/>“</text:span><text:span text:style-name="T288_7">save</text:span><text:span text:style-name="T288_8"><text:s/></text:span><text:span text:style-name="T288_9">button</text:span><text:span text:style-name="T288_10">”</text:span></text:p>
            <text:p text:style-name="P289"><text:span text:style-name="T289_1">Generated</text:span><text:span text:style-name="T289_2"><text:s/></text:span><text:span text:style-name="T289_3">key</text:span><text:span text:style-name="T289_4"><text:s/></text:span><text:span text:style-name="T289_5">code</text:span><text:span text:style-name="T289_6"><text:s/></text:span><text:span text:style-name="T289_7">will</text:span><text:span text:style-name="T289_8"><text:s/></text:span><text:span text:style-name="T289_9">be</text:span><text:span text:style-name="T289_10"><text:s/></text:span><text:span text:style-name="T289_11">sent</text:span><text:span text:style-name="T289_12"><text:s/></text:span><text:span text:style-name="T289_13">to</text:span><text:span text:style-name="T289_14"><text:s/></text:span><text:span text:style-name="T289_15">the</text:span><text:span text:style-name="T289_16"><text:s/></text:span><text:span text:style-name="T289_17">doctor</text:span><text:span text:style-name="T289_18">’</text:span><text:span text:style-name="T289_19">s</text:span><text:span text:style-name="T289_20"><text:s/></text:span><text:span text:style-name="T289_21">email</text:span><text:span text:style-name="T289_22"><text:s/></text:span><text:span text:style-name="T289_23">address</text:span></text:p>
            <text:p text:style-name="P290"><text:span text:style-name="T290_1">Exit</text:span></text:p>
          </table:table-cell>
        </table:table-row>
        <table:table-row table:style-name="Row89">
          <table:table-cell table:style-name="Cell177">
            <text:p text:style-name="P291"><text:span text:style-name="T291_1">Exception</text:span></text:p>
          </table:table-cell>
          <table:table-cell table:style-name="Cell178">
            <text:p text:style-name="P292"><text:span text:style-name="T292_1">3.1<text:s/></text:span><text:span text:style-name="T292_2">If</text:span><text:span text:style-name="T292_3"><text:s/></text:span><text:span text:style-name="T292_4">the</text:span><text:span text:style-name="T292_5"><text:s/></text:span><text:span text:style-name="T292_6">ID</text:span><text:span text:style-name="T292_7"><text:s/></text:span><text:span text:style-name="T292_8">number</text:span><text:span text:style-name="T292_9"><text:s/></text:span><text:span text:style-name="T292_10">and</text:span><text:span text:style-name="T292_11">/</text:span><text:span text:style-name="T292_12">or</text:span><text:span text:style-name="T292_13"><text:s/></text:span><text:span text:style-name="T292_14">name</text:span><text:span text:style-name="T292_15"><text:s/></text:span><text:span text:style-name="T292_16">is</text:span><text:span text:style-name="T292_17">/</text:span><text:span text:style-name="T292_18">are</text:span><text:span text:style-name="T292_19"><text:s/></text:span><text:span text:style-name="T292_20">blank</text:span><text:span text:style-name="T292_21">.</text:span></text:p>
            <text:list text:style-name="LS15" xml:id="list76">
              <text:list-item>
                <text:p text:style-name="P293"><text:span text:style-name="T293_1">Display</text:span><text:span text:style-name="T293_2"><text:s/></text:span><text:span text:style-name="T293_3">message</text:span><text:span text:style-name="T293_4"><text:s/></text:span><text:span text:style-name="T293_5">stating</text:span><text:span text:style-name="T293_6"><text:s/></text:span><text:span text:style-name="T293_7">that</text:span><text:span text:style-name="T293_8"><text:s/></text:span><text:span text:style-name="T293_9">the</text:span><text:span text:style-name="T293_10"><text:s/></text:span><text:span text:style-name="T293_11">admin</text:span><text:span text:style-name="T293_12"><text:s/></text:span><text:span text:style-name="T293_13">should</text:span><text:span text:style-name="T293_14"><text:s/></text:span><text:span text:style-name="T293_15">fill</text:span><text:span text:style-name="T293_16"><text:s/></text:span><text:span text:style-name="T293_17">up</text:span><text:span text:style-name="T293_18"><text:s/></text:span><text:span text:style-name="T293_19">the</text:span><text:span text:style-name="T293_20"><text:s/></text:span><text:span text:style-name="T293_21">required</text:span><text:span text:style-name="T293_22"><text:s/></text:span><text:span text:style-name="T293_23">fields</text:span><text:span text:style-name="T293_24">.</text:span></text:p>
              </text:list-item>
              <text:list-item>
                <text:p text:style-name="P294"><text:span text:style-name="T294_1">Repeat</text:span><text:span text:style-name="T294_2"><text:s/>2</text:span></text:p>
              </text:list-item>
            </text:list>
            <text:p text:style-name="P295"><text:span text:style-name="T295_1">3.2<text:s/></text:span><text:span text:style-name="T295_2">If</text:span><text:span text:style-name="T295_3"><text:s/></text:span><text:span text:style-name="T295_4">the</text:span><text:span text:style-name="T295_5"><text:s/></text:span><text:span text:style-name="T295_6">ID</text:span><text:span text:style-name="T295_7"><text:s/></text:span><text:span text:style-name="T295_8">number</text:span><text:span text:style-name="T295_9"><text:s/></text:span><text:span text:style-name="T295_10">and</text:span><text:span text:style-name="T295_11">/</text:span><text:span text:style-name="T295_12">or</text:span><text:span text:style-name="T295_13"><text:s/></text:span><text:span text:style-name="T295_14">name</text:span><text:span text:style-name="T295_15"><text:s/></text:span><text:span text:style-name="T295_16">is</text:span><text:span text:style-name="T295_17"><text:s/></text:span><text:span text:style-name="T295_18">invalid</text:span></text:p>
            <text:list text:style-name="LS16" xml:id="list78">
              <text:list-item>
                <text:p text:style-name="P296"><text:span text:style-name="T296_1">Display</text:span><text:span text:style-name="T296_2"><text:s/></text:span><text:span text:style-name="T296_3">message</text:span><text:span text:style-name="T296_4"><text:s/></text:span><text:span text:style-name="T296_5">stating</text:span><text:span text:style-name="T296_6"><text:s/></text:span><text:span text:style-name="T296_7">that</text:span><text:span text:style-name="T296_8"><text:s/></text:span><text:span text:style-name="T296_9">ID</text:span><text:span text:style-name="T296_10"><text:s/></text:span><text:span text:style-name="T296_11">number</text:span><text:span text:style-name="T296_12"><text:s/></text:span><text:span text:style-name="T296_13">and</text:span><text:span text:style-name="T296_14">/</text:span><text:span text:style-name="T296_15">or</text:span><text:span text:style-name="T296_16"><text:s/></text:span><text:span text:style-name="T296_17">name</text:span><text:span text:style-name="T296_18"><text:s/></text:span><text:span text:style-name="T296_19">is</text:span><text:span text:style-name="T296_20"><text:s/></text:span><text:span text:style-name="T296_21">invalid</text:span></text:p>
              </text:list-item>
              <text:list-item>
                <text:p text:style-name="P297"><text:span text:style-name="T297_1">Repeat</text:span><text:span text:style-name="T297_2"><text:s/>2</text:span></text:p>
              </text:list-item>
            </text:list>
          </table:table-cell>
        </table:table-row>
      </table:table>
      <text:p text:style-name="P298"/>
      <text:p text:style-name="P299"/>
      <table:table table:style-name="Table11">
        <table:table-column table:style-name="Column21"/>
        <table:table-column table:style-name="Column22"/>
        <table:table-row table:style-name="Row90">
          <table:table-cell table:style-name="Cell179">
            <text:p text:style-name="P300"><text:span text:style-name="T300_1">Appointment</text:span><text:span text:style-name="T300_2"><text:s/></text:span><text:span text:style-name="T300_3">Confirmation</text:span><text:span text:style-name="T300_4"><text:s/></text:span><text:span text:style-name="T300_5">Use</text:span><text:span text:style-name="T300_6"><text:s/></text:span><text:span text:style-name="T300_7">Case</text:span></text:p>
          </table:table-cell>
          <table:table-cell table:style-name="Cell180">
            <text:p text:style-name="P301"/>
          </table:table-cell>
        </table:table-row>
        <table:table-row table:style-name="Row91">
          <table:table-cell table:style-name="Cell181">
            <text:p text:style-name="P302"><text:span text:style-name="T302_1">ID</text:span></text:p>
          </table:table-cell>
          <table:table-cell table:style-name="Cell182">
            <text:p text:style-name="P303"><text:span text:style-name="T303_1">9</text:span></text:p>
          </table:table-cell>
        </table:table-row>
        <table:table-row table:style-name="Row92">
          <table:table-cell table:style-name="Cell183">
            <text:p text:style-name="P304"><text:span text:style-name="T304_1">Name</text:span></text:p>
          </table:table-cell>
          <table:table-cell table:style-name="Cell184">
            <text:p text:style-name="P305"><text:span text:style-name="T305_1">Appointment</text:span><text:span text:style-name="T305_2"><text:s/></text:span><text:span text:style-name="T305_3">Confirmation</text:span></text:p>
          </table:table-cell>
        </table:table-row>
        <table:table-row table:style-name="Row93">
          <table:table-cell table:style-name="Cell185">
            <text:p text:style-name="P306"><text:span text:style-name="T306_1">Actor</text:span></text:p>
          </table:table-cell>
          <table:table-cell table:style-name="Cell186">
            <text:p text:style-name="P307"><text:span text:style-name="T307_1">Doctor</text:span></text:p>
          </table:table-cell>
        </table:table-row>
        <table:table-row table:style-name="Row94">
          <table:table-cell table:style-name="Cell187">
            <text:p text:style-name="P308"><text:span text:style-name="T308_1">Description</text:span></text:p>
          </table:table-cell>
          <table:table-cell table:style-name="Cell188">
            <text:p text:style-name="P309"><text:span text:style-name="T309_1">Doctor</text:span><text:span text:style-name="T309_2"><text:s/></text:span><text:span text:style-name="T309_3">confirms</text:span><text:span text:style-name="T309_4"><text:s/></text:span><text:span text:style-name="T309_5">whether</text:span><text:span text:style-name="T309_6"><text:s/></text:span><text:span text:style-name="T309_7">he</text:span><text:span text:style-name="T309_8">/</text:span><text:span text:style-name="T309_9">she</text:span><text:span text:style-name="T309_10"><text:s/></text:span><text:span text:style-name="T309_11">accepts</text:span><text:span text:style-name="T309_12"><text:s/></text:span><text:span text:style-name="T309_13">the</text:span><text:span text:style-name="T309_14"><text:s/></text:span><text:span text:style-name="T309_15">patient</text:span><text:span text:style-name="T309_16"><text:s/></text:span><text:span text:style-name="T309_17">or</text:span><text:span text:style-name="T309_18"><text:s/></text:span><text:span text:style-name="T309_19">refers</text:span><text:span text:style-name="T309_20"><text:s/></text:span><text:span text:style-name="T309_21">patient</text:span><text:span text:style-name="T309_22"><text:s/></text:span><text:span text:style-name="T309_23">to</text:span><text:span text:style-name="T309_24"><text:s/></text:span><text:span text:style-name="T309_25">another</text:span><text:span text:style-name="T309_26"><text:s/></text:span><text:span text:style-name="T309_27">doctor</text:span><text:span text:style-name="T309_28">.</text:span></text:p>
          </table:table-cell>
        </table:table-row>
        <table:table-row table:style-name="Row95">
          <table:table-cell table:style-name="Cell189">
            <text:p text:style-name="P310"><text:span text:style-name="T310_1">Pre</text:span><text:span text:style-name="T310_2">-</text:span><text:span text:style-name="T310_3">condition</text:span></text:p>
          </table:table-cell>
          <table:table-cell table:style-name="Cell190">
            <text:list text:style-name="LS18" xml:id="list80">
              <text:list-item>
                <text:p text:style-name="P311"><text:span text:style-name="T311_1">Doctor</text:span><text:span text:style-name="T311_2"><text:s/></text:span><text:span text:style-name="T311_3">is</text:span><text:span text:style-name="T311_4"><text:s/></text:span><text:span text:style-name="T311_5">already</text:span><text:span text:style-name="T311_6"><text:s/></text:span><text:span text:style-name="T311_7">logged</text:span><text:span text:style-name="T311_8"><text:s/></text:span><text:span text:style-name="T311_9">in</text:span></text:p>
              </text:list-item>
              <text:list-item>
                <text:p text:style-name="P312"><text:span text:style-name="T312_1">Nurse</text:span><text:span text:style-name="T312_2"><text:s/></text:span><text:span text:style-name="T312_3">has</text:span><text:span text:style-name="T312_4"><text:s/></text:span><text:span text:style-name="T312_5">sent</text:span><text:span text:style-name="T312_6"><text:s/></text:span><text:span text:style-name="T312_7">the</text:span><text:span text:style-name="T312_8"><text:s/></text:span><text:span text:style-name="T312_9">examination</text:span><text:span text:style-name="T312_10"><text:s/></text:span><text:span text:style-name="T312_11">and</text:span><text:span text:style-name="T312_12"><text:s/></text:span><text:span text:style-name="T312_13">appointment</text:span><text:span text:style-name="T312_14"><text:s/></text:span><text:span text:style-name="T312_15">request</text:span><text:span text:style-name="T312_16"><text:s/></text:span><text:span text:style-name="T312_17">to</text:span><text:span text:style-name="T312_18"><text:s/></text:span><text:span text:style-name="T312_19">the</text:span><text:span text:style-name="T312_20"><text:s/></text:span><text:span text:style-name="T312_21">doctor</text:span><text:span text:style-name="T312_22">.</text:span></text:p>
              </text:list-item>
            </text:list>
          </table:table-cell>
        </table:table-row>
        <table:table-row table:style-name="Row96">
          <table:table-cell table:style-name="Cell191">
            <text:p text:style-name="P313"><text:span text:style-name="T313_1">Post</text:span><text:span text:style-name="T313_2">-</text:span><text:span text:style-name="T313_3">condition</text:span></text:p>
          </table:table-cell>
          <table:table-cell table:style-name="Cell192">
            <text:list text:style-name="LS19" xml:id="list82">
              <text:list-item>
                <text:p text:style-name="P314"><text:span text:style-name="T314_1">If</text:span><text:span text:style-name="T314_2"><text:s/></text:span><text:span text:style-name="T314_3">doctor</text:span><text:span text:style-name="T314_4"><text:s/></text:span><text:span text:style-name="T314_5">accepts</text:span><text:span text:style-name="T314_6"><text:s/></text:span><text:span text:style-name="T314_7">appointment</text:span><text:span text:style-name="T314_8">,<text:s/></text:span><text:span text:style-name="T314_9">examination</text:span><text:span text:style-name="T314_10"><text:s/></text:span><text:span text:style-name="T314_11">and</text:span><text:span text:style-name="T314_12"><text:s/></text:span><text:span text:style-name="T314_13">initial</text:span><text:span text:style-name="T314_14"><text:s/></text:span><text:span text:style-name="T314_15">diagnosis</text:span><text:span text:style-name="T314_16"><text:s/></text:span><text:span text:style-name="T314_17">together</text:span><text:span text:style-name="T314_18"><text:s/></text:span><text:span text:style-name="T314_19">with</text:span><text:span text:style-name="T314_20"><text:s/></text:span><text:span text:style-name="T314_21">client</text:span><text:span text:style-name="T314_22">’</text:span><text:span text:style-name="T314_23">s</text:span><text:span text:style-name="T314_24"><text:s/></text:span><text:span text:style-name="T314_25">medical</text:span><text:span text:style-name="T314_26"><text:s/></text:span><text:span text:style-name="T314_27">history</text:span><text:span text:style-name="T314_28"><text:s/></text:span><text:span text:style-name="T314_29">are</text:span><text:span text:style-name="T314_30"><text:s/></text:span><text:span text:style-name="T314_31">sent</text:span><text:span text:style-name="T314_32"><text:s/></text:span><text:span text:style-name="T314_33">to</text:span><text:span text:style-name="T314_34"><text:s/></text:span><text:span text:style-name="T314_35">the</text:span><text:span text:style-name="T314_36"><text:s/></text:span><text:span text:style-name="T314_37">doctor</text:span><text:span text:style-name="T314_38">.</text:span></text:p>
              </text:list-item>
            </text:list>
          </table:table-cell>
        </table:table-row>
        <table:table-row table:style-name="Row97">
          <table:table-cell table:style-name="Cell193">
            <text:p text:style-name="P315"><text:span text:style-name="T315_1">Main</text:span><text:span text:style-name="T315_2"><text:s/></text:span><text:span text:style-name="T315_3">Course</text:span></text:p>
          </table:table-cell>
          <table:table-cell table:style-name="Cell194">
            <text:list text:style-name="LS20" xml:id="list83">
              <text:list-item>
                <text:p text:style-name="P316"><text:span text:style-name="T316_1">Nurse</text:span><text:span text:style-name="T316_2"><text:s/></text:span><text:span text:style-name="T316_3">inputs</text:span><text:span text:style-name="T316_4"><text:s/></text:span><text:span text:style-name="T316_5">client</text:span><text:span text:style-name="T316_6">’</text:span><text:span text:style-name="T316_7">s</text:span><text:span text:style-name="T316_8"><text:s/></text:span><text:span text:style-name="T316_9">answers</text:span><text:span text:style-name="T316_10"><text:s/></text:span><text:span text:style-name="T316_11">to</text:span><text:span text:style-name="T316_12"><text:s/></text:span><text:span text:style-name="T316_13">the</text:span><text:span text:style-name="T316_14"><text:s/></text:span><text:span text:style-name="T316_15">examination</text:span><text:span text:style-name="T316_16">.</text:span></text:p>
              </text:list-item>
              <text:list-item>
                <text:p text:style-name="P317"><text:span text:style-name="T317_1">Nurse</text:span><text:span text:style-name="T317_2"><text:s/></text:span><text:span text:style-name="T317_3">sends</text:span><text:span text:style-name="T317_4"><text:s/></text:span><text:span text:style-name="T317_5">client</text:span><text:span text:style-name="T317_6">’</text:span><text:span text:style-name="T317_7">s</text:span><text:span text:style-name="T317_8"><text:s/></text:span><text:span text:style-name="T317_9">examination</text:span><text:span text:style-name="T317_10">,<text:s/></text:span><text:span text:style-name="T317_11">medical</text:span><text:span text:style-name="T317_12"><text:s/></text:span><text:span text:style-name="T317_13">history</text:span><text:span text:style-name="T317_14"><text:s/></text:span><text:span text:style-name="T317_15">are</text:span><text:span text:style-name="T317_16"><text:s/></text:span><text:span text:style-name="T317_17">sent</text:span><text:span text:style-name="T317_18"><text:s/></text:span><text:span text:style-name="T317_19">to</text:span><text:span text:style-name="T317_20"><text:s/></text:span><text:span text:style-name="T317_21">the</text:span><text:span text:style-name="T317_22"><text:s/></text:span><text:span text:style-name="T317_23">doctor</text:span><text:span text:style-name="T317_24">.</text:span></text:p>
              </text:list-item>
              <text:list-item>
                <text:p text:style-name="P318"><text:span text:style-name="T318_1">System</text:span><text:span text:style-name="T318_2"><text:s/></text:span><text:span text:style-name="T318_3">generated</text:span><text:span text:style-name="T318_4"><text:s/></text:span><text:span text:style-name="T318_5">initial</text:span><text:span text:style-name="T318_6"><text:s/></text:span><text:span text:style-name="T318_7">diagnosis</text:span><text:span text:style-name="T318_8"><text:s/></text:span><text:span text:style-name="T318_9">is</text:span><text:span text:style-name="T318_10"><text:s/></text:span><text:span text:style-name="T318_11">sent</text:span><text:span text:style-name="T318_12"><text:s/></text:span><text:span text:style-name="T318_13">to</text:span><text:span text:style-name="T318_14"><text:s/></text:span><text:span text:style-name="T318_15">the</text:span><text:span text:style-name="T318_16"><text:s/></text:span><text:span text:style-name="T318_17">doctor</text:span><text:span text:style-name="T318_18">.</text:span></text:p>
              </text:list-item>
              <text:list-item>
                <text:p text:style-name="P319"><text:span text:style-name="T319_1">Exit</text:span></text:p>
              </text:list-item>
            </text:list>
          </table:table-cell>
        </table:table-row>
      </table:table>
      <text:p text:style-name="P320"/>
      <text:p text:style-name="P321"/>
      <text:p text:style-name="P322"/>
      <text:p text:style-name="P323"/>
      <table:table table:style-name="Table12">
        <table:table-column table:style-name="Column23"/>
        <table:table-column table:style-name="Column24"/>
        <table:table-row table:style-name="Row98">
          <table:table-cell table:style-name="Cell195">
            <text:p text:style-name="P324"><text:span text:style-name="T324_1">View</text:span><text:span text:style-name="T324_2"><text:s/></text:span><text:span text:style-name="T324_3">Health</text:span><text:span text:style-name="T324_4"><text:s/></text:span><text:span text:style-name="T324_5">Record</text:span><text:span text:style-name="T324_6"><text:s/></text:span><text:span text:style-name="T324_7">Use</text:span><text:span text:style-name="T324_8"><text:s/></text:span><text:span text:style-name="T324_9">Case</text:span></text:p>
          </table:table-cell>
          <table:table-cell table:style-name="Cell196">
            <text:p text:style-name="P325"/>
          </table:table-cell>
        </table:table-row>
        <table:table-row table:style-name="Row99">
          <table:table-cell table:style-name="Cell197">
            <text:p text:style-name="P326"><text:span text:style-name="T326_1">ID</text:span></text:p>
          </table:table-cell>
          <table:table-cell table:style-name="Cell198">
            <text:p text:style-name="P327"><text:span text:style-name="T327_1">11</text:span></text:p>
          </table:table-cell>
        </table:table-row>
        <table:table-row table:style-name="Row100">
          <table:table-cell table:style-name="Cell199">
            <text:p text:style-name="P328"><text:span text:style-name="T328_1">Name</text:span></text:p>
          </table:table-cell>
          <table:table-cell table:style-name="Cell200">
            <text:p text:style-name="P329"><text:span text:style-name="T329_1">View</text:span><text:span text:style-name="T329_2"><text:s/></text:span><text:span text:style-name="T329_3">Health</text:span><text:span text:style-name="T329_4"><text:s/></text:span><text:span text:style-name="T329_5">Record</text:span></text:p>
          </table:table-cell>
        </table:table-row>
        <table:table-row table:style-name="Row101">
          <table:table-cell table:style-name="Cell201">
            <text:p text:style-name="P330"><text:span text:style-name="T330_1">Actor</text:span></text:p>
          </table:table-cell>
          <table:table-cell table:style-name="Cell202">
            <text:p text:style-name="P331"><text:span text:style-name="T331_1">Doctor</text:span></text:p>
          </table:table-cell>
        </table:table-row>
        <table:table-row table:style-name="Row102">
          <table:table-cell table:style-name="Cell203">
            <text:p text:style-name="P332"><text:span text:style-name="T332_1">Description</text:span></text:p>
          </table:table-cell>
          <table:table-cell table:style-name="Cell204">
            <text:p text:style-name="P333"><text:span text:style-name="T333_1">The</text:span><text:span text:style-name="T333_2"><text:s/></text:span><text:span text:style-name="T333_3">doctor</text:span><text:span text:style-name="T333_4"><text:s/></text:span><text:span text:style-name="T333_5">view</text:span><text:span text:style-name="T333_6"><text:s/></text:span><text:span text:style-name="T333_7">the</text:span><text:span text:style-name="T333_8"><text:s/></text:span><text:span text:style-name="T333_9">health</text:span><text:span text:style-name="T333_10"><text:s/></text:span><text:span text:style-name="T333_11">record</text:span><text:span text:style-name="T333_12"><text:s/></text:span><text:span text:style-name="T333_13">of</text:span><text:span text:style-name="T333_14"><text:s/></text:span><text:span text:style-name="T333_15">a</text:span><text:span text:style-name="T333_16"><text:s/></text:span><text:span text:style-name="T333_17">particular</text:span><text:span text:style-name="T333_18"><text:s/></text:span><text:span text:style-name="T333_19">patient</text:span><text:span text:style-name="T333_20">.<text:s/></text:span></text:p>
          </table:table-cell>
        </table:table-row>
        <table:table-row table:style-name="Row103">
          <table:table-cell table:style-name="Cell205">
            <text:p text:style-name="P334"><text:span text:style-name="T334_1">Pre</text:span><text:span text:style-name="T334_2">-</text:span><text:span text:style-name="T334_3">condition</text:span></text:p>
          </table:table-cell>
          <table:table-cell table:style-name="Cell206">
            <text:p text:style-name="P335"><text:span text:style-name="T335_1">Approve</text:span><text:span text:style-name="T335_2"><text:s/></text:span><text:span text:style-name="T335_3">the</text:span><text:span text:style-name="T335_4"><text:s/></text:span><text:span text:style-name="T335_5">appointment</text:span><text:span text:style-name="T335_6"><text:s/></text:span><text:span text:style-name="T335_7">request</text:span><text:span text:style-name="T335_8">.</text:span></text:p>
          </table:table-cell>
        </table:table-row>
        <table:table-row table:style-name="Row104">
          <table:table-cell table:style-name="Cell207">
            <text:p text:style-name="P336"><text:span text:style-name="T336_1">Post</text:span><text:span text:style-name="T336_2">-</text:span><text:span text:style-name="T336_3">condition</text:span></text:p>
          </table:table-cell>
          <table:table-cell table:style-name="Cell208">
            <text:p text:style-name="P337"><text:span text:style-name="T337_1">The</text:span><text:span text:style-name="T337_2"><text:s/></text:span><text:span text:style-name="T337_3">doctor</text:span><text:span text:style-name="T337_4"><text:s/></text:span><text:span text:style-name="T337_5">can</text:span><text:span text:style-name="T337_6"><text:s/></text:span><text:span text:style-name="T337_7">view</text:span><text:span text:style-name="T337_8"><text:s/></text:span><text:span text:style-name="T337_9">the</text:span><text:span text:style-name="T337_10"><text:s/></text:span><text:span text:style-name="T337_11">patient</text:span><text:span text:style-name="T337_12">’</text:span><text:span text:style-name="T337_13">s</text:span><text:span text:style-name="T337_14"><text:s/></text:span><text:span text:style-name="T337_15">health</text:span><text:span text:style-name="T337_16"><text:s/></text:span><text:span text:style-name="T337_17">record</text:span><text:span text:style-name="T337_18">.<text:s/></text:span></text:p>
          </table:table-cell>
        </table:table-row>
        <table:table-row table:style-name="Row105">
          <table:table-cell table:style-name="Cell209">
            <text:p text:style-name="P338"><text:span text:style-name="T338_1">Main</text:span><text:span text:style-name="T338_2"><text:s/></text:span><text:span text:style-name="T338_3">Course</text:span></text:p>
          </table:table-cell>
          <table:table-cell table:style-name="Cell210">
            <text:list text:style-name="LS21" xml:id="list87">
              <text:list-item>
                <text:p text:style-name="P339"><text:span text:style-name="T339_1">The</text:span><text:span text:style-name="T339_2"><text:s/></text:span><text:span text:style-name="T339_3">doctor</text:span><text:span text:style-name="T339_4"><text:s/></text:span><text:span text:style-name="T339_5">approves</text:span><text:span text:style-name="T339_6"><text:s/></text:span><text:span text:style-name="T339_7">the</text:span><text:span text:style-name="T339_8"><text:s/></text:span><text:span text:style-name="T339_9">appointment</text:span><text:span text:style-name="T339_10"><text:s/></text:span><text:span text:style-name="T339_11">request</text:span><text:span text:style-name="T339_12">.</text:span></text:p>
              </text:list-item>
              <text:list-item>
                <text:p text:style-name="P340"><text:span text:style-name="T340_1">Redirect</text:span><text:span text:style-name="T340_2"><text:s/></text:span><text:span text:style-name="T340_3">to</text:span><text:span text:style-name="T340_4"><text:s/></text:span><text:span text:style-name="T340_5">examination</text:span><text:span text:style-name="T340_6"><text:s/></text:span><text:span text:style-name="T340_7">result</text:span><text:span text:style-name="T340_8"><text:s/></text:span><text:span text:style-name="T340_9">page</text:span><text:span text:style-name="T340_10">.</text:span></text:p>
              </text:list-item>
              <text:list-item>
                <text:p text:style-name="P341"><text:span text:style-name="T341_1">The</text:span><text:span text:style-name="T341_2"><text:s/></text:span><text:span text:style-name="T341_3">doctor</text:span><text:span text:style-name="T341_4"><text:s/></text:span><text:span text:style-name="T341_5">clicks</text:span><text:span text:style-name="T341_6"><text:s/></text:span><text:span text:style-name="T341_7">the</text:span><text:span text:style-name="T341_8"><text:s/></text:span><text:span text:style-name="T341_9">view</text:span><text:span text:style-name="T341_10"><text:s/></text:span><text:span text:style-name="T341_11">health</text:span><text:span text:style-name="T341_12"><text:s/></text:span><text:span text:style-name="T341_13">record</text:span><text:span text:style-name="T341_14"><text:s/></text:span><text:span text:style-name="T341_15">button</text:span><text:span text:style-name="T341_16">.</text:span></text:p>
              </text:list-item>
              <text:list-item>
                <text:p text:style-name="P342"><text:span text:style-name="T342_1">Redirect</text:span><text:span text:style-name="T342_2"><text:s/></text:span><text:span text:style-name="T342_3">to</text:span><text:span text:style-name="T342_4"><text:s/></text:span><text:span text:style-name="T342_5">patient</text:span><text:span text:style-name="T342_6">’</text:span><text:span text:style-name="T342_7">s</text:span><text:span text:style-name="T342_8"><text:s/></text:span><text:span text:style-name="T342_9">health</text:span><text:span text:style-name="T342_10"><text:s/></text:span><text:span text:style-name="T342_11">record</text:span><text:span text:style-name="T342_12"><text:s/></text:span><text:span text:style-name="T342_13">page</text:span><text:span text:style-name="T342_14">.</text:span></text:p>
              </text:list-item>
              <text:list-item>
                <text:p text:style-name="P343"><text:span text:style-name="T343_1">Exit</text:span></text:p>
              </text:list-item>
            </text:list>
          </table:table-cell>
        </table:table-row>
      </table:table>
      <text:p text:style-name="P344"/>
      <text:p text:style-name="P345"/>
      <table:table table:style-name="Table13">
        <table:table-column table:style-name="Column25"/>
        <table:table-column table:style-name="Column26"/>
        <table:table-row table:style-name="Row106">
          <table:table-cell table:style-name="Cell211">
            <text:p text:style-name="P346"><text:span text:style-name="T346_1">Doctor</text:span><text:span text:style-name="T346_2"><text:s/></text:span><text:span text:style-name="T346_3">Referral</text:span><text:span text:style-name="T346_4"><text:s/></text:span><text:span text:style-name="T346_5">Use</text:span><text:span text:style-name="T346_6"><text:s/></text:span><text:span text:style-name="T346_7">Case</text:span></text:p>
          </table:table-cell>
          <table:table-cell table:style-name="Cell212">
            <text:p text:style-name="P347"/>
          </table:table-cell>
        </table:table-row>
        <table:table-row table:style-name="Row107">
          <table:table-cell table:style-name="Cell213">
            <text:p text:style-name="P348"><text:span text:style-name="T348_1">ID</text:span></text:p>
          </table:table-cell>
          <table:table-cell table:style-name="Cell214">
            <text:p text:style-name="P349"><text:span text:style-name="T349_1">12</text:span></text:p>
          </table:table-cell>
        </table:table-row>
        <table:table-row table:style-name="Row108">
          <table:table-cell table:style-name="Cell215">
            <text:p text:style-name="P350"><text:span text:style-name="T350_1">Name</text:span></text:p>
          </table:table-cell>
          <table:table-cell table:style-name="Cell216">
            <text:p text:style-name="P351"><text:span text:style-name="T351_1">Doctor</text:span><text:span text:style-name="T351_2"><text:s/></text:span><text:span text:style-name="T351_3">Referral</text:span></text:p>
          </table:table-cell>
        </table:table-row>
        <table:table-row table:style-name="Row109">
          <table:table-cell table:style-name="Cell217">
            <text:p text:style-name="P352"><text:span text:style-name="T352_1">Actor</text:span></text:p>
          </table:table-cell>
          <table:table-cell table:style-name="Cell218">
            <text:p text:style-name="P353"><text:span text:style-name="T353_1">Doctor</text:span></text:p>
          </table:table-cell>
        </table:table-row>
        <table:table-row table:style-name="Row110">
          <table:table-cell table:style-name="Cell219">
            <text:p text:style-name="P354"><text:span text:style-name="T354_1">Description</text:span></text:p>
          </table:table-cell>
          <table:table-cell table:style-name="Cell220">
            <text:p text:style-name="P355"><text:span text:style-name="T355_1">When</text:span><text:span text:style-name="T355_2"><text:s/></text:span><text:span text:style-name="T355_3">the</text:span><text:span text:style-name="T355_4"><text:s/></text:span><text:span text:style-name="T355_5">doctor</text:span><text:span text:style-name="T355_6"><text:s/></text:span><text:span text:style-name="T355_7">is</text:span><text:span text:style-name="T355_8"><text:s/></text:span><text:span text:style-name="T355_9">uncertain</text:span><text:span text:style-name="T355_10"><text:s/></text:span><text:span text:style-name="T355_11">of</text:span><text:span text:style-name="T355_12"><text:s/></text:span><text:span text:style-name="T355_13">the</text:span><text:span text:style-name="T355_14"><text:s/></text:span><text:span text:style-name="T355_15">situation</text:span><text:span text:style-name="T355_16">,<text:s/></text:span><text:span text:style-name="T355_17">doctor</text:span><text:span text:style-name="T355_18"><text:s/></text:span><text:span text:style-name="T355_19">can</text:span><text:span text:style-name="T355_20"><text:s/></text:span><text:span text:style-name="T355_21">refer</text:span><text:span text:style-name="T355_22"><text:s/></text:span><text:span text:style-name="T355_23">patient</text:span><text:span text:style-name="T355_24"><text:s/></text:span><text:span text:style-name="T355_25">to</text:span><text:span text:style-name="T355_26"><text:s/></text:span><text:span text:style-name="T355_27">other</text:span><text:span text:style-name="T355_28"><text:s/></text:span><text:span text:style-name="T355_29">doctors</text:span><text:span text:style-name="T355_30"><text:s/></text:span><text:span text:style-name="T355_31">for</text:span><text:span text:style-name="T355_32"><text:s/></text:span><text:span text:style-name="T355_33">evaluation</text:span><text:span text:style-name="T355_34">.</text:span></text:p>
          </table:table-cell>
        </table:table-row>
        <table:table-row table:style-name="Row111">
          <table:table-cell table:style-name="Cell221">
            <text:p text:style-name="P356"><text:span text:style-name="T356_1">Pre</text:span><text:span text:style-name="T356_2">-</text:span><text:span text:style-name="T356_3">condition</text:span></text:p>
          </table:table-cell>
          <table:table-cell table:style-name="Cell222">
            <text:p text:style-name="P357"><text:span text:style-name="T357_1">Doctor</text:span><text:span text:style-name="T357_2"><text:s/></text:span><text:span text:style-name="T357_3">has</text:span><text:span text:style-name="T357_4"><text:s/></text:span><text:span text:style-name="T357_5">already</text:span><text:span text:style-name="T357_6"><text:s/></text:span><text:span text:style-name="T357_7">approved</text:span><text:span text:style-name="T357_8"><text:s/></text:span><text:span text:style-name="T357_9">appointment</text:span><text:span text:style-name="T357_10"><text:s/></text:span><text:span text:style-name="T357_11">request</text:span><text:span text:style-name="T357_12">.</text:span></text:p>
          </table:table-cell>
        </table:table-row>
        <table:table-row table:style-name="Row112">
          <table:table-cell table:style-name="Cell223">
            <text:p text:style-name="P358"><text:span text:style-name="T358_1">Post</text:span><text:span text:style-name="T358_2">-</text:span><text:span text:style-name="T358_3">condition</text:span></text:p>
          </table:table-cell>
          <table:table-cell table:style-name="Cell224">
            <text:p text:style-name="P359"><text:span text:style-name="T359_1">Other</text:span><text:span text:style-name="T359_2"><text:s/></text:span><text:span text:style-name="T359_3">doctor</text:span><text:span text:style-name="T359_4"><text:s/></text:span><text:span text:style-name="T359_5">is</text:span><text:span text:style-name="T359_6"><text:s/></text:span><text:span text:style-name="T359_7">notified</text:span><text:span text:style-name="T359_8"><text:s/></text:span><text:span text:style-name="T359_9">of</text:span><text:span text:style-name="T359_10"><text:s/></text:span><text:span text:style-name="T359_11">appointment</text:span><text:span text:style-name="T359_12"><text:s/></text:span><text:span text:style-name="T359_13">request</text:span><text:span text:style-name="T359_14">.</text:span></text:p>
          </table:table-cell>
        </table:table-row>
        <table:table-row table:style-name="Row113">
          <table:table-cell table:style-name="Cell225">
            <text:p text:style-name="P360"><text:span text:style-name="T360_1">Main</text:span><text:span text:style-name="T360_2"><text:s/></text:span><text:span text:style-name="T360_3">Course</text:span></text:p>
          </table:table-cell>
          <table:table-cell table:style-name="Cell226">
            <text:list text:style-name="LS22" xml:id="list92">
              <text:list-item>
                <text:p text:style-name="P361"><text:span text:style-name="T361_1">Doctor</text:span><text:span text:style-name="T361_2"><text:s/></text:span><text:span text:style-name="T361_3">clicks</text:span><text:span text:style-name="T361_4"><text:s/>“</text:span><text:span text:style-name="T361_5">Refer</text:span><text:span text:style-name="T361_6"><text:s/></text:span><text:span text:style-name="T361_7">to</text:span><text:span text:style-name="T361_8"><text:s/></text:span><text:span text:style-name="T361_9">other</text:span><text:span text:style-name="T361_10"><text:s/></text:span><text:span text:style-name="T361_11">doctor</text:span><text:span text:style-name="T361_12">”<text:s/></text:span><text:span text:style-name="T361_13">button</text:span><text:span text:style-name="T361_14">.</text:span></text:p>
              </text:list-item>
              <text:list-item>
                <text:p text:style-name="P362"><text:span text:style-name="T362_1">Doctor</text:span><text:span text:style-name="T362_2"><text:s/></text:span><text:span text:style-name="T362_3">selects</text:span><text:span text:style-name="T362_4"><text:s/></text:span><text:span text:style-name="T362_5">the</text:span><text:span text:style-name="T362_6"><text:s/></text:span><text:span text:style-name="T362_7">other</text:span><text:span text:style-name="T362_8"><text:s/></text:span><text:span text:style-name="T362_9">doctor</text:span><text:span text:style-name="T362_10"><text:s/></text:span><text:span text:style-name="T362_11">he</text:span><text:span text:style-name="T362_12">/</text:span><text:span text:style-name="T362_13">she</text:span><text:span text:style-name="T362_14"><text:s/></text:span><text:span text:style-name="T362_15">refers</text:span><text:span text:style-name="T362_16"><text:s/></text:span><text:span text:style-name="T362_17">the</text:span><text:span text:style-name="T362_18"><text:s/></text:span><text:span text:style-name="T362_19">patient</text:span><text:span text:style-name="T362_20"><text:s/></text:span><text:span text:style-name="T362_21">to</text:span><text:span text:style-name="T362_22">.</text:span></text:p>
              </text:list-item>
              <text:list-item>
                <text:p text:style-name="P363"><text:span text:style-name="T363_1">Appointment</text:span><text:span text:style-name="T363_2"><text:s/></text:span><text:span text:style-name="T363_3">Request</text:span><text:span text:style-name="T363_4"><text:s/></text:span><text:span text:style-name="T363_5">is</text:span><text:span text:style-name="T363_6"><text:s/></text:span><text:span text:style-name="T363_7">sent</text:span><text:span text:style-name="T363_8"><text:s/></text:span><text:span text:style-name="T363_9">to</text:span><text:span text:style-name="T363_10"><text:s/></text:span><text:span text:style-name="T363_11">the</text:span><text:span text:style-name="T363_12"><text:s/></text:span><text:span text:style-name="T363_13">other</text:span><text:span text:style-name="T363_14"><text:s/></text:span><text:span text:style-name="T363_15">doctor</text:span><text:span text:style-name="T363_16">.</text:span></text:p>
              </text:list-item>
              <text:list-item>
                <text:p text:style-name="P364"><text:span text:style-name="T364_1">Other</text:span><text:span text:style-name="T364_2"><text:s/></text:span><text:span text:style-name="T364_3">doctor</text:span><text:span text:style-name="T364_4"><text:s/></text:span><text:span text:style-name="T364_5">is</text:span><text:span text:style-name="T364_6"><text:s/></text:span><text:span text:style-name="T364_7">notified</text:span><text:span text:style-name="T364_8">.</text:span></text:p>
              </text:list-item>
              <text:list-item>
                <text:p text:style-name="P365"><text:span text:style-name="T365_1">Exit</text:span></text:p>
              </text:list-item>
            </text:list>
          </table:table-cell>
        </table:table-row>
        <table:table-row table:style-name="Row114">
          <table:table-cell table:style-name="Cell227">
            <text:p text:style-name="P366"><text:span text:style-name="T366_1">Exception</text:span></text:p>
          </table:table-cell>
          <table:table-cell table:style-name="Cell228">
            <text:p text:style-name="P367"><text:span text:style-name="T367_1">2.1<text:s/></text:span><text:span text:style-name="T367_2">No</text:span><text:span text:style-name="T367_3"><text:s/></text:span><text:span text:style-name="T367_4">doctor</text:span><text:span text:style-name="T367_5"><text:s/></text:span><text:span text:style-name="T367_6">is</text:span><text:span text:style-name="T367_7"><text:s/></text:span><text:span text:style-name="T367_8">selected</text:span><text:span text:style-name="T367_9">.</text:span></text:p>
            <text:list text:style-name="LS23" xml:id="list97">
              <text:list-item>
                <text:p text:style-name="P368"><text:span text:style-name="T368_1">Error</text:span><text:span text:style-name="T368_2"><text:s/></text:span><text:span text:style-name="T368_3">message</text:span><text:span text:style-name="T368_4"><text:s/></text:span><text:span text:style-name="T368_5">will</text:span><text:span text:style-name="T368_6"><text:s/></text:span><text:span text:style-name="T368_7">pop</text:span><text:span text:style-name="T368_8"><text:s/></text:span><text:span text:style-name="T368_9">saying</text:span><text:span text:style-name="T368_10"><text:s/>“</text:span><text:span text:style-name="T368_11">Must</text:span><text:span text:style-name="T368_12"><text:s/></text:span><text:span text:style-name="T368_13">select</text:span><text:span text:style-name="T368_14"><text:s/></text:span><text:span text:style-name="T368_15">doctor</text:span><text:span text:style-name="T368_16">.”</text:span></text:p>
              </text:list-item>
            </text:list>
          </table:table-cell>
        </table:table-row>
      </table:table>
      <text:p text:style-name="P369"/>
      <text:p text:style-name="P370"/>
      <table:table table:style-name="Table14">
        <table:table-column table:style-name="Column27"/>
        <table:table-column table:style-name="Column28"/>
        <table:table-row table:style-name="Row115">
          <table:table-cell table:style-name="Cell229">
            <text:p text:style-name="P371"><text:span text:style-name="T371_1">Return</text:span><text:span text:style-name="T371_2"><text:s/></text:span><text:span text:style-name="T371_3">Final</text:span><text:span text:style-name="T371_4"><text:s/></text:span><text:span text:style-name="T371_5">Diagnosis</text:span><text:span text:style-name="T371_6"><text:s/></text:span><text:span text:style-name="T371_7">Use</text:span><text:span text:style-name="T371_8"><text:s/></text:span><text:span text:style-name="T371_9">Case</text:span></text:p>
          </table:table-cell>
          <table:table-cell table:style-name="Cell230">
            <text:p text:style-name="P372"/>
          </table:table-cell>
        </table:table-row>
        <table:table-row table:style-name="Row116">
          <table:table-cell table:style-name="Cell231">
            <text:p text:style-name="P373"><text:span text:style-name="T373_1">ID</text:span></text:p>
          </table:table-cell>
          <table:table-cell table:style-name="Cell232">
            <text:p text:style-name="P374"><text:span text:style-name="T374_1">13</text:span></text:p>
          </table:table-cell>
        </table:table-row>
        <table:table-row table:style-name="Row117">
          <table:table-cell table:style-name="Cell233">
            <text:p text:style-name="P375"><text:span text:style-name="T375_1">Name</text:span></text:p>
          </table:table-cell>
          <table:table-cell table:style-name="Cell234">
            <text:p text:style-name="P376"><text:span text:style-name="T376_1">Return</text:span><text:span text:style-name="T376_2"><text:s/></text:span><text:span text:style-name="T376_3">Final</text:span><text:span text:style-name="T376_4"><text:s/></text:span><text:span text:style-name="T376_5">Diagnosis</text:span></text:p>
          </table:table-cell>
        </table:table-row>
        <table:table-row table:style-name="Row118">
          <table:table-cell table:style-name="Cell235">
            <text:p text:style-name="P377"><text:span text:style-name="T377_1">Actor</text:span></text:p>
          </table:table-cell>
          <table:table-cell table:style-name="Cell236">
            <text:p text:style-name="P378"><text:span text:style-name="T378_1">Doctor</text:span></text:p>
          </table:table-cell>
        </table:table-row>
        <table:table-row table:style-name="Row119">
          <table:table-cell table:style-name="Cell237">
            <text:p text:style-name="P379"><text:span text:style-name="T379_1">Description</text:span></text:p>
          </table:table-cell>
          <table:table-cell table:style-name="Cell238">
            <text:p text:style-name="P380"><text:span text:style-name="T380_1">Doctor</text:span><text:span text:style-name="T380_2"><text:s/></text:span><text:span text:style-name="T380_3">sends</text:span><text:span text:style-name="T380_4"><text:s/></text:span><text:span text:style-name="T380_5">back</text:span><text:span text:style-name="T380_6"><text:s/></text:span><text:span text:style-name="T380_7">his</text:span><text:span text:style-name="T380_8">/</text:span><text:span text:style-name="T380_9">her</text:span><text:span text:style-name="T380_10"><text:s/></text:span><text:span text:style-name="T380_11">to</text:span><text:span text:style-name="T380_12"><text:s/></text:span><text:span text:style-name="T380_13">the</text:span><text:span text:style-name="T380_14"><text:s/></text:span><text:span text:style-name="T380_15">system</text:span><text:span text:style-name="T380_16"><text:s/></text:span><text:span text:style-name="T380_17">in</text:span><text:span text:style-name="T380_18"><text:s/></text:span><text:span text:style-name="T380_19">order</text:span><text:span text:style-name="T380_20"><text:s/></text:span><text:span text:style-name="T380_21">for</text:span><text:span text:style-name="T380_22"><text:s/></text:span><text:span text:style-name="T380_23">it</text:span><text:span text:style-name="T380_24"><text:s/></text:span><text:span text:style-name="T380_25">to</text:span><text:span text:style-name="T380_26"><text:s/></text:span><text:span text:style-name="T380_27">be</text:span><text:span text:style-name="T380_28"><text:s/></text:span><text:span text:style-name="T380_29">saved</text:span><text:span text:style-name="T380_30"><text:s/></text:span><text:span text:style-name="T380_31">in</text:span><text:span text:style-name="T380_32"><text:s/></text:span><text:span text:style-name="T380_33">the</text:span><text:span text:style-name="T380_34"><text:s/></text:span><text:span text:style-name="T380_35">database</text:span></text:p>
          </table:table-cell>
        </table:table-row>
        <table:table-row table:style-name="Row120">
          <table:table-cell table:style-name="Cell239">
            <text:p text:style-name="P381"><text:span text:style-name="T381_1">Pre</text:span><text:span text:style-name="T381_2">-</text:span><text:span text:style-name="T381_3">condition</text:span></text:p>
          </table:table-cell>
          <table:table-cell table:style-name="Cell240">
            <text:p text:style-name="P382"><text:span text:style-name="T382_1">Doctor</text:span><text:span text:style-name="T382_2"><text:s/></text:span><text:span text:style-name="T382_3">has</text:span><text:span text:style-name="T382_4"><text:s/></text:span><text:span text:style-name="T382_5">already</text:span><text:span text:style-name="T382_6"><text:s/></text:span><text:span text:style-name="T382_7">approved</text:span><text:span text:style-name="T382_8"><text:s/></text:span><text:span text:style-name="T382_9">appointment</text:span><text:span text:style-name="T382_10"><text:s/></text:span><text:span text:style-name="T382_11">request</text:span><text:span text:style-name="T382_12">.</text:span></text:p>
          </table:table-cell>
        </table:table-row>
        <table:table-row table:style-name="Row121">
          <table:table-cell table:style-name="Cell241">
            <text:p text:style-name="P383"><text:span text:style-name="T383_1">Post</text:span><text:span text:style-name="T383_2">-</text:span><text:span text:style-name="T383_3">condition</text:span></text:p>
          </table:table-cell>
          <table:table-cell table:style-name="Cell242">
            <text:p text:style-name="P384"><text:span text:style-name="T384_1">Patient</text:span><text:span text:style-name="T384_2">’</text:span><text:span text:style-name="T384_3">s</text:span><text:span text:style-name="T384_4"><text:s/></text:span><text:span text:style-name="T384_5">medical</text:span><text:span text:style-name="T384_6"><text:s/></text:span><text:span text:style-name="T384_7">record</text:span><text:span text:style-name="T384_8"><text:s/></text:span><text:span text:style-name="T384_9">is</text:span><text:span text:style-name="T384_10"><text:s/></text:span><text:span text:style-name="T384_11">updated</text:span><text:span text:style-name="T384_12">.</text:span></text:p>
          </table:table-cell>
        </table:table-row>
        <table:table-row table:style-name="Row122">
          <table:table-cell table:style-name="Cell243">
            <text:p text:style-name="P385"><text:span text:style-name="T385_1">Main</text:span><text:span text:style-name="T385_2"><text:s/></text:span><text:span text:style-name="T385_3">Course</text:span></text:p>
          </table:table-cell>
          <table:table-cell table:style-name="Cell244">
            <text:list text:style-name="LS24" xml:id="list98">
              <text:list-item>
                <text:p text:style-name="P386"><text:span text:style-name="T386_1">Doctor</text:span><text:span text:style-name="T386_2"><text:s/></text:span><text:span text:style-name="T386_3">edits</text:span><text:span text:style-name="T386_4"><text:s/></text:span><text:span text:style-name="T386_5">initial</text:span><text:span text:style-name="T386_6"><text:s/></text:span><text:span text:style-name="T386_7">diagnosis</text:span><text:span text:style-name="T386_8"><text:s/></text:span><text:span text:style-name="T386_9">if</text:span><text:span text:style-name="T386_10"><text:s/></text:span><text:span text:style-name="T386_11">necessary</text:span></text:p>
              </text:list-item>
              <text:list-item>
                <text:p text:style-name="P387"><text:span text:style-name="T387_1">Doctor</text:span><text:span text:style-name="T387_2"><text:s/></text:span><text:span text:style-name="T387_3">clicks</text:span><text:span text:style-name="T387_4"><text:s/>“</text:span><text:span text:style-name="T387_5">Save</text:span><text:span text:style-name="T387_6"><text:s/></text:span><text:span text:style-name="T387_7">Diagnosis</text:span><text:span text:style-name="T387_8">”<text:s/></text:span><text:span text:style-name="T387_9">button</text:span><text:span text:style-name="T387_10">.</text:span></text:p>
              </text:list-item>
              <text:list-item>
                <text:p text:style-name="P388"><text:span text:style-name="T388_1">Patient</text:span><text:span text:style-name="T388_2">’</text:span><text:span text:style-name="T388_3">s</text:span><text:span text:style-name="T388_4"><text:s/></text:span><text:span text:style-name="T388_5">medical</text:span><text:span text:style-name="T388_6"><text:s/></text:span><text:span text:style-name="T388_7">record</text:span><text:span text:style-name="T388_8"><text:s/></text:span><text:span text:style-name="T388_9">is</text:span><text:span text:style-name="T388_10"><text:s/></text:span><text:span text:style-name="T388_11">updated</text:span></text:p>
              </text:list-item>
              <text:list-item>
                <text:p text:style-name="P389"><text:span text:style-name="T389_1">Exit</text:span></text:p>
              </text:list-item>
            </text:list>
          </table:table-cell>
        </table:table-row>
        <table:table-row table:style-name="Row123">
          <table:table-cell table:style-name="Cell245">
            <text:p text:style-name="P390"><text:span text:style-name="T390_1">Exception</text:span></text:p>
          </table:table-cell>
          <table:table-cell table:style-name="Cell246">
            <text:p text:style-name="P391"><text:span text:style-name="T391_1">1.1<text:s/></text:span><text:span text:style-name="T391_2">Diagnosis</text:span><text:span text:style-name="T391_3"><text:s/></text:span><text:span text:style-name="T391_4">is</text:span><text:span text:style-name="T391_5"><text:s/></text:span><text:span text:style-name="T391_6">empty</text:span></text:p>
            <text:list text:style-name="LS25" xml:id="list102">
              <text:list-item>
                <text:p text:style-name="P392"><text:span text:style-name="T392_1">Error</text:span><text:span text:style-name="T392_2"><text:s/></text:span><text:span text:style-name="T392_3">message</text:span><text:span text:style-name="T392_4"><text:s/></text:span><text:span text:style-name="T392_5">is</text:span><text:span text:style-name="T392_6"><text:s/></text:span><text:span text:style-name="T392_7">shown</text:span><text:span text:style-name="T392_8"><text:s/></text:span><text:span text:style-name="T392_9">saying</text:span><text:span text:style-name="T392_10">,<text:s/>“</text:span><text:span text:style-name="T392_11">Final</text:span><text:span text:style-name="T392_12"><text:s/></text:span><text:span text:style-name="T392_13">diagnosis</text:span><text:span text:style-name="T392_14"><text:s/></text:span><text:span text:style-name="T392_15">is</text:span><text:span text:style-name="T392_16"><text:s/></text:span><text:span text:style-name="T392_17">needed</text:span><text:span text:style-name="T392_18">.”</text:span></text:p>
              </text:list-item>
            </text:list>
          </table:table-cell>
        </table:table-row>
      </table:table>
      <text:p text:style-name="P393"/>
      <table:table table:style-name="Table15">
        <table:table-column table:style-name="Column29"/>
        <table:table-column table:style-name="Column30"/>
        <table:table-row table:style-name="Row124">
          <table:table-cell table:style-name="Cell247">
            <text:p text:style-name="P394"><text:span text:style-name="T394_1">Assessment</text:span><text:span text:style-name="T394_2"><text:s/></text:span><text:span text:style-name="T394_3">Use</text:span><text:span text:style-name="T394_4"><text:s/></text:span><text:span text:style-name="T394_5">Case</text:span></text:p>
          </table:table-cell>
          <table:table-cell table:style-name="Cell248">
            <text:p text:style-name="P395"/>
          </table:table-cell>
        </table:table-row>
        <table:table-row table:style-name="Row125">
          <table:table-cell table:style-name="Cell249">
            <text:p text:style-name="P396"><text:span text:style-name="T396_1">ID</text:span></text:p>
          </table:table-cell>
          <table:table-cell table:style-name="Cell250">
            <text:p text:style-name="P397"><text:span text:style-name="T397_1">14</text:span></text:p>
          </table:table-cell>
        </table:table-row>
        <table:table-row table:style-name="Row126">
          <table:table-cell table:style-name="Cell251">
            <text:p text:style-name="P398"><text:span text:style-name="T398_1">Name</text:span></text:p>
          </table:table-cell>
          <table:table-cell table:style-name="Cell252">
            <text:p text:style-name="P399"><text:span text:style-name="T399_1">Assessment</text:span></text:p>
          </table:table-cell>
        </table:table-row>
        <table:table-row table:style-name="Row127">
          <table:table-cell table:style-name="Cell253">
            <text:p text:style-name="P400"><text:span text:style-name="T400_1">Actor</text:span></text:p>
          </table:table-cell>
          <table:table-cell table:style-name="Cell254">
            <text:p text:style-name="P401"><text:span text:style-name="T401_1">Nurse</text:span></text:p>
          </table:table-cell>
        </table:table-row>
        <table:table-row table:style-name="Row128">
          <table:table-cell table:style-name="Cell255">
            <text:p text:style-name="P402"><text:span text:style-name="T402_1">Description</text:span></text:p>
          </table:table-cell>
          <table:table-cell table:style-name="Cell256">
            <text:p text:style-name="P403"><text:span text:style-name="T403_1">Nurse</text:span><text:span text:style-name="T403_2"><text:s/></text:span><text:span text:style-name="T403_3">inputs</text:span><text:span text:style-name="T403_4"><text:s/></text:span><text:span text:style-name="T403_5">patient</text:span><text:span text:style-name="T403_6">’</text:span><text:span text:style-name="T403_7">s</text:span><text:span text:style-name="T403_8"><text:s/></text:span><text:span text:style-name="T403_9">answers</text:span><text:span text:style-name="T403_10"><text:s/></text:span><text:span text:style-name="T403_11">of</text:span><text:span text:style-name="T403_12"><text:s/></text:span><text:span text:style-name="T403_13">the</text:span><text:span text:style-name="T403_14"><text:s/></text:span><text:span text:style-name="T403_15">diagnostic</text:span><text:span text:style-name="T403_16"><text:s/></text:span><text:span text:style-name="T403_17">questions</text:span><text:span text:style-name="T403_18"><text:s/></text:span><text:span text:style-name="T403_19">given</text:span><text:span text:style-name="T403_20"><text:s/></text:span><text:span text:style-name="T403_21">by</text:span><text:span text:style-name="T403_22"><text:s/></text:span><text:span text:style-name="T403_23">the</text:span><text:span text:style-name="T403_24"><text:s/></text:span><text:span text:style-name="T403_25">system</text:span><text:span text:style-name="T403_26">.</text:span></text:p>
          </table:table-cell>
        </table:table-row>
        <table:table-row table:style-name="Row129">
          <table:table-cell table:style-name="Cell257">
            <text:p text:style-name="P404"><text:span text:style-name="T404_1">Pre</text:span><text:span text:style-name="T404_2">-</text:span><text:span text:style-name="T404_3">condition</text:span></text:p>
          </table:table-cell>
          <table:table-cell table:style-name="Cell258">
            <text:p text:style-name="P405"><text:span text:style-name="T405_1">Nurse</text:span><text:span text:style-name="T405_2"><text:s/></text:span><text:span text:style-name="T405_3">has</text:span><text:span text:style-name="T405_4"><text:s/></text:span><text:span text:style-name="T405_5">already</text:span><text:span text:style-name="T405_6"><text:s/></text:span><text:span text:style-name="T405_7">logged</text:span><text:span text:style-name="T405_8"><text:s/></text:span><text:span text:style-name="T405_9">on</text:span><text:span text:style-name="T405_10"><text:s/></text:span><text:span text:style-name="T405_11">the</text:span><text:span text:style-name="T405_12"><text:s/></text:span><text:span text:style-name="T405_13">system</text:span><text:span text:style-name="T405_14">.</text:span></text:p>
          </table:table-cell>
        </table:table-row>
        <table:table-row table:style-name="Row130">
          <table:table-cell table:style-name="Cell259">
            <text:p text:style-name="P406"><text:span text:style-name="T406_1">Post</text:span><text:span text:style-name="T406_2">-</text:span><text:span text:style-name="T406_3">condition</text:span></text:p>
          </table:table-cell>
          <table:table-cell table:style-name="Cell260">
            <text:p text:style-name="P407"><text:span text:style-name="T407_1">An</text:span><text:span text:style-name="T407_2"><text:s/></text:span><text:span text:style-name="T407_3">initial</text:span><text:span text:style-name="T407_4"><text:s/></text:span><text:span text:style-name="T407_5">diagnosis</text:span><text:span text:style-name="T407_6"><text:s/></text:span><text:span text:style-name="T407_7">is</text:span><text:span text:style-name="T407_8"><text:s/></text:span><text:span text:style-name="T407_9">generated</text:span><text:span text:style-name="T407_10">.</text:span></text:p>
          </table:table-cell>
        </table:table-row>
        <table:table-row table:style-name="Row131">
          <table:table-cell table:style-name="Cell261">
            <text:p text:style-name="P408"><text:span text:style-name="T408_1">Main</text:span><text:span text:style-name="T408_2"><text:s/></text:span><text:span text:style-name="T408_3">Course</text:span></text:p>
          </table:table-cell>
          <table:table-cell table:style-name="Cell262">
            <text:list text:style-name="LS26" xml:id="list103">
              <text:list-item>
                <text:p text:style-name="P409"><text:span text:style-name="T409_1">Nurse</text:span><text:span text:style-name="T409_2"><text:s/></text:span><text:span text:style-name="T409_3">inputs</text:span><text:span text:style-name="T409_4"><text:s/></text:span><text:span text:style-name="T409_5">patient</text:span><text:span text:style-name="T409_6">’</text:span><text:span text:style-name="T409_7">s</text:span><text:span text:style-name="T409_8"><text:s/></text:span><text:span text:style-name="T409_9">answers</text:span></text:p>
              </text:list-item>
              <text:list-item>
                <text:p text:style-name="P410"><text:span text:style-name="T410_1">Nurse</text:span><text:span text:style-name="T410_2"><text:s/></text:span><text:span text:style-name="T410_3">clicks</text:span><text:span text:style-name="T410_4"><text:s/>“</text:span><text:span text:style-name="T410_5">Examination</text:span><text:span text:style-name="T410_6"><text:s/></text:span><text:span text:style-name="T410_7">Finished</text:span><text:span text:style-name="T410_8">”<text:s/></text:span><text:span text:style-name="T410_9">button</text:span><text:span text:style-name="T410_10">.</text:span></text:p>
              </text:list-item>
              <text:list-item>
                <text:p text:style-name="P411"><text:span text:style-name="T411_1">Initial</text:span><text:span text:style-name="T411_2"><text:s/></text:span><text:span text:style-name="T411_3">diagnosis</text:span><text:span text:style-name="T411_4"><text:s/></text:span><text:span text:style-name="T411_5">is</text:span><text:span text:style-name="T411_6"><text:s/></text:span><text:span text:style-name="T411_7">generated</text:span><text:span text:style-name="T411_8"><text:s/></text:span><text:span text:style-name="T411_9">but</text:span><text:span text:style-name="T411_10"><text:s/></text:span><text:span text:style-name="T411_11">is</text:span><text:span text:style-name="T411_12"><text:s/></text:span><text:span text:style-name="T411_13">not</text:span><text:span text:style-name="T411_14"><text:s/></text:span><text:span text:style-name="T411_15">shown</text:span><text:span text:style-name="T411_16"><text:s/></text:span><text:span text:style-name="T411_17">to</text:span><text:span text:style-name="T411_18"><text:s/></text:span><text:span text:style-name="T411_19">the</text:span><text:span text:style-name="T411_20"><text:s/></text:span><text:span text:style-name="T411_21">nurse</text:span><text:span text:style-name="T411_22">.</text:span></text:p>
              </text:list-item>
              <text:list-item>
                <text:p text:style-name="P412"><text:span text:style-name="T412_1">Exit</text:span></text:p>
              </text:list-item>
            </text:list>
          </table:table-cell>
        </table:table-row>
        <table:table-row table:style-name="Row132">
          <table:table-cell table:style-name="Cell263">
            <text:p text:style-name="P413"><text:span text:style-name="T413_1">Exception</text:span></text:p>
          </table:table-cell>
          <table:table-cell table:style-name="Cell264">
            <text:p text:style-name="P414"><text:span text:style-name="T414_1">1.1<text:s/></text:span><text:span text:style-name="T414_2">Patient</text:span><text:span text:style-name="T414_3"><text:s/></text:span><text:span text:style-name="T414_4">is</text:span><text:span text:style-name="T414_5"><text:s/></text:span><text:span text:style-name="T414_6">not</text:span><text:span text:style-name="T414_7"><text:s/></text:span><text:span text:style-name="T414_8">found</text:span><text:span text:style-name="T414_9"><text:s/></text:span><text:span text:style-name="T414_10">in</text:span><text:span text:style-name="T414_11"><text:s/></text:span><text:span text:style-name="T414_12">the</text:span><text:span text:style-name="T414_13"><text:s/></text:span><text:span text:style-name="T414_14">system</text:span></text:p>
            <text:list text:style-name="LS27" xml:id="list107">
              <text:list-item>
                <text:p text:style-name="P415"><text:span text:style-name="T415_1">Mark</text:span><text:span text:style-name="T415_2"><text:s/></text:span><text:span text:style-name="T415_3">patient</text:span><text:span text:style-name="T415_4"><text:s/></text:span><text:span text:style-name="T415_5">as</text:span><text:span text:style-name="T415_6"><text:s/>“</text:span><text:span text:style-name="T415_7">pending</text:span><text:span text:style-name="T415_8"><text:s/></text:span><text:span text:style-name="T415_9">account</text:span><text:span text:style-name="T415_10">”</text:span></text:p>
              </text:list-item>
              <text:list-item>
                <text:p text:style-name="P416"><text:span text:style-name="T416_1">Continue</text:span><text:span text:style-name="T416_2"><text:s/></text:span><text:span text:style-name="T416_3">with</text:span><text:span text:style-name="T416_4"><text:s/></text:span><text:span text:style-name="T416_5">examination</text:span></text:p>
              </text:list-item>
            </text:list>
            <text:p text:style-name="P417"><text:span text:style-name="T417_1">1.1<text:s/></text:span><text:span text:style-name="T417_2">Current</text:span><text:span text:style-name="T417_3"><text:s/></text:span><text:span text:style-name="T417_4">diagnostic</text:span><text:span text:style-name="T417_5"><text:s/></text:span><text:span text:style-name="T417_6">question</text:span><text:span text:style-name="T417_7"><text:s/></text:span><text:span text:style-name="T417_8">is</text:span><text:span text:style-name="T417_9"><text:s/></text:span><text:span text:style-name="T417_10">not</text:span><text:span text:style-name="T417_11"><text:s/></text:span><text:span text:style-name="T417_12">answered</text:span><text:span text:style-name="T417_13">.</text:span></text:p>
            <text:list text:style-name="LS28" xml:id="list109">
              <text:list-item>
                <text:p text:style-name="P418"><text:span text:style-name="T418_1">Error</text:span><text:span text:style-name="T418_2"><text:s/></text:span><text:span text:style-name="T418_3">message</text:span><text:span text:style-name="T418_4"><text:s/></text:span><text:span text:style-name="T418_5">will</text:span><text:span text:style-name="T418_6"><text:s/></text:span><text:span text:style-name="T418_7">show</text:span><text:span text:style-name="T418_8"><text:s/></text:span><text:span text:style-name="T418_9">saying</text:span><text:span text:style-name="T418_10"><text:s/>“</text:span><text:span text:style-name="T418_11">Question</text:span><text:span text:style-name="T418_12"><text:s/></text:span><text:span text:style-name="T418_13">must</text:span><text:span text:style-name="T418_14"><text:s/></text:span><text:span text:style-name="T418_15">be</text:span><text:span text:style-name="T418_16"><text:s/></text:span><text:span text:style-name="T418_17">answered</text:span><text:span text:style-name="T418_18">.”</text:span></text:p>
              </text:list-item>
            </text:list>
          </table:table-cell>
        </table:table-row>
      </table:table>
      <text:p text:style-name="P419"/>
      <text:p text:style-name="P420"/>
      <text:p text:style-name="P421"/>
      <table:table table:style-name="Table16">
        <table:table-column table:style-name="Column31"/>
        <table:table-column table:style-name="Column32"/>
        <table:table-row table:style-name="Row133">
          <table:table-cell table:style-name="Cell265">
            <text:p text:style-name="P422"><text:span text:style-name="T422_1">Request</text:span><text:span text:style-name="T422_2"><text:s/></text:span><text:span text:style-name="T422_3">Appointment</text:span><text:span text:style-name="T422_4"><text:s/></text:span><text:span text:style-name="T422_5">Use</text:span><text:span text:style-name="T422_6"><text:s/></text:span><text:span text:style-name="T422_7">Case</text:span></text:p>
          </table:table-cell>
          <table:table-cell table:style-name="Cell266">
            <text:p text:style-name="P423"/>
          </table:table-cell>
        </table:table-row>
        <table:table-row table:style-name="Row134">
          <table:table-cell table:style-name="Cell267">
            <text:p text:style-name="P424"><text:span text:style-name="T424_1">ID</text:span></text:p>
          </table:table-cell>
          <table:table-cell table:style-name="Cell268">
            <text:p text:style-name="P425"><text:span text:style-name="T425_1">15</text:span></text:p>
          </table:table-cell>
        </table:table-row>
        <table:table-row table:style-name="Row135">
          <table:table-cell table:style-name="Cell269">
            <text:p text:style-name="P426"><text:span text:style-name="T426_1">Name</text:span></text:p>
          </table:table-cell>
          <table:table-cell table:style-name="Cell270">
            <text:p text:style-name="P427"><text:span text:style-name="T427_1">Request</text:span><text:span text:style-name="T427_2"><text:s/></text:span><text:span text:style-name="T427_3">Appointment</text:span></text:p>
          </table:table-cell>
        </table:table-row>
        <table:table-row table:style-name="Row136">
          <table:table-cell table:style-name="Cell271">
            <text:p text:style-name="P428"><text:span text:style-name="T428_1">Actor</text:span></text:p>
          </table:table-cell>
          <table:table-cell table:style-name="Cell272">
            <text:p text:style-name="P429"><text:span text:style-name="T429_1">Nurse</text:span></text:p>
          </table:table-cell>
        </table:table-row>
        <table:table-row table:style-name="Row137">
          <table:table-cell table:style-name="Cell273">
            <text:p text:style-name="P430"><text:span text:style-name="T430_1">Description</text:span></text:p>
          </table:table-cell>
          <table:table-cell table:style-name="Cell274">
            <text:p text:style-name="P431"><text:span text:style-name="T431_1">Requests</text:span><text:span text:style-name="T431_2"><text:s/></text:span><text:span text:style-name="T431_3">for</text:span><text:span text:style-name="T431_4"><text:s/></text:span><text:span text:style-name="T431_5">appointment</text:span><text:span text:style-name="T431_6"><text:s/></text:span><text:span text:style-name="T431_7">to</text:span><text:span text:style-name="T431_8"><text:s/></text:span><text:span text:style-name="T431_9">the</text:span><text:span text:style-name="T431_10"><text:s/></text:span><text:span text:style-name="T431_11">doctor</text:span><text:span text:style-name="T431_12">.</text:span></text:p>
          </table:table-cell>
        </table:table-row>
        <table:table-row table:style-name="Row138">
          <table:table-cell table:style-name="Cell275">
            <text:p text:style-name="P432"><text:span text:style-name="T432_1">Pre</text:span><text:span text:style-name="T432_2">-</text:span><text:span text:style-name="T432_3">condition</text:span></text:p>
          </table:table-cell>
          <table:table-cell table:style-name="Cell276">
            <text:p text:style-name="P433"><text:span text:style-name="T433_1">Nurse</text:span><text:span text:style-name="T433_2"><text:s/></text:span><text:span text:style-name="T433_3">has</text:span><text:span text:style-name="T433_4"><text:s/></text:span><text:span text:style-name="T433_5">already</text:span><text:span text:style-name="T433_6"><text:s/></text:span><text:span text:style-name="T433_7">finished</text:span><text:span text:style-name="T433_8"><text:s/></text:span><text:span text:style-name="T433_9">with</text:span><text:span text:style-name="T433_10"><text:s/></text:span><text:span text:style-name="T433_11">the</text:span><text:span text:style-name="T433_12"><text:s/></text:span><text:span text:style-name="T433_13">examination</text:span><text:span text:style-name="T433_14"><text:s/></text:span><text:span text:style-name="T433_15">of</text:span><text:span text:style-name="T433_16"><text:s/></text:span><text:span text:style-name="T433_17">the</text:span><text:span text:style-name="T433_18"><text:s/></text:span><text:span text:style-name="T433_19">client</text:span><text:span text:style-name="T433_20">.</text:span></text:p>
          </table:table-cell>
        </table:table-row>
        <table:table-row table:style-name="Row139">
          <table:table-cell table:style-name="Cell277">
            <text:p text:style-name="P434"><text:span text:style-name="T434_1">Post</text:span><text:span text:style-name="T434_2">-</text:span><text:span text:style-name="T434_3">condition</text:span></text:p>
          </table:table-cell>
          <table:table-cell table:style-name="Cell278">
            <text:p text:style-name="P435"><text:span text:style-name="T435_1">Doctor</text:span><text:span text:style-name="T435_2"><text:s/></text:span><text:span text:style-name="T435_3">is</text:span><text:span text:style-name="T435_4"><text:s/></text:span><text:span text:style-name="T435_5">notified</text:span><text:span text:style-name="T435_6"><text:s/></text:span><text:span text:style-name="T435_7">for</text:span><text:span text:style-name="T435_8"><text:s/></text:span><text:span text:style-name="T435_9">a</text:span><text:span text:style-name="T435_10"><text:s/></text:span><text:span text:style-name="T435_11">request</text:span><text:span text:style-name="T435_12"><text:s/></text:span><text:span text:style-name="T435_13">of</text:span><text:span text:style-name="T435_14"><text:s/></text:span><text:span text:style-name="T435_15">appointment</text:span><text:span text:style-name="T435_16">.</text:span></text:p>
          </table:table-cell>
        </table:table-row>
        <table:table-row table:style-name="Row140">
          <table:table-cell table:style-name="Cell279">
            <text:p text:style-name="P436"><text:span text:style-name="T436_1">Main</text:span><text:span text:style-name="T436_2"><text:s/></text:span><text:span text:style-name="T436_3">Course</text:span></text:p>
          </table:table-cell>
          <table:table-cell table:style-name="Cell280">
            <text:list text:style-name="LS29" xml:id="list110">
              <text:list-item>
                <text:p text:style-name="P437"><text:span text:style-name="T437_1">Nurse</text:span><text:span text:style-name="T437_2"><text:s/></text:span><text:span text:style-name="T437_3">sends</text:span><text:span text:style-name="T437_4"><text:s/></text:span><text:span text:style-name="T437_5">request</text:span><text:span text:style-name="T437_6"><text:s/></text:span><text:span text:style-name="T437_7">of</text:span><text:span text:style-name="T437_8"><text:s/></text:span><text:span text:style-name="T437_9">appointment</text:span><text:span text:style-name="T437_10"><text:s/></text:span><text:span text:style-name="T437_11">to</text:span><text:span text:style-name="T437_12"><text:s/></text:span><text:span text:style-name="T437_13">the</text:span><text:span text:style-name="T437_14"><text:s/></text:span><text:span text:style-name="T437_15">preferred</text:span><text:span text:style-name="T437_16"><text:s/></text:span><text:span text:style-name="T437_17">doctor</text:span><text:span text:style-name="T437_18"><text:s/></text:span><text:span text:style-name="T437_19">by</text:span><text:span text:style-name="T437_20"><text:s/></text:span><text:span text:style-name="T437_21">the</text:span><text:span text:style-name="T437_22"><text:s/></text:span><text:span text:style-name="T437_23">patient</text:span><text:span text:style-name="T437_24">.</text:span></text:p>
              </text:list-item>
              <text:list-item>
                <text:p text:style-name="P438"><text:span text:style-name="T438_1">Doctor</text:span><text:span text:style-name="T438_2"><text:s/></text:span><text:span text:style-name="T438_3">is</text:span><text:span text:style-name="T438_4"><text:s/></text:span><text:span text:style-name="T438_5">notified</text:span><text:span text:style-name="T438_6"><text:s/></text:span><text:span text:style-name="T438_7">for</text:span><text:span text:style-name="T438_8"><text:s/></text:span><text:span text:style-name="T438_9">an</text:span><text:span text:style-name="T438_10"><text:s/></text:span><text:span text:style-name="T438_11">appointment</text:span><text:span text:style-name="T438_12">.</text:span></text:p>
              </text:list-item>
              <text:list-item>
                <text:p text:style-name="P439"><text:span text:style-name="T439_1">Exit</text:span></text:p>
              </text:list-item>
            </text:list>
          </table:table-cell>
        </table:table-row>
      </table:table>
      <text:p text:style-name="P440"/>
      <text:p text:style-name="P441"/>
      <table:table table:style-name="Table17">
        <table:table-column table:style-name="Column33"/>
        <table:table-column table:style-name="Column34"/>
        <table:table-row table:style-name="Row141">
          <table:table-cell table:style-name="Cell281">
            <text:p text:style-name="P442"><text:span text:style-name="T442_1">Send</text:span><text:span text:style-name="T442_2"><text:s/></text:span><text:span text:style-name="T442_3">Examination</text:span><text:span text:style-name="T442_4"><text:s/></text:span><text:span text:style-name="T442_5">Use</text:span><text:span text:style-name="T442_6"><text:s/></text:span><text:span text:style-name="T442_7">Case</text:span></text:p>
          </table:table-cell>
          <table:table-cell table:style-name="Cell282">
            <text:p text:style-name="P443"/>
          </table:table-cell>
        </table:table-row>
        <table:table-row table:style-name="Row142">
          <table:table-cell table:style-name="Cell283">
            <text:p text:style-name="P444"><text:span text:style-name="T444_1">ID</text:span></text:p>
          </table:table-cell>
          <table:table-cell table:style-name="Cell284">
            <text:p text:style-name="P445"><text:span text:style-name="T445_1">16</text:span></text:p>
          </table:table-cell>
        </table:table-row>
        <table:table-row table:style-name="Row143">
          <table:table-cell table:style-name="Cell285">
            <text:p text:style-name="P446"><text:span text:style-name="T446_1">Name</text:span></text:p>
          </table:table-cell>
          <table:table-cell table:style-name="Cell286">
            <text:p text:style-name="P447"><text:span text:style-name="T447_1">Send</text:span><text:span text:style-name="T447_2"><text:s/></text:span><text:span text:style-name="T447_3">Examination</text:span></text:p>
          </table:table-cell>
        </table:table-row>
        <table:table-row table:style-name="Row144">
          <table:table-cell table:style-name="Cell287">
            <text:p text:style-name="P448"><text:span text:style-name="T448_1">Actor</text:span></text:p>
          </table:table-cell>
          <table:table-cell table:style-name="Cell288">
            <text:p text:style-name="P449"><text:span text:style-name="T449_1">Nurse</text:span></text:p>
          </table:table-cell>
        </table:table-row>
        <table:table-row table:style-name="Row145">
          <table:table-cell table:style-name="Cell289">
            <text:p text:style-name="P450"><text:span text:style-name="T450_1">Description</text:span></text:p>
          </table:table-cell>
          <table:table-cell table:style-name="Cell290">
            <text:p text:style-name="P451"><text:span text:style-name="T451_1">Nurse</text:span><text:span text:style-name="T451_2"><text:s/></text:span><text:span text:style-name="T451_3">sends</text:span><text:span text:style-name="T451_4"><text:s/></text:span><text:span text:style-name="T451_5">examination</text:span><text:span text:style-name="T451_6"><text:s/></text:span><text:span text:style-name="T451_7">answers</text:span><text:span text:style-name="T451_8"><text:s/></text:span><text:span text:style-name="T451_9">to</text:span><text:span text:style-name="T451_10"><text:s/></text:span><text:span text:style-name="T451_11">doctor</text:span><text:span text:style-name="T451_12">.</text:span></text:p>
          </table:table-cell>
        </table:table-row>
        <table:table-row table:style-name="Row146">
          <table:table-cell table:style-name="Cell291">
            <text:p text:style-name="P452"><text:span text:style-name="T452_1">Pre</text:span><text:span text:style-name="T452_2">-</text:span><text:span text:style-name="T452_3">condition</text:span></text:p>
          </table:table-cell>
          <table:table-cell table:style-name="Cell292">
            <text:p text:style-name="P453"><text:span text:style-name="T453_1">Doctor</text:span><text:span text:style-name="T453_2"><text:s/></text:span><text:span text:style-name="T453_3">has</text:span><text:span text:style-name="T453_4"><text:s/></text:span><text:span text:style-name="T453_5">already</text:span><text:span text:style-name="T453_6"><text:s/></text:span><text:span text:style-name="T453_7">approved</text:span><text:span text:style-name="T453_8"><text:s/></text:span><text:span text:style-name="T453_9">appointment</text:span><text:span text:style-name="T453_10"><text:s/></text:span><text:span text:style-name="T453_11">request</text:span><text:span text:style-name="T453_12">.</text:span></text:p>
          </table:table-cell>
        </table:table-row>
        <table:table-row table:style-name="Row147">
          <table:table-cell table:style-name="Cell293">
            <text:p text:style-name="P454"><text:span text:style-name="T454_1">Post</text:span><text:span text:style-name="T454_2">-</text:span><text:span text:style-name="T454_3">condition</text:span></text:p>
          </table:table-cell>
          <table:table-cell table:style-name="Cell294">
            <text:p text:style-name="P455"><text:span text:style-name="T455_1">Doctor</text:span><text:span text:style-name="T455_2"><text:s/></text:span><text:span text:style-name="T455_3">receives</text:span><text:span text:style-name="T455_4"><text:s/></text:span><text:span text:style-name="T455_5">examination</text:span><text:span text:style-name="T455_6"><text:s/></text:span><text:span text:style-name="T455_7">answers</text:span><text:span text:style-name="T455_8">.</text:span></text:p>
          </table:table-cell>
        </table:table-row>
        <table:table-row table:style-name="Row148">
          <table:table-cell table:style-name="Cell295">
            <text:p text:style-name="P456"><text:span text:style-name="T456_1">Main</text:span><text:span text:style-name="T456_2"><text:s/></text:span><text:span text:style-name="T456_3">Course</text:span></text:p>
          </table:table-cell>
          <table:table-cell table:style-name="Cell296">
            <text:list text:style-name="LS30" xml:id="list113">
              <text:list-item>
                <text:p text:style-name="P457"><text:span text:style-name="T457_1">Nurse</text:span><text:span text:style-name="T457_2"><text:s/></text:span><text:span text:style-name="T457_3">sends</text:span><text:span text:style-name="T457_4"><text:s/></text:span><text:span text:style-name="T457_5">examination</text:span><text:span text:style-name="T457_6"><text:s/></text:span><text:span text:style-name="T457_7">answers</text:span><text:span text:style-name="T457_8"><text:s/></text:span><text:span text:style-name="T457_9">to</text:span><text:span text:style-name="T457_10"><text:s/></text:span><text:span text:style-name="T457_11">doctor</text:span><text:span text:style-name="T457_12">.</text:span></text:p>
              </text:list-item>
              <text:list-item>
                <text:p text:style-name="P458"><text:span text:style-name="T458_1">Doctor</text:span><text:span text:style-name="T458_2"><text:s/></text:span><text:span text:style-name="T458_3">receives</text:span><text:span text:style-name="T458_4"><text:s/></text:span><text:span text:style-name="T458_5">examination</text:span><text:span text:style-name="T458_6"><text:s/></text:span><text:span text:style-name="T458_7">answers</text:span></text:p>
              </text:list-item>
              <text:list-item>
                <text:p text:style-name="P459"><text:span text:style-name="T459_1">Exit</text:span></text:p>
              </text:list-item>
            </text:list>
          </table:table-cell>
        </table:table-row>
      </table:table>
      <text:p text:style-name="P46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3.17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3.17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2.85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3.17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3.17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2.85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3.17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3.17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2.85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number style:num-format="1" text:style-name="List5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5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5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5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number style:num-format="1" text:style-name="List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1.905cm" fo:text-align="start"/>
        <style:text-properties style:text-underline-style="none"/>
      </text:list-level-style-bullet>
      <text:list-level-style-bullet text:bullet-char="○" text:style-name="List10Level1" text:level="2">
        <style:list-level-properties text:space-before="1.905cm" text:min-label-width="1.905cm" fo:text-align="start"/>
        <style:text-properties style:text-underline-style="none"/>
      </text:list-level-style-bullet>
      <text:list-level-style-bullet text:bullet-char="■" text:style-name="List10Level2" text:level="3">
        <style:list-level-properties text:space-before="3.492cm" text:min-label-width="1.588cm" fo:text-align="start"/>
        <style:text-properties style:text-underline-style="none"/>
      </text:list-level-style-bullet>
      <text:list-level-style-bullet text:bullet-char="●" text:style-name="List10Level3" text:level="4">
        <style:list-level-properties text:space-before="4.445cm" text:min-label-width="1.905cm" fo:text-align="start"/>
        <style:text-properties style:text-underline-style="none"/>
      </text:list-level-style-bullet>
      <text:list-level-style-bullet text:bullet-char="○" text:style-name="List10Level4" text:level="5">
        <style:list-level-properties text:space-before="5.715cm" text:min-label-width="1.905cm" fo:text-align="start"/>
        <style:text-properties style:text-underline-style="none"/>
      </text:list-level-style-bullet>
      <text:list-level-style-bullet text:bullet-char="■" text:style-name="List10Level5" text:level="6">
        <style:list-level-properties text:space-before="7.302cm" text:min-label-width="1.588cm" fo:text-align="start"/>
        <style:text-properties style:text-underline-style="none"/>
      </text:list-level-style-bullet>
      <text:list-level-style-bullet text:bullet-char="●" text:style-name="List10Level6" text:level="7">
        <style:list-level-properties text:space-before="8.255cm" text:min-label-width="1.905cm" fo:text-align="start"/>
        <style:text-properties style:text-underline-style="none"/>
      </text:list-level-style-bullet>
      <text:list-level-style-bullet text:bullet-char="○" text:style-name="List10Level7" text:level="8">
        <style:list-level-properties text:space-before="9.525cm" text:min-label-width="1.905cm" fo:text-align="start"/>
        <style:text-properties style:text-underline-style="none"/>
      </text:list-level-style-bullet>
      <text:list-level-style-bullet text:bullet-char="■" text:style-name="List10Level8" text:level="9">
        <style:list-level-properties text:space-before="11.112cm" text:min-label-width="1.58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number style:num-format="1" text:style-name="List1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number style:num-format="1" text:style-name="List1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●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7Level0" style:family="text">
      <style:text-properties style:text-underline-style="none"/>
    </style:style>
    <style:style style:name="List17Level1" style:family="text">
      <style:text-properties style:text-underline-style="none"/>
    </style:style>
    <style:style style:name="List17Level2" style:family="text">
      <style:text-properties style:text-underline-style="none"/>
    </style:style>
    <style:style style:name="List17Level3" style:family="text">
      <style:text-properties style:text-underline-style="none"/>
    </style:style>
    <style:style style:name="List17Level4" style:family="text">
      <style:text-properties style:text-underline-style="none"/>
    </style:style>
    <style:style style:name="List17Level5" style:family="text">
      <style:text-properties style:text-underline-style="none"/>
    </style:style>
    <style:style style:name="List17Level6" style:family="text">
      <style:text-properties style:text-underline-style="none"/>
    </style:style>
    <style:style style:name="List17Level7" style:family="text">
      <style:text-properties style:text-underline-style="none"/>
    </style:style>
    <style:style style:name="List17Level8" style:family="text">
      <style:text-properties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7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7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7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bullet text:bullet-char="●" text:style-name="List1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9Level0" style:family="text">
      <style:text-properties style:text-underline-style="none"/>
    </style:style>
    <style:style style:name="List19Level1" style:family="text">
      <style:text-properties style:text-underline-style="none"/>
    </style:style>
    <style:style style:name="List19Level2" style:family="text">
      <style:text-properties style:text-underline-style="none"/>
    </style:style>
    <style:style style:name="List19Level3" style:family="text">
      <style:text-properties style:text-underline-style="none"/>
    </style:style>
    <style:style style:name="List19Level4" style:family="text">
      <style:text-properties style:text-underline-style="none"/>
    </style:style>
    <style:style style:name="List19Level5" style:family="text">
      <style:text-properties style:text-underline-style="none"/>
    </style:style>
    <style:style style:name="List19Level6" style:family="text">
      <style:text-properties style:text-underline-style="none"/>
    </style:style>
    <style:style style:name="List19Level7" style:family="text">
      <style:text-properties style:text-underline-style="none"/>
    </style:style>
    <style:style style:name="List19Level8" style:family="text">
      <style:text-properties style:text-underline-style="none"/>
    </style:style>
    <text:list-style style:name="LS19">
      <text:list-level-style-bullet text:bullet-char="●" text:style-name="List1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0Level0" style:family="text">
      <style:text-properties style:text-underline-style="none"/>
    </style:style>
    <style:style style:name="List20Level1" style:family="text">
      <style:text-properties style:text-underline-style="none"/>
    </style:style>
    <style:style style:name="List20Level2" style:family="text">
      <style:text-properties style:text-underline-style="none"/>
    </style:style>
    <style:style style:name="List20Level3" style:family="text">
      <style:text-properties style:text-underline-style="none"/>
    </style:style>
    <style:style style:name="List20Level4" style:family="text">
      <style:text-properties style:text-underline-style="none"/>
    </style:style>
    <style:style style:name="List20Level5" style:family="text">
      <style:text-properties style:text-underline-style="none"/>
    </style:style>
    <style:style style:name="List20Level6" style:family="text">
      <style:text-properties style:text-underline-style="none"/>
    </style:style>
    <style:style style:name="List20Level7" style:family="text">
      <style:text-properties style:text-underline-style="none"/>
    </style:style>
    <style:style style:name="List20Level8" style:family="text">
      <style:text-properties style:text-underline-style="none"/>
    </style: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1Level0" style:family="text">
      <style:text-properties style:text-underline-style="none"/>
    </style:style>
    <style:style style:name="List21Level1" style:family="text">
      <style:text-properties style:text-underline-style="none"/>
    </style:style>
    <style:style style:name="List21Level2" style:family="text">
      <style:text-properties style:text-underline-style="none"/>
    </style:style>
    <style:style style:name="List21Level3" style:family="text">
      <style:text-properties style:text-underline-style="none"/>
    </style:style>
    <style:style style:name="List21Level4" style:family="text">
      <style:text-properties style:text-underline-style="none"/>
    </style:style>
    <style:style style:name="List21Level5" style:family="text">
      <style:text-properties style:text-underline-style="none"/>
    </style:style>
    <style:style style:name="List21Level6" style:family="text">
      <style:text-properties style:text-underline-style="none"/>
    </style:style>
    <style:style style:name="List21Level7" style:family="text">
      <style:text-properties style:text-underline-style="none"/>
    </style:style>
    <style:style style:name="List21Level8" style:family="text">
      <style:text-properties style:text-underline-style="none"/>
    </style:style>
    <text:list-style style:name="LS21">
      <text:list-level-style-number style:num-format="1" text:style-name="List2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2Level0" style:family="text">
      <style:text-properties style:text-underline-style="none"/>
    </style:style>
    <style:style style:name="List22Level1" style:family="text">
      <style:text-properties style:text-underline-style="none"/>
    </style:style>
    <style:style style:name="List22Level2" style:family="text">
      <style:text-properties style:text-underline-style="none"/>
    </style:style>
    <style:style style:name="List22Level3" style:family="text">
      <style:text-properties style:text-underline-style="none"/>
    </style:style>
    <style:style style:name="List22Level4" style:family="text">
      <style:text-properties style:text-underline-style="none"/>
    </style:style>
    <style:style style:name="List22Level5" style:family="text">
      <style:text-properties style:text-underline-style="none"/>
    </style:style>
    <style:style style:name="List22Level6" style:family="text">
      <style:text-properties style:text-underline-style="none"/>
    </style:style>
    <style:style style:name="List22Level7" style:family="text">
      <style:text-properties style:text-underline-style="none"/>
    </style:style>
    <style:style style:name="List22Level8" style:family="text">
      <style:text-properties style:text-underline-style="none"/>
    </style:style>
    <text:list-style style:name="LS22">
      <text:list-level-style-number style:num-format="1" text:style-name="List2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3Level0" style:family="text">
      <style:text-properties style:text-underline-style="none"/>
    </style:style>
    <style:style style:name="List23Level1" style:family="text">
      <style:text-properties style:text-underline-style="none"/>
    </style:style>
    <style:style style:name="List23Level2" style:family="text">
      <style:text-properties style:text-underline-style="none"/>
    </style:style>
    <style:style style:name="List23Level3" style:family="text">
      <style:text-properties style:text-underline-style="none"/>
    </style:style>
    <style:style style:name="List23Level4" style:family="text">
      <style:text-properties style:text-underline-style="none"/>
    </style:style>
    <style:style style:name="List23Level5" style:family="text">
      <style:text-properties style:text-underline-style="none"/>
    </style:style>
    <style:style style:name="List23Level6" style:family="text">
      <style:text-properties style:text-underline-style="none"/>
    </style:style>
    <style:style style:name="List23Level7" style:family="text">
      <style:text-properties style:text-underline-style="none"/>
    </style:style>
    <style:style style:name="List23Level8" style:family="text">
      <style:text-properties style:text-underline-style="none"/>
    </style:style>
    <text:list-style style:name="LS23">
      <text:list-level-style-bullet text:bullet-char="●" text:style-name="List2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4Level0" style:family="text">
      <style:text-properties style:text-underline-style="none"/>
    </style:style>
    <style:style style:name="List24Level1" style:family="text">
      <style:text-properties style:text-underline-style="none"/>
    </style:style>
    <style:style style:name="List24Level2" style:family="text">
      <style:text-properties style:text-underline-style="none"/>
    </style:style>
    <style:style style:name="List24Level3" style:family="text">
      <style:text-properties style:text-underline-style="none"/>
    </style:style>
    <style:style style:name="List24Level4" style:family="text">
      <style:text-properties style:text-underline-style="none"/>
    </style:style>
    <style:style style:name="List24Level5" style:family="text">
      <style:text-properties style:text-underline-style="none"/>
    </style:style>
    <style:style style:name="List24Level6" style:family="text">
      <style:text-properties style:text-underline-style="none"/>
    </style:style>
    <style:style style:name="List24Level7" style:family="text">
      <style:text-properties style:text-underline-style="none"/>
    </style:style>
    <style:style style:name="List24Level8" style:family="text">
      <style:text-properties style:text-underline-style="none"/>
    </style:style>
    <text:list-style style:name="LS24">
      <text:list-level-style-number style:num-format="1" text:style-name="List2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5Level0" style:family="text">
      <style:text-properties style:text-underline-style="none"/>
    </style:style>
    <style:style style:name="List25Level1" style:family="text">
      <style:text-properties style:text-underline-style="none"/>
    </style:style>
    <style:style style:name="List25Level2" style:family="text">
      <style:text-properties style:text-underline-style="none"/>
    </style:style>
    <style:style style:name="List25Level3" style:family="text">
      <style:text-properties style:text-underline-style="none"/>
    </style:style>
    <style:style style:name="List25Level4" style:family="text">
      <style:text-properties style:text-underline-style="none"/>
    </style:style>
    <style:style style:name="List25Level5" style:family="text">
      <style:text-properties style:text-underline-style="none"/>
    </style:style>
    <style:style style:name="List25Level6" style:family="text">
      <style:text-properties style:text-underline-style="none"/>
    </style:style>
    <style:style style:name="List25Level7" style:family="text">
      <style:text-properties style:text-underline-style="none"/>
    </style:style>
    <style:style style:name="List25Level8" style:family="text">
      <style:text-properties style:text-underline-style="none"/>
    </style:style>
    <text:list-style style:name="LS25">
      <text:list-level-style-bullet text:bullet-char="●" text:style-name="List2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6Level0" style:family="text">
      <style:text-properties style:text-underline-style="none"/>
    </style:style>
    <style:style style:name="List26Level1" style:family="text">
      <style:text-properties style:text-underline-style="none"/>
    </style:style>
    <style:style style:name="List26Level2" style:family="text">
      <style:text-properties style:text-underline-style="none"/>
    </style:style>
    <style:style style:name="List26Level3" style:family="text">
      <style:text-properties style:text-underline-style="none"/>
    </style:style>
    <style:style style:name="List26Level4" style:family="text">
      <style:text-properties style:text-underline-style="none"/>
    </style:style>
    <style:style style:name="List26Level5" style:family="text">
      <style:text-properties style:text-underline-style="none"/>
    </style:style>
    <style:style style:name="List26Level6" style:family="text">
      <style:text-properties style:text-underline-style="none"/>
    </style:style>
    <style:style style:name="List26Level7" style:family="text">
      <style:text-properties style:text-underline-style="none"/>
    </style:style>
    <style:style style:name="List26Level8" style:family="text">
      <style:text-properties style:text-underline-style="none"/>
    </style:style>
    <text:list-style style:name="LS26">
      <text:list-level-style-number style:num-format="1" text:style-name="List26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6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6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6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6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6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6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6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6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7Level0" style:family="text">
      <style:text-properties style:text-underline-style="none"/>
    </style:style>
    <style:style style:name="List27Level1" style:family="text">
      <style:text-properties style:text-underline-style="none"/>
    </style:style>
    <style:style style:name="List27Level2" style:family="text">
      <style:text-properties style:text-underline-style="none"/>
    </style:style>
    <style:style style:name="List27Level3" style:family="text">
      <style:text-properties style:text-underline-style="none"/>
    </style:style>
    <style:style style:name="List27Level4" style:family="text">
      <style:text-properties style:text-underline-style="none"/>
    </style:style>
    <style:style style:name="List27Level5" style:family="text">
      <style:text-properties style:text-underline-style="none"/>
    </style:style>
    <style:style style:name="List27Level6" style:family="text">
      <style:text-properties style:text-underline-style="none"/>
    </style:style>
    <style:style style:name="List27Level7" style:family="text">
      <style:text-properties style:text-underline-style="none"/>
    </style:style>
    <style:style style:name="List27Level8" style:family="text">
      <style:text-properties style:text-underline-style="none"/>
    </style:style>
    <text:list-style style:name="LS27">
      <text:list-level-style-bullet text:bullet-char="●" text:style-name="List2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8Level0" style:family="text">
      <style:text-properties style:text-underline-style="none"/>
    </style:style>
    <style:style style:name="List28Level1" style:family="text">
      <style:text-properties style:text-underline-style="none"/>
    </style:style>
    <style:style style:name="List28Level2" style:family="text">
      <style:text-properties style:text-underline-style="none"/>
    </style:style>
    <style:style style:name="List28Level3" style:family="text">
      <style:text-properties style:text-underline-style="none"/>
    </style:style>
    <style:style style:name="List28Level4" style:family="text">
      <style:text-properties style:text-underline-style="none"/>
    </style:style>
    <style:style style:name="List28Level5" style:family="text">
      <style:text-properties style:text-underline-style="none"/>
    </style:style>
    <style:style style:name="List28Level6" style:family="text">
      <style:text-properties style:text-underline-style="none"/>
    </style:style>
    <style:style style:name="List28Level7" style:family="text">
      <style:text-properties style:text-underline-style="none"/>
    </style:style>
    <style:style style:name="List28Level8" style:family="text">
      <style:text-properties style:text-underline-style="none"/>
    </style:style>
    <text:list-style style:name="LS28">
      <text:list-level-style-bullet text:bullet-char="●" text:style-name="List2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9Level0" style:family="text">
      <style:text-properties style:text-underline-style="none"/>
    </style:style>
    <style:style style:name="List29Level1" style:family="text">
      <style:text-properties style:text-underline-style="none"/>
    </style:style>
    <style:style style:name="List29Level2" style:family="text">
      <style:text-properties style:text-underline-style="none"/>
    </style:style>
    <style:style style:name="List29Level3" style:family="text">
      <style:text-properties style:text-underline-style="none"/>
    </style:style>
    <style:style style:name="List29Level4" style:family="text">
      <style:text-properties style:text-underline-style="none"/>
    </style:style>
    <style:style style:name="List29Level5" style:family="text">
      <style:text-properties style:text-underline-style="none"/>
    </style:style>
    <style:style style:name="List29Level6" style:family="text">
      <style:text-properties style:text-underline-style="none"/>
    </style:style>
    <style:style style:name="List29Level7" style:family="text">
      <style:text-properties style:text-underline-style="none"/>
    </style:style>
    <style:style style:name="List29Level8" style:family="text">
      <style:text-properties style:text-underline-style="none"/>
    </style:style>
    <text:list-style style:name="LS29">
      <text:list-level-style-number style:num-format="1" text:style-name="List29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9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9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9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9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9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9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9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9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0Level0" style:family="text">
      <style:text-properties style:text-underline-style="none"/>
    </style:style>
    <style:style style:name="List30Level1" style:family="text">
      <style:text-properties style:text-underline-style="none"/>
    </style:style>
    <style:style style:name="List30Level2" style:family="text">
      <style:text-properties style:text-underline-style="none"/>
    </style:style>
    <style:style style:name="List30Level3" style:family="text">
      <style:text-properties style:text-underline-style="none"/>
    </style:style>
    <style:style style:name="List30Level4" style:family="text">
      <style:text-properties style:text-underline-style="none"/>
    </style:style>
    <style:style style:name="List30Level5" style:family="text">
      <style:text-properties style:text-underline-style="none"/>
    </style:style>
    <style:style style:name="List30Level6" style:family="text">
      <style:text-properties style:text-underline-style="none"/>
    </style:style>
    <style:style style:name="List30Level7" style:family="text">
      <style:text-properties style:text-underline-style="none"/>
    </style:style>
    <style:style style:name="List30Level8" style:family="text">
      <style:text-properties style:text-underline-style="none"/>
    </style:style>
    <text:list-style style:name="LS30">
      <text:list-level-style-number style:num-format="1" text:style-name="List30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0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0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0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0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0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0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0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0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